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9.7484in" svg:y="0in">
            <draw:object draw:notify-on-update-of-ranges="Sheet1.A1:Sheet1.A181 Sheet1.B1:Sheet1.B181 Sheet1.A1:Sheet1.A181 Sheet1.C1:Sheet1.C181 Sheet1.A1:Sheet1.A181 Sheet1.D1:Sheet1.D18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7.0831in" svg:y="5.1539in">
            <draw:object draw:notify-on-update-of-ranges="Sheet1.A1:Sheet1.A181 Sheet1.E1:Sheet1.E181 Sheet1.A1:Sheet1.A181 Sheet1.F1:Sheet1.F181 Sheet1.A1:Sheet1.A181 Sheet1.G1:Sheet1.G18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6.9283in" svg:y="0.7094in">
            <draw:object draw:notify-on-update-of-ranges="Sheet1.A1:Sheet1.A181 Sheet1.H1:Sheet1.H181 Sheet1.A1:Sheet1.A181 Sheet1.I1:Sheet1.I181 Sheet1.A1:Sheet1.A181 Sheet1.J1:Sheet1.J18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office:value-type="float" office:value="-3.6" calcext:value-type="float">
            <text:p>-3.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.05" calcext:value-type="float">
            <text:p>0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9565" calcext:value-type="float">
            <text:p>1.59565</text:p>
          </table:table-cell>
          <table:table-cell office:value-type="float" office:value="-0.171" calcext:value-type="float">
            <text:p>-0.171</text:p>
          </table:table-cell>
          <table:table-cell office:value-type="float" office:value="-3.24" calcext:value-type="float">
            <text:p>-3.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832" calcext:value-type="float">
            <text:p>1.5832</text:p>
          </table:table-cell>
          <table:table-cell office:value-type="float" office:value="-0.324" calcext:value-type="float">
            <text:p>-0.324</text:p>
          </table:table-cell>
          <table:table-cell office:value-type="float" office:value="-2.88" calcext:value-type="float">
            <text:p>-2.8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Y tool</text:p>
          </table:table-cell>
          <table:table-cell table:number-columns-repeated="6"/>
          <table:table-cell office:value-type="string" calcext:value-type="string">
            <text:p>RZ tool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6355" calcext:value-type="float">
            <text:p>1.56355</text:p>
          </table:table-cell>
          <table:table-cell office:value-type="float" office:value="-0.459" calcext:value-type="float">
            <text:p>-0.459</text:p>
          </table:table-cell>
          <table:table-cell office:value-type="float" office:value="-2.52" calcext:value-type="float">
            <text:p>-2.5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376" calcext:value-type="float">
            <text:p>1.5376</text:p>
          </table:table-cell>
          <table:table-cell office:value-type="float" office:value="-0.576" calcext:value-type="float">
            <text:p>-0.576</text:p>
          </table:table-cell>
          <table:table-cell office:value-type="float" office:value="-2.16" calcext:value-type="float">
            <text:p>-2.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0625" calcext:value-type="float">
            <text:p>1.50625</text:p>
          </table:table-cell>
          <table:table-cell office:value-type="float" office:value="-0.675" calcext:value-type="float">
            <text:p>-0.675</text:p>
          </table:table-cell>
          <table:table-cell office:value-type="float" office:value="-1.8" calcext:value-type="float">
            <text:p>-1.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4704" calcext:value-type="float">
            <text:p>1.4704</text:p>
          </table:table-cell>
          <table:table-cell office:value-type="float" office:value="-0.756" calcext:value-type="float">
            <text:p>-0.756</text:p>
          </table:table-cell>
          <table:table-cell office:value-type="float" office:value="-1.44" calcext:value-type="float">
            <text:p>-1.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.35" calcext:value-type="float">
            <text:p>0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43095" calcext:value-type="float">
            <text:p>1.43095</text:p>
          </table:table-cell>
          <table:table-cell office:value-type="float" office:value="-0.819" calcext:value-type="float">
            <text:p>-0.819</text:p>
          </table:table-cell>
          <table:table-cell office:value-type="float" office:value="-1.08" calcext:value-type="float">
            <text:p>-1.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888" calcext:value-type="float">
            <text:p>1.3888</text:p>
          </table:table-cell>
          <table:table-cell office:value-type="float" office:value="-0.864" calcext:value-type="float">
            <text:p>-0.864</text:p>
          </table:table-cell>
          <table:table-cell office:value-type="float" office:value="-0.72" calcext:value-type="float">
            <text:p>-0.7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.45" calcext:value-type="float">
            <text:p>0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4485" calcext:value-type="float">
            <text:p>1.34485</text:p>
          </table:table-cell>
          <table:table-cell office:value-type="float" office:value="-0.891" calcext:value-type="float">
            <text:p>-0.891</text:p>
          </table:table-cell>
          <table:table-cell office:value-type="float" office:value="-0.36" calcext:value-type="float">
            <text:p>-0.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-0.9" calcext:value-type="float">
            <text:p>-0.9</text:p>
          </table:table-cell>
          <table:table-cell table:style-name="ce1" office:value-type="float" office:value="-4.44089E-016" calcext:value-type="float">
            <text:p>-4.44E-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.55" calcext:value-type="float">
            <text:p>0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5515" calcext:value-type="float">
            <text:p>1.25515</text:p>
          </table:table-cell>
          <table:table-cell office:value-type="float" office:value="-0.891" calcext:value-type="float">
            <text:p>-0.891</text:p>
          </table:table-cell>
          <table:table-cell office:value-type="float" office:value="0.36" calcext:value-type="float">
            <text:p>0.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112" calcext:value-type="float">
            <text:p>1.2112</text:p>
          </table:table-cell>
          <table:table-cell office:value-type="float" office:value="-0.864" calcext:value-type="float">
            <text:p>-0.864</text:p>
          </table:table-cell>
          <table:table-cell office:value-type="float" office:value="0.72" calcext:value-type="float">
            <text:p>0.7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6905" calcext:value-type="float">
            <text:p>1.16905</text:p>
          </table:table-cell>
          <table:table-cell office:value-type="float" office:value="-0.819" calcext:value-type="float">
            <text:p>-0.819</text:p>
          </table:table-cell>
          <table:table-cell office:value-type="float" office:value="1.08" calcext:value-type="float">
            <text:p>1.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296" calcext:value-type="float">
            <text:p>1.1296</text:p>
          </table:table-cell>
          <table:table-cell office:value-type="float" office:value="-0.756" calcext:value-type="float">
            <text:p>-0.756</text:p>
          </table:table-cell>
          <table:table-cell office:value-type="float" office:value="1.44" calcext:value-type="float">
            <text:p>1.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9375" calcext:value-type="float">
            <text:p>1.09375</text:p>
          </table:table-cell>
          <table:table-cell office:value-type="float" office:value="-0.675" calcext:value-type="float">
            <text:p>-0.675</text:p>
          </table:table-cell>
          <table:table-cell office:value-type="float" office:value="1.8" calcext:value-type="float">
            <text:p>1.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624" calcext:value-type="float">
            <text:p>1.0624</text:p>
          </table:table-cell>
          <table:table-cell office:value-type="float" office:value="-0.576" calcext:value-type="float">
            <text:p>-0.576</text:p>
          </table:table-cell>
          <table:table-cell office:value-type="float" office:value="2.16" calcext:value-type="float">
            <text:p>2.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3645" calcext:value-type="float">
            <text:p>1.03645</text:p>
          </table:table-cell>
          <table:table-cell office:value-type="float" office:value="-0.459" calcext:value-type="float">
            <text:p>-0.459</text:p>
          </table:table-cell>
          <table:table-cell office:value-type="float" office:value="2.52" calcext:value-type="float">
            <text:p>2.5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168" calcext:value-type="float">
            <text:p>1.0168</text:p>
          </table:table-cell>
          <table:table-cell office:value-type="float" office:value="-0.324" calcext:value-type="float">
            <text:p>-0.324</text:p>
          </table:table-cell>
          <table:table-cell office:value-type="float" office:value="2.88" calcext:value-type="float">
            <text:p>2.8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0435" calcext:value-type="float">
            <text:p>1.00435</text:p>
          </table:table-cell>
          <table:table-cell office:value-type="float" office:value="-0.171" calcext:value-type="float">
            <text:p>-0.171</text:p>
          </table:table-cell>
          <table:table-cell office:value-type="float" office:value="3.24" calcext:value-type="float">
            <text:p>3.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1.33227E-015" calcext:value-type="float">
            <text:p>1.33E-15</text:p>
          </table:table-cell>
          <table:table-cell table:style-name="ce1" office:value-type="float" office:value="3.55271E-015" calcext:value-type="float">
            <text:p>3.55E-15</text:p>
          </table:table-cell>
          <table:table-cell office:value-type="float" office:value="9.42478" calcext:value-type="float">
            <text:p>9.42478</text:p>
          </table:table-cell>
          <table:table-cell table:number-columns-repeated="11"/>
        </table:table-row>
        <table:table-row table:style-name="ro1">
          <table:table-cell office:value-type="float" office:value="1.05" calcext:value-type="float">
            <text:p>1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3883" calcext:value-type="float">
            <text:p>0.0113883</text:p>
          </table:table-cell>
          <table:table-cell office:value-type="float" office:value="0.447677" calcext:value-type="float">
            <text:p>0.447677</text:p>
          </table:table-cell>
          <table:table-cell office:value-type="float" office:value="8.4823" calcext:value-type="float">
            <text:p>8.4823</text:p>
          </table:table-cell>
          <table:table-cell table:number-columns-repeated="11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9823" calcext:value-type="float">
            <text:p>0.0439823</text:p>
          </table:table-cell>
          <table:table-cell office:value-type="float" office:value="0.84823" calcext:value-type="float">
            <text:p>0.84823</text:p>
          </table:table-cell>
          <table:table-cell office:value-type="float" office:value="7.53982" calcext:value-type="float">
            <text:p>7.53982</text:p>
          </table:table-cell>
          <table:table-cell table:number-columns-repeated="11"/>
        </table:table-row>
        <table:table-row table:style-name="ro1">
          <table:table-cell office:value-type="float" office:value="1.15" calcext:value-type="float">
            <text:p>1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54259" calcext:value-type="float">
            <text:p>0.0954259</text:p>
          </table:table-cell>
          <table:table-cell office:value-type="float" office:value="1.20166" calcext:value-type="float">
            <text:p>1.20166</text:p>
          </table:table-cell>
          <table:table-cell office:value-type="float" office:value="6.59734" calcext:value-type="float">
            <text:p>6.59734</text:p>
          </table:table-cell>
          <table:table-cell table:number-columns-repeated="11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3363" calcext:value-type="float">
            <text:p>0.163363</text:p>
          </table:table-cell>
          <table:table-cell office:value-type="float" office:value="1.50796" calcext:value-type="float">
            <text:p>1.50796</text:p>
          </table:table-cell>
          <table:table-cell office:value-type="float" office:value="5.65487" calcext:value-type="float">
            <text:p>5.65487</text:p>
          </table:table-cell>
          <table:table-cell table:number-columns-repeated="11"/>
        </table:table-row>
        <table:table-row table:style-name="ro1">
          <table:table-cell office:value-type="float" office:value="1.25" calcext:value-type="float">
            <text:p>1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5437" calcext:value-type="float">
            <text:p>0.245437</text:p>
          </table:table-cell>
          <table:table-cell office:value-type="float" office:value="1.76715" calcext:value-type="float">
            <text:p>1.76715</text:p>
          </table:table-cell>
          <table:table-cell office:value-type="float" office:value="4.71239" calcext:value-type="float">
            <text:p>4.71239</text:p>
          </table:table-cell>
          <table:table-cell table:number-columns-repeated="11"/>
        </table:table-row>
        <table:table-row table:style-name="ro1">
          <table:table-cell office:value-type="float" office:value="1.3" calcext:value-type="float">
            <text:p>1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9292" calcext:value-type="float">
            <text:p>0.339292</text:p>
          </table:table-cell>
          <table:table-cell office:value-type="float" office:value="1.9792" calcext:value-type="float">
            <text:p>1.9792</text:p>
          </table:table-cell>
          <table:table-cell office:value-type="float" office:value="3.76991" calcext:value-type="float">
            <text:p>3.76991</text:p>
          </table:table-cell>
          <table:table-cell table:number-columns-repeated="11"/>
        </table:table-row>
        <table:table-row table:style-name="ro1">
          <table:table-cell office:value-type="float" office:value="1.35" calcext:value-type="float">
            <text:p>1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2572" calcext:value-type="float">
            <text:p>0.442572</text:p>
          </table:table-cell>
          <table:table-cell office:value-type="float" office:value="2.14414" calcext:value-type="float">
            <text:p>2.14414</text:p>
          </table:table-cell>
          <table:table-cell office:value-type="float" office:value="2.82743" calcext:value-type="float">
            <text:p>2.82743</text:p>
          </table:table-cell>
          <table:table-cell table:number-columns-repeated="10"/>
          <table:table-cell office:value-type="string" calcext:value-type="string">
            <text:p>z tool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292" calcext:value-type="float">
            <text:p>0.55292</text:p>
          </table:table-cell>
          <table:table-cell office:value-type="float" office:value="2.26195" calcext:value-type="float">
            <text:p>2.26195</text:p>
          </table:table-cell>
          <table:table-cell office:value-type="float" office:value="1.88496" calcext:value-type="float">
            <text:p>1.88496</text:p>
          </table:table-cell>
          <table:table-cell table:number-columns-repeated="11"/>
        </table:table-row>
        <table:table-row table:style-name="ro1">
          <table:table-cell office:value-type="float" office:value="1.45" calcext:value-type="float">
            <text:p>1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7981" calcext:value-type="float">
            <text:p>0.667981</text:p>
          </table:table-cell>
          <table:table-cell office:value-type="float" office:value="2.33263" calcext:value-type="float">
            <text:p>2.33263</text:p>
          </table:table-cell>
          <table:table-cell office:value-type="float" office:value="0.942478" calcext:value-type="float">
            <text:p>0.942478</text:p>
          </table:table-cell>
          <table:table-cell table:number-columns-repeated="11"/>
        </table:table-row>
        <table:table-row table:style-name="ro1">
          <table:table-cell office:value-type="float" office:value="1.5" calcext:value-type="float">
            <text:p>1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5398" calcext:value-type="float">
            <text:p>0.785398</text:p>
          </table:table-cell>
          <table:table-cell office:value-type="float" office:value="2.35619" calcext:value-type="float">
            <text:p>2.35619</text:p>
          </table:table-cell>
          <table:table-cell table:style-name="ce1" office:value-type="float" office:value="-0.0000000000000142109" calcext:value-type="float">
            <text:p>-1.42E-14</text:p>
          </table:table-cell>
          <table:table-cell table:number-columns-repeated="11"/>
        </table:table-row>
        <table:table-row table:style-name="ro1">
          <table:table-cell office:value-type="float" office:value="1.55" calcext:value-type="float">
            <text:p>1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02815" calcext:value-type="float">
            <text:p>0.902815</text:p>
          </table:table-cell>
          <table:table-cell office:value-type="float" office:value="2.33263" calcext:value-type="float">
            <text:p>2.33263</text:p>
          </table:table-cell>
          <table:table-cell office:value-type="float" office:value="-0.942478" calcext:value-type="float">
            <text:p>-0.942478</text:p>
          </table:table-cell>
          <table:table-cell table:number-columns-repeated="11"/>
        </table:table-row>
        <table:table-row table:style-name="ro1">
          <table:table-cell office:value-type="float" office:value="1.6" calcext:value-type="float">
            <text:p>1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1788" calcext:value-type="float">
            <text:p>1.01788</text:p>
          </table:table-cell>
          <table:table-cell office:value-type="float" office:value="2.26195" calcext:value-type="float">
            <text:p>2.26195</text:p>
          </table:table-cell>
          <table:table-cell office:value-type="float" office:value="-1.88496" calcext:value-type="float">
            <text:p>-1.88496</text:p>
          </table:table-cell>
          <table:table-cell table:number-columns-repeated="11"/>
        </table:table-row>
        <table:table-row table:style-name="ro1">
          <table:table-cell office:value-type="float" office:value="1.65" calcext:value-type="float">
            <text:p>1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2822" calcext:value-type="float">
            <text:p>1.12822</text:p>
          </table:table-cell>
          <table:table-cell office:value-type="float" office:value="2.14414" calcext:value-type="float">
            <text:p>2.14414</text:p>
          </table:table-cell>
          <table:table-cell office:value-type="float" office:value="-2.82743" calcext:value-type="float">
            <text:p>-2.82743</text:p>
          </table:table-cell>
          <table:table-cell table:number-columns-repeated="11"/>
        </table:table-row>
        <table:table-row table:style-name="ro1">
          <table:table-cell office:value-type="float" office:value="1.7" calcext:value-type="float">
            <text:p>1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315" calcext:value-type="float">
            <text:p>1.2315</text:p>
          </table:table-cell>
          <table:table-cell office:value-type="float" office:value="1.9792" calcext:value-type="float">
            <text:p>1.9792</text:p>
          </table:table-cell>
          <table:table-cell office:value-type="float" office:value="-3.76991" calcext:value-type="float">
            <text:p>-3.76991</text:p>
          </table:table-cell>
          <table:table-cell table:number-columns-repeated="11"/>
        </table:table-row>
        <table:table-row table:style-name="ro1">
          <table:table-cell office:value-type="float" office:value="1.75" calcext:value-type="float">
            <text:p>1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2536" calcext:value-type="float">
            <text:p>1.32536</text:p>
          </table:table-cell>
          <table:table-cell office:value-type="float" office:value="1.76715" calcext:value-type="float">
            <text:p>1.76715</text:p>
          </table:table-cell>
          <table:table-cell office:value-type="float" office:value="-4.71239" calcext:value-type="float">
            <text:p>-4.71239</text:p>
          </table:table-cell>
          <table:table-cell table:number-columns-repeated="11"/>
        </table:table-row>
        <table:table-row table:style-name="ro1">
          <table:table-cell office:value-type="float" office:value="1.8" calcext:value-type="float">
            <text:p>1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0743" calcext:value-type="float">
            <text:p>1.40743</text:p>
          </table:table-cell>
          <table:table-cell office:value-type="float" office:value="1.50796" calcext:value-type="float">
            <text:p>1.50796</text:p>
          </table:table-cell>
          <table:table-cell office:value-type="float" office:value="-5.65487" calcext:value-type="float">
            <text:p>-5.65487</text:p>
          </table:table-cell>
          <table:table-cell table:number-columns-repeated="11"/>
        </table:table-row>
        <table:table-row table:style-name="ro1">
          <table:table-cell office:value-type="float" office:value="1.85" calcext:value-type="float">
            <text:p>1.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7537" calcext:value-type="float">
            <text:p>1.47537</text:p>
          </table:table-cell>
          <table:table-cell office:value-type="float" office:value="1.20166" calcext:value-type="float">
            <text:p>1.20166</text:p>
          </table:table-cell>
          <table:table-cell office:value-type="float" office:value="-6.59734" calcext:value-type="float">
            <text:p>-6.59734</text:p>
          </table:table-cell>
          <table:table-cell table:number-columns-repeated="11"/>
        </table:table-row>
        <table:table-row table:style-name="ro1">
          <table:table-cell office:value-type="float" office:value="1.9" calcext:value-type="float">
            <text:p>1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2681" calcext:value-type="float">
            <text:p>1.52681</text:p>
          </table:table-cell>
          <table:table-cell office:value-type="float" office:value="0.84823" calcext:value-type="float">
            <text:p>0.84823</text:p>
          </table:table-cell>
          <table:table-cell office:value-type="float" office:value="-7.53982" calcext:value-type="float">
            <text:p>-7.53982</text:p>
          </table:table-cell>
          <table:table-cell table:number-columns-repeated="11"/>
        </table:table-row>
        <table:table-row table:style-name="ro1">
          <table:table-cell office:value-type="float" office:value="1.95" calcext:value-type="float">
            <text:p>1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5941" calcext:value-type="float">
            <text:p>1.55941</text:p>
          </table:table-cell>
          <table:table-cell office:value-type="float" office:value="0.447677" calcext:value-type="float">
            <text:p>0.447677</text:p>
          </table:table-cell>
          <table:table-cell office:value-type="float" office:value="-8.4823" calcext:value-type="float">
            <text:p>-8.4823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.05" calcext:value-type="float">
            <text:p>2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.1" calcext:value-type="float">
            <text:p>2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.15" calcext:value-type="float">
            <text:p>2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.2" calcext:value-type="float">
            <text:p>2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.25" calcext:value-type="float">
            <text:p>2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.3" calcext:value-type="float">
            <text:p>2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.35" calcext:value-type="float">
            <text:p>2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.4" calcext:value-type="float">
            <text:p>2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.45" calcext:value-type="float">
            <text:p>2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.5" calcext:value-type="float">
            <text:p>2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.55" calcext:value-type="float">
            <text:p>2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.6" calcext:value-type="float">
            <text:p>2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.65" calcext:value-type="float">
            <text:p>2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.7" calcext:value-type="float">
            <text:p>2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.75" calcext:value-type="float">
            <text:p>2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.8" calcext:value-type="float">
            <text:p>2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.85" calcext:value-type="float">
            <text:p>2.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.9" calcext:value-type="float">
            <text:p>2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.95" calcext:value-type="float">
            <text:p>2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0.00329844" calcext:value-type="float">
            <text:p>0.00329844</text:p>
          </table:table-cell>
          <table:table-cell office:value-type="float" office:value="0.129187" calcext:value-type="float">
            <text:p>0.129187</text:p>
          </table:table-cell>
          <table:table-cell office:value-type="float" office:value="15.1637" calcext:value-type="float">
            <text:p>15.1637</text:p>
          </table:table-cell>
          <table:table-cell office:value-type="float" office:value="0.998254" calcext:value-type="float">
            <text:p>0.998254</text:p>
          </table:table-cell>
          <table:table-cell office:value-type="float" office:value="-0.067275" calcext:value-type="float">
            <text:p>-0.067275</text:p>
          </table:table-cell>
          <table:table-cell office:value-type="float" office:value="-1.194" calcext:value-type="float">
            <text:p>-1.194</text:p>
          </table:table-cell>
          <table:table-cell office:value-type="float" office:value="1.56473" calcext:value-type="float">
            <text:p>1.56473</text:p>
          </table:table-cell>
          <table:table-cell office:value-type="float" office:value="-0.227336" calcext:value-type="float">
            <text:p>-0.227336</text:p>
          </table:table-cell>
          <table:table-cell office:value-type="float" office:value="-3.64523" calcext:value-type="float">
            <text:p>-3.64523</text:p>
          </table:table-cell>
          <table:table-cell table:number-columns-repeated="1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01265" calcext:value-type="float">
            <text:p>0.01265</text:p>
          </table:table-cell>
          <table:table-cell office:value-type="float" office:value="0.24225" calcext:value-type="float">
            <text:p>0.24225</text:p>
          </table:table-cell>
          <table:table-cell office:value-type="float" office:value="15.4675" calcext:value-type="float">
            <text:p>15.4675</text:p>
          </table:table-cell>
          <table:table-cell office:value-type="float" office:value="0.99352" calcext:value-type="float">
            <text:p>0.99352</text:p>
          </table:table-cell>
          <table:table-cell office:value-type="float" office:value="-0.1197" calcext:value-type="float">
            <text:p>-0.1197</text:p>
          </table:table-cell>
          <table:table-cell office:value-type="float" office:value="-0.906" calcext:value-type="float">
            <text:p>-0.906</text:p>
          </table:table-cell>
          <table:table-cell office:value-type="float" office:value="1.54948" calcext:value-type="float">
            <text:p>1.54948</text:p>
          </table:table-cell>
          <table:table-cell office:value-type="float" office:value="-0.369333" calcext:value-type="float">
            <text:p>-0.369333</text:p>
          </table:table-cell>
          <table:table-cell office:value-type="float" office:value="-2.08131" calcext:value-type="float">
            <text:p>-2.08131</text:p>
          </table:table-cell>
          <table:table-cell table:number-columns-repeated="11"/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0.0272672" calcext:value-type="float">
            <text:p>0.0272672</text:p>
          </table:table-cell>
          <table:table-cell office:value-type="float" office:value="0.339937" calcext:value-type="float">
            <text:p>0.339937</text:p>
          </table:table-cell>
          <table:table-cell office:value-type="float" office:value="15.7862" calcext:value-type="float">
            <text:p>15.7862</text:p>
          </table:table-cell>
          <table:table-cell office:value-type="float" office:value="0.986517" calcext:value-type="float">
            <text:p>0.986517</text:p>
          </table:table-cell>
          <table:table-cell office:value-type="float" office:value="-0.158175" calcext:value-type="float">
            <text:p>-0.158175</text:p>
          </table:table-cell>
          <table:table-cell office:value-type="float" office:value="-0.636" calcext:value-type="float">
            <text:p>-0.636</text:p>
          </table:table-cell>
          <table:table-cell office:value-type="float" office:value="1.52898" calcext:value-type="float">
            <text:p>1.52898</text:p>
          </table:table-cell>
          <table:table-cell office:value-type="float" office:value="-0.439983" calcext:value-type="float">
            <text:p>-0.439983</text:p>
          </table:table-cell>
          <table:table-cell office:value-type="float" office:value="-0.788343" calcext:value-type="float">
            <text:p>-0.788343</text:p>
          </table:table-cell>
          <table:table-cell table:number-columns-repeated="11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.0464" calcext:value-type="float">
            <text:p>0.0464</text:p>
          </table:table-cell>
          <table:table-cell office:value-type="float" office:value="0.423" calcext:value-type="float">
            <text:p>0.423</text:p>
          </table:table-cell>
          <table:table-cell office:value-type="float" office:value="16.12" calcext:value-type="float">
            <text:p>16.12</text:p>
          </table:table-cell>
          <table:table-cell office:value-type="float" office:value="0.97792" calcext:value-type="float">
            <text:p>0.97792</text:p>
          </table:table-cell>
          <table:table-cell office:value-type="float" office:value="-0.1836" calcext:value-type="float">
            <text:p>-0.1836</text:p>
          </table:table-cell>
          <table:table-cell office:value-type="float" office:value="-0.384" calcext:value-type="float">
            <text:p>-0.384</text:p>
          </table:table-cell>
          <table:table-cell office:value-type="float" office:value="1.50646" calcext:value-type="float">
            <text:p>1.50646</text:p>
          </table:table-cell>
          <table:table-cell office:value-type="float" office:value="-0.452389" calcext:value-type="float">
            <text:p>-0.452389</text:p>
          </table:table-cell>
          <table:table-cell office:value-type="float" office:value="0.251327" calcext:value-type="float">
            <text:p>0.251327</text:p>
          </table:table-cell>
          <table:table-cell table:number-columns-repeated="11"/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0.0693359" calcext:value-type="float">
            <text:p>0.0693359</text:p>
          </table:table-cell>
          <table:table-cell office:value-type="float" office:value="0.492188" calcext:value-type="float">
            <text:p>0.492188</text:p>
          </table:table-cell>
          <table:table-cell office:value-type="float" office:value="16.4687" calcext:value-type="float">
            <text:p>16.4687</text:p>
          </table:table-cell>
          <table:table-cell office:value-type="float" office:value="0.968359" calcext:value-type="float">
            <text:p>0.968359</text:p>
          </table:table-cell>
          <table:table-cell office:value-type="float" office:value="-0.196875" calcext:value-type="float">
            <text:p>-0.196875</text:p>
          </table:table-cell>
          <table:table-cell office:value-type="float" office:value="-0.15" calcext:value-type="float">
            <text:p>-0.15</text:p>
          </table:table-cell>
          <table:table-cell office:value-type="float" office:value="1.48451" calcext:value-type="float">
            <text:p>1.48451</text:p>
          </table:table-cell>
          <table:table-cell office:value-type="float" office:value="-0.418777" calcext:value-type="float">
            <text:p>-0.418777</text:p>
          </table:table-cell>
          <table:table-cell office:value-type="float" office:value="1.05538" calcext:value-type="float">
            <text:p>1.05538</text:p>
          </table:table-cell>
          <table:table-cell table:number-columns-repeated="11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0.0954" calcext:value-type="float">
            <text:p>0.0954</text:p>
          </table:table-cell>
          <table:table-cell office:value-type="float" office:value="0.54825" calcext:value-type="float">
            <text:p>0.54825</text:p>
          </table:table-cell>
          <table:table-cell office:value-type="float" office:value="16.8325" calcext:value-type="float">
            <text:p>16.8325</text:p>
          </table:table-cell>
          <table:table-cell office:value-type="float" office:value="0.95842" calcext:value-type="float">
            <text:p>0.95842</text:p>
          </table:table-cell>
          <table:table-cell office:value-type="float" office:value="-0.1989" calcext:value-type="float">
            <text:p>-0.1989</text:p>
          </table:table-cell>
          <table:table-cell office:value-type="float" office:value="0.066" calcext:value-type="float">
            <text:p>0.066</text:p>
          </table:table-cell>
          <table:table-cell office:value-type="float" office:value="1.46516" calcext:value-type="float">
            <text:p>1.46516</text:p>
          </table:table-cell>
          <table:table-cell office:value-type="float" office:value="-0.350484" calcext:value-type="float">
            <text:p>-0.350484</text:p>
          </table:table-cell>
          <table:table-cell office:value-type="float" office:value="1.64148" calcext:value-type="float">
            <text:p>1.64148</text:p>
          </table:table-cell>
          <table:table-cell table:number-columns-repeated="11"/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0.123955" calcext:value-type="float">
            <text:p>0.123955</text:p>
          </table:table-cell>
          <table:table-cell office:value-type="float" office:value="0.591937" calcext:value-type="float">
            <text:p>0.591937</text:p>
          </table:table-cell>
          <table:table-cell office:value-type="float" office:value="17.2112" calcext:value-type="float">
            <text:p>17.2112</text:p>
          </table:table-cell>
          <table:table-cell office:value-type="float" office:value="0.948642" calcext:value-type="float">
            <text:p>0.948642</text:p>
          </table:table-cell>
          <table:table-cell office:value-type="float" office:value="-0.190575" calcext:value-type="float">
            <text:p>-0.190575</text:p>
          </table:table-cell>
          <table:table-cell office:value-type="float" office:value="0.264" calcext:value-type="float">
            <text:p>0.264</text:p>
          </table:table-cell>
          <table:table-cell office:value-type="float" office:value="1.44986" calcext:value-type="float">
            <text:p>1.44986</text:p>
          </table:table-cell>
          <table:table-cell office:value-type="float" office:value="-0.257966" calcext:value-type="float">
            <text:p>-0.257966</text:p>
          </table:table-cell>
          <table:table-cell office:value-type="float" office:value="2.02731" calcext:value-type="float">
            <text:p>2.02731</text:p>
          </table:table-cell>
          <table:table-cell table:number-columns-repeated="11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0.1544" calcext:value-type="float">
            <text:p>0.1544</text:p>
          </table:table-cell>
          <table:table-cell office:value-type="float" office:value="0.624" calcext:value-type="float">
            <text:p>0.624</text:p>
          </table:table-cell>
          <table:table-cell office:value-type="float" office:value="17.605" calcext:value-type="float">
            <text:p>17.605</text:p>
          </table:table-cell>
          <table:table-cell office:value-type="float" office:value="0.93952" calcext:value-type="float">
            <text:p>0.93952</text:p>
          </table:table-cell>
          <table:table-cell office:value-type="float" office:value="-0.1728" calcext:value-type="float">
            <text:p>-0.1728</text:p>
          </table:table-cell>
          <table:table-cell office:value-type="float" office:value="0.444" calcext:value-type="float">
            <text:p>0.444</text:p>
          </table:table-cell>
          <table:table-cell office:value-type="float" office:value="1.4396" calcext:value-type="float">
            <text:p>1.4396</text:p>
          </table:table-cell>
          <table:table-cell office:value-type="float" office:value="-0.150796" calcext:value-type="float">
            <text:p>-0.150796</text:p>
          </table:table-cell>
          <table:table-cell office:value-type="float" office:value="2.23053" calcext:value-type="float">
            <text:p>2.23053</text:p>
          </table:table-cell>
          <table:table-cell table:number-columns-repeated="11"/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0.186173" calcext:value-type="float">
            <text:p>0.186173</text:p>
          </table:table-cell>
          <table:table-cell office:value-type="float" office:value="0.645187" calcext:value-type="float">
            <text:p>0.645187</text:p>
          </table:table-cell>
          <table:table-cell office:value-type="float" office:value="18.0137" calcext:value-type="float">
            <text:p>18.0137</text:p>
          </table:table-cell>
          <table:table-cell office:value-type="float" office:value="0.931504" calcext:value-type="float">
            <text:p>0.931504</text:p>
          </table:table-cell>
          <table:table-cell office:value-type="float" office:value="-0.146475" calcext:value-type="float">
            <text:p>-0.146475</text:p>
          </table:table-cell>
          <table:table-cell office:value-type="float" office:value="0.606" calcext:value-type="float">
            <text:p>0.606</text:p>
          </table:table-cell>
          <table:table-cell office:value-type="float" office:value="1.43488" calcext:value-type="float">
            <text:p>1.43488</text:p>
          </table:table-cell>
          <table:table-cell office:value-type="float" office:value="-0.0376623" calcext:value-type="float">
            <text:p>-0.0376623</text:p>
          </table:table-cell>
          <table:table-cell office:value-type="float" office:value="2.26882" calcext:value-type="float">
            <text:p>2.26882</text:p>
          </table:table-cell>
          <table:table-cell table:number-columns-repeated="1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21875" calcext:value-type="float">
            <text:p>0.21875</text:p>
          </table:table-cell>
          <table:table-cell office:value-type="float" office:value="0.65625" calcext:value-type="float">
            <text:p>0.65625</text:p>
          </table:table-cell>
          <table:table-cell office:value-type="float" office:value="18.4375" calcext:value-type="float">
            <text:p>18.4375</text:p>
          </table:table-cell>
          <table:table-cell office:value-type="float" office:value="0.925" calcext:value-type="float">
            <text:p>0.925</text:p>
          </table:table-cell>
          <table:table-cell office:value-type="float" office:value="-0.1125" calcext:value-type="float">
            <text:p>-0.1125</text:p>
          </table:table-cell>
          <table:table-cell office:value-type="float" office:value="0.75" calcext:value-type="float">
            <text:p>0.75</text:p>
          </table:table-cell>
          <table:table-cell office:value-type="float" office:value="1.43581" calcext:value-type="float">
            <text:p>1.43581</text:p>
          </table:table-cell>
          <table:table-cell office:value-type="float" office:value="0.0736311" calcext:value-type="float">
            <text:p>0.0736311</text:p>
          </table:table-cell>
          <table:table-cell office:value-type="float" office:value="2.15985" calcext:value-type="float">
            <text:p>2.15985</text:p>
          </table:table-cell>
          <table:table-cell table:number-columns-repeated="11"/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float" office:value="0.251642" calcext:value-type="float">
            <text:p>0.251642</text:p>
          </table:table-cell>
          <table:table-cell office:value-type="float" office:value="0.657937" calcext:value-type="float">
            <text:p>0.657937</text:p>
          </table:table-cell>
          <table:table-cell office:value-type="float" office:value="18.8762" calcext:value-type="float">
            <text:p>18.8762</text:p>
          </table:table-cell>
          <table:table-cell office:value-type="float" office:value="0.920367" calcext:value-type="float">
            <text:p>0.920367</text:p>
          </table:table-cell>
          <table:table-cell office:value-type="float" office:value="-0.071775" calcext:value-type="float">
            <text:p>-0.071775</text:p>
          </table:table-cell>
          <table:table-cell office:value-type="float" office:value="0.876" calcext:value-type="float">
            <text:p>0.876</text:p>
          </table:table-cell>
          <table:table-cell office:value-type="float" office:value="1.4421" calcext:value-type="float">
            <text:p>1.4421</text:p>
          </table:table-cell>
          <table:table-cell office:value-type="float" office:value="0.176162" calcext:value-type="float">
            <text:p>0.176162</text:p>
          </table:table-cell>
          <table:table-cell office:value-type="float" office:value="1.92128" calcext:value-type="float">
            <text:p>1.92128</text:p>
          </table:table-cell>
          <table:table-cell table:number-columns-repeated="11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0.2844" calcext:value-type="float">
            <text:p>0.2844</text:p>
          </table:table-cell>
          <table:table-cell office:value-type="float" office:value="0.651" calcext:value-type="float">
            <text:p>0.651</text:p>
          </table:table-cell>
          <table:table-cell office:value-type="float" office:value="19.33" calcext:value-type="float">
            <text:p>19.33</text:p>
          </table:table-cell>
          <table:table-cell office:value-type="float" office:value="0.91792" calcext:value-type="float">
            <text:p>0.91792</text:p>
          </table:table-cell>
          <table:table-cell office:value-type="float" office:value="-0.0252" calcext:value-type="float">
            <text:p>-0.0252</text:p>
          </table:table-cell>
          <table:table-cell office:value-type="float" office:value="0.984" calcext:value-type="float">
            <text:p>0.984</text:p>
          </table:table-cell>
          <table:table-cell office:value-type="float" office:value="1.45318" calcext:value-type="float">
            <text:p>1.45318</text:p>
          </table:table-cell>
          <table:table-cell office:value-type="float" office:value="0.263894" calcext:value-type="float">
            <text:p>0.263894</text:p>
          </table:table-cell>
          <table:table-cell office:value-type="float" office:value="1.5708" calcext:value-type="float">
            <text:p>1.5708</text:p>
          </table:table-cell>
          <table:table-cell table:number-columns-repeated="11"/>
        </table:table-row>
        <table:table-row table:style-name="ro1">
          <table:table-cell office:value-type="float" office:value="3.65" calcext:value-type="float">
            <text:p>3.65</text:p>
          </table:table-cell>
          <table:table-cell office:value-type="float" office:value="0.316611" calcext:value-type="float">
            <text:p>0.316611</text:p>
          </table:table-cell>
          <table:table-cell office:value-type="float" office:value="0.636187" calcext:value-type="float">
            <text:p>0.636187</text:p>
          </table:table-cell>
          <table:table-cell office:value-type="float" office:value="19.7987" calcext:value-type="float">
            <text:p>19.7987</text:p>
          </table:table-cell>
          <table:table-cell office:value-type="float" office:value="0.917929" calcext:value-type="float">
            <text:p>0.917929</text:p>
          </table:table-cell>
          <table:table-cell office:value-type="float" office:value="0.026325" calcext:value-type="float">
            <text:p>0.026325</text:p>
          </table:table-cell>
          <table:table-cell office:value-type="float" office:value="1.074" calcext:value-type="float">
            <text:p>1.074</text:p>
          </table:table-cell>
          <table:table-cell office:value-type="float" office:value="1.46816" calcext:value-type="float">
            <text:p>1.46816</text:p>
          </table:table-cell>
          <table:table-cell office:value-type="float" office:value="0.331671" calcext:value-type="float">
            <text:p>0.331671</text:p>
          </table:table-cell>
          <table:table-cell office:value-type="float" office:value="1.12606" calcext:value-type="float">
            <text:p>1.12606</text:p>
          </table:table-cell>
          <table:table-cell table:number-columns-repeated="11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0.3479" calcext:value-type="float">
            <text:p>0.3479</text:p>
          </table:table-cell>
          <table:table-cell office:value-type="float" office:value="0.61425" calcext:value-type="float">
            <text:p>0.61425</text:p>
          </table:table-cell>
          <table:table-cell office:value-type="float" office:value="20.2825" calcext:value-type="float">
            <text:p>20.2825</text:p>
          </table:table-cell>
          <table:table-cell office:value-type="float" office:value="0.92062" calcext:value-type="float">
            <text:p>0.92062</text:p>
          </table:table-cell>
          <table:table-cell office:value-type="float" office:value="0.0819" calcext:value-type="float">
            <text:p>0.0819</text:p>
          </table:table-cell>
          <table:table-cell office:value-type="float" office:value="1.146" calcext:value-type="float">
            <text:p>1.146</text:p>
          </table:table-cell>
          <table:table-cell office:value-type="float" office:value="1.48594" calcext:value-type="float">
            <text:p>1.48594</text:p>
          </table:table-cell>
          <table:table-cell office:value-type="float" office:value="0.375224" calcext:value-type="float">
            <text:p>0.375224</text:p>
          </table:table-cell>
          <table:table-cell office:value-type="float" office:value="0.604757" calcext:value-type="float">
            <text:p>0.604757</text:p>
          </table:table-cell>
          <table:table-cell table:number-columns-repeated="11"/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0.37793" calcext:value-type="float">
            <text:p>0.37793</text:p>
          </table:table-cell>
          <table:table-cell office:value-type="float" office:value="0.585938" calcext:value-type="float">
            <text:p>0.585938</text:p>
          </table:table-cell>
          <table:table-cell office:value-type="float" office:value="20.7812" calcext:value-type="float">
            <text:p>20.7812</text:p>
          </table:table-cell>
          <table:table-cell office:value-type="float" office:value="0.926172" calcext:value-type="float">
            <text:p>0.926172</text:p>
          </table:table-cell>
          <table:table-cell office:value-type="float" office:value="0.140625" calcext:value-type="float">
            <text:p>0.140625</text:p>
          </table:table-cell>
          <table:table-cell office:value-type="float" office:value="1.2" calcext:value-type="float">
            <text:p>1.2</text:p>
          </table:table-cell>
          <table:table-cell office:value-type="float" office:value="1.50522" calcext:value-type="float">
            <text:p>1.50522</text:p>
          </table:table-cell>
          <table:table-cell office:value-type="float" office:value="0.391165" calcext:value-type="float">
            <text:p>0.391165</text:p>
          </table:table-cell>
          <table:table-cell office:value-type="float" office:value="0.0245437" calcext:value-type="float">
            <text:p>0.0245437</text:p>
          </table:table-cell>
          <table:table-cell table:number-columns-repeated="11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0.4064" calcext:value-type="float">
            <text:p>0.4064</text:p>
          </table:table-cell>
          <table:table-cell office:value-type="float" office:value="0.552" calcext:value-type="float">
            <text:p>0.552</text:p>
          </table:table-cell>
          <table:table-cell office:value-type="float" office:value="21.295" calcext:value-type="float">
            <text:p>21.295</text:p>
          </table:table-cell>
          <table:table-cell office:value-type="float" office:value="0.93472" calcext:value-type="float">
            <text:p>0.93472</text:p>
          </table:table-cell>
          <table:table-cell office:value-type="float" office:value="0.2016" calcext:value-type="float">
            <text:p>0.2016</text:p>
          </table:table-cell>
          <table:table-cell office:value-type="float" office:value="1.236" calcext:value-type="float">
            <text:p>1.236</text:p>
          </table:table-cell>
          <table:table-cell office:value-type="float" office:value="1.52455" calcext:value-type="float">
            <text:p>1.52455</text:p>
          </table:table-cell>
          <table:table-cell office:value-type="float" office:value="0.376991" calcext:value-type="float">
            <text:p>0.376991</text:p>
          </table:table-cell>
          <table:table-cell office:value-type="float" office:value="-0.596903" calcext:value-type="float">
            <text:p>-0.596903</text:p>
          </table:table-cell>
          <table:table-cell table:number-columns-repeated="11"/>
        </table:table-row>
        <table:table-row table:style-name="ro1">
          <table:table-cell office:value-type="float" office:value="3.85" calcext:value-type="float">
            <text:p>3.85</text:p>
          </table:table-cell>
          <table:table-cell office:value-type="float" office:value="0.433048" calcext:value-type="float">
            <text:p>0.433048</text:p>
          </table:table-cell>
          <table:table-cell office:value-type="float" office:value="0.513188" calcext:value-type="float">
            <text:p>0.513188</text:p>
          </table:table-cell>
          <table:table-cell office:value-type="float" office:value="21.8237" calcext:value-type="float">
            <text:p>21.8237</text:p>
          </table:table-cell>
          <table:table-cell office:value-type="float" office:value="0.946354" calcext:value-type="float">
            <text:p>0.946354</text:p>
          </table:table-cell>
          <table:table-cell office:value-type="float" office:value="0.263925" calcext:value-type="float">
            <text:p>0.263925</text:p>
          </table:table-cell>
          <table:table-cell office:value-type="float" office:value="1.254" calcext:value-type="float">
            <text:p>1.254</text:p>
          </table:table-cell>
          <table:table-cell office:value-type="float" office:value="1.54239" calcext:value-type="float">
            <text:p>1.54239</text:p>
          </table:table-cell>
          <table:table-cell office:value-type="float" office:value="0.331082" calcext:value-type="float">
            <text:p>0.331082</text:p>
          </table:table-cell>
          <table:table-cell office:value-type="float" office:value="-1.24191" calcext:value-type="float">
            <text:p>-1.24191</text:p>
          </table:table-cell>
          <table:table-cell table:number-columns-repeated="11"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0.45765" calcext:value-type="float">
            <text:p>0.45765</text:p>
          </table:table-cell>
          <table:table-cell office:value-type="float" office:value="0.47025" calcext:value-type="float">
            <text:p>0.47025</text:p>
          </table:table-cell>
          <table:table-cell office:value-type="float" office:value="22.3675" calcext:value-type="float">
            <text:p>22.3675</text:p>
          </table:table-cell>
          <table:table-cell office:value-type="float" office:value="0.96112" calcext:value-type="float">
            <text:p>0.96112</text:p>
          </table:table-cell>
          <table:table-cell office:value-type="float" office:value="0.3267" calcext:value-type="float">
            <text:p>0.3267</text:p>
          </table:table-cell>
          <table:table-cell office:value-type="float" office:value="1.254" calcext:value-type="float">
            <text:p>1.254</text:p>
          </table:table-cell>
          <table:table-cell office:value-type="float" office:value="1.55712" calcext:value-type="float">
            <text:p>1.55712</text:p>
          </table:table-cell>
          <table:table-cell office:value-type="float" office:value="0.252702" calcext:value-type="float">
            <text:p>0.252702</text:p>
          </table:table-cell>
          <table:table-cell office:value-type="float" office:value="-1.89281" calcext:value-type="float">
            <text:p>-1.89281</text:p>
          </table:table-cell>
          <table:table-cell table:number-columns-repeated="11"/>
        </table:table-row>
        <table:table-row table:style-name="ro1">
          <table:table-cell office:value-type="float" office:value="3.95" calcext:value-type="float">
            <text:p>3.95</text:p>
          </table:table-cell>
          <table:table-cell office:value-type="float" office:value="0.480017" calcext:value-type="float">
            <text:p>0.480017</text:p>
          </table:table-cell>
          <table:table-cell office:value-type="float" office:value="0.423937" calcext:value-type="float">
            <text:p>0.423937</text:p>
          </table:table-cell>
          <table:table-cell office:value-type="float" office:value="22.9262" calcext:value-type="float">
            <text:p>22.9262</text:p>
          </table:table-cell>
          <table:table-cell office:value-type="float" office:value="0.979017" calcext:value-type="float">
            <text:p>0.979017</text:p>
          </table:table-cell>
          <table:table-cell office:value-type="float" office:value="0.389025" calcext:value-type="float">
            <text:p>0.389025</text:p>
          </table:table-cell>
          <table:table-cell office:value-type="float" office:value="1.236" calcext:value-type="float">
            <text:p>1.236</text:p>
          </table:table-cell>
          <table:table-cell office:value-type="float" office:value="1.56712" calcext:value-type="float">
            <text:p>1.56712</text:p>
          </table:table-cell>
          <table:table-cell office:value-type="float" office:value="0.141998" calcext:value-type="float">
            <text:p>0.141998</text:p>
          </table:table-cell>
          <table:table-cell office:value-type="float" office:value="-2.53193" calcext:value-type="float">
            <text:p>-2.53193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.375" calcext:value-type="float">
            <text:p>0.375</text:p>
          </table:table-cell>
          <table:table-cell office:value-type="float" office:value="23.5" calcext:value-type="float">
            <text:p>23.5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1.2" calcext:value-type="float">
            <text:p>1.2</text:p>
          </table:table-cell>
          <table:table-cell office:value-type="float" office:value="1.5708" calcext:value-type="float">
            <text:p>1.5708</text:p>
          </table:table-cell>
          <table:table-cell table:style-name="ce1" office:value-type="float" office:value="0.000000000000682121" calcext:value-type="float">
            <text:p>6.82E-13</text:p>
          </table:table-cell>
          <table:table-cell office:value-type="float" office:value="-3.14159" calcext:value-type="float">
            <text:p>-3.14159</text:p>
          </table:table-cell>
          <table:table-cell table:number-columns-repeated="11"/>
        </table:table-row>
        <table:table-row table:style-name="ro1">
          <table:table-cell office:value-type="float" office:value="4.05" calcext:value-type="float">
            <text:p>4.05</text:p>
          </table:table-cell>
          <table:table-cell office:value-type="float" office:value="0.517486" calcext:value-type="float">
            <text:p>0.517486</text:p>
          </table:table-cell>
          <table:table-cell office:value-type="float" office:value="0.324188" calcext:value-type="float">
            <text:p>0.324188</text:p>
          </table:table-cell>
          <table:table-cell office:value-type="float" office:value="24.0887" calcext:value-type="float">
            <text:p>24.0887</text:p>
          </table:table-cell>
          <table:table-cell office:value-type="float" office:value="1.02398" calcext:value-type="float">
            <text:p>1.02398</text:p>
          </table:table-cell>
          <table:table-cell office:value-type="float" office:value="0.508725" calcext:value-type="float">
            <text:p>0.508725</text:p>
          </table:table-cell>
          <table:table-cell office:value-type="float" office:value="1.146" calcext:value-type="float">
            <text:p>1.146</text:p>
          </table:table-cell>
          <table:table-cell office:value-type="float" office:value="1.56663" calcext:value-type="float">
            <text:p>1.56663</text:p>
          </table:table-cell>
          <table:table-cell office:value-type="float" office:value="-0.171376" calcext:value-type="float">
            <text:p>-0.171376</text:p>
          </table:table-cell>
          <table:table-cell office:value-type="float" office:value="-3.70413" calcext:value-type="float">
            <text:p>-3.70413</text:p>
          </table:table-cell>
          <table:table-cell table:number-columns-repeated="1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5324" calcext:value-type="float">
            <text:p>0.5324</text:p>
          </table:table-cell>
          <table:table-cell office:value-type="float" office:value="0.27225" calcext:value-type="float">
            <text:p>0.27225</text:p>
          </table:table-cell>
          <table:table-cell office:value-type="float" office:value="24.6925" calcext:value-type="float">
            <text:p>24.6925</text:p>
          </table:table-cell>
          <table:table-cell office:value-type="float" office:value="1.05082" calcext:value-type="float">
            <text:p>1.05082</text:p>
          </table:table-cell>
          <table:table-cell office:value-type="float" office:value="0.5643" calcext:value-type="float">
            <text:p>0.5643</text:p>
          </table:table-cell>
          <table:table-cell office:value-type="float" office:value="1.074" calcext:value-type="float">
            <text:p>1.074</text:p>
          </table:table-cell>
          <table:table-cell office:value-type="float" office:value="1.55322" calcext:value-type="float">
            <text:p>1.55322</text:p>
          </table:table-cell>
          <table:table-cell office:value-type="float" office:value="-0.369333" calcext:value-type="float">
            <text:p>-0.369333</text:p>
          </table:table-cell>
          <table:table-cell office:value-type="float" office:value="-4.20188" calcext:value-type="float">
            <text:p>-4.20188</text:p>
          </table:table-cell>
          <table:table-cell table:number-columns-repeated="11"/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0.544705" calcext:value-type="float">
            <text:p>0.544705</text:p>
          </table:table-cell>
          <table:table-cell office:value-type="float" office:value="0.219938" calcext:value-type="float">
            <text:p>0.219938</text:p>
          </table:table-cell>
          <table:table-cell office:value-type="float" office:value="25.3112" calcext:value-type="float">
            <text:p>25.3112</text:p>
          </table:table-cell>
          <table:table-cell office:value-type="float" office:value="1.08034" calcext:value-type="float">
            <text:p>1.08034</text:p>
          </table:table-cell>
          <table:table-cell office:value-type="float" office:value="0.615825" calcext:value-type="float">
            <text:p>0.615825</text:p>
          </table:table-cell>
          <table:table-cell office:value-type="float" office:value="0.984" calcext:value-type="float">
            <text:p>0.984</text:p>
          </table:table-cell>
          <table:table-cell office:value-type="float" office:value="1.52931" calcext:value-type="float">
            <text:p>1.52931</text:p>
          </table:table-cell>
          <table:table-cell office:value-type="float" office:value="-0.59019" calcext:value-type="float">
            <text:p>-0.59019</text:p>
          </table:table-cell>
          <table:table-cell office:value-type="float" office:value="-4.61716" calcext:value-type="float">
            <text:p>-4.61716</text:p>
          </table:table-cell>
          <table:table-cell table:number-columns-repeated="11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5544" calcext:value-type="float">
            <text:p>0.5544</text:p>
          </table:table-cell>
          <table:table-cell office:value-type="float" office:value="0.168" calcext:value-type="float">
            <text:p>0.168</text:p>
          </table:table-cell>
          <table:table-cell office:value-type="float" office:value="25.945" calcext:value-type="float">
            <text:p>25.945</text:p>
          </table:table-cell>
          <table:table-cell office:value-type="float" office:value="1.11232" calcext:value-type="float">
            <text:p>1.11232</text:p>
          </table:table-cell>
          <table:table-cell office:value-type="float" office:value="0.6624" calcext:value-type="float">
            <text:p>0.6624</text:p>
          </table:table-cell>
          <table:table-cell office:value-type="float" office:value="0.876" calcext:value-type="float">
            <text:p>0.876</text:p>
          </table:table-cell>
          <table:table-cell office:value-type="float" office:value="1.49389" calcext:value-type="float">
            <text:p>1.49389</text:p>
          </table:table-cell>
          <table:table-cell office:value-type="float" office:value="-0.82938" calcext:value-type="float">
            <text:p>-0.82938</text:p>
          </table:table-cell>
          <table:table-cell office:value-type="float" office:value="-4.9323" calcext:value-type="float">
            <text:p>-4.9323</text:p>
          </table:table-cell>
          <table:table-cell table:number-columns-repeated="11"/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0.561523" calcext:value-type="float">
            <text:p>0.561523</text:p>
          </table:table-cell>
          <table:table-cell office:value-type="float" office:value="0.117188" calcext:value-type="float">
            <text:p>0.117188</text:p>
          </table:table-cell>
          <table:table-cell office:value-type="float" office:value="26.5937" calcext:value-type="float">
            <text:p>26.5937</text:p>
          </table:table-cell>
          <table:table-cell office:value-type="float" office:value="1.14648" calcext:value-type="float">
            <text:p>1.14648</text:p>
          </table:table-cell>
          <table:table-cell office:value-type="float" office:value="0.703125" calcext:value-type="float">
            <text:p>0.703125</text:p>
          </table:table-cell>
          <table:table-cell office:value-type="float" office:value="0.75" calcext:value-type="float">
            <text:p>0.75</text:p>
          </table:table-cell>
          <table:table-cell office:value-type="float" office:value="1.44616" calcext:value-type="float">
            <text:p>1.44616</text:p>
          </table:table-cell>
          <table:table-cell office:value-type="float" office:value="-1.08146" calcext:value-type="float">
            <text:p>-1.08146</text:p>
          </table:table-cell>
          <table:table-cell office:value-type="float" office:value="-5.12963" calcext:value-type="float">
            <text:p>-5.12963</text:p>
          </table:table-cell>
          <table:table-cell table:number-columns-repeated="11"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0.56615" calcext:value-type="float">
            <text:p>0.56615</text:p>
          </table:table-cell>
          <table:table-cell office:value-type="float" office:value="0.06825" calcext:value-type="float">
            <text:p>0.06825</text:p>
          </table:table-cell>
          <table:table-cell office:value-type="float" office:value="27.2575" calcext:value-type="float">
            <text:p>27.2575</text:p>
          </table:table-cell>
          <table:table-cell office:value-type="float" office:value="1.18252" calcext:value-type="float">
            <text:p>1.18252</text:p>
          </table:table-cell>
          <table:table-cell office:value-type="float" office:value="0.7371" calcext:value-type="float">
            <text:p>0.7371</text:p>
          </table:table-cell>
          <table:table-cell office:value-type="float" office:value="0.606" calcext:value-type="float">
            <text:p>0.606</text:p>
          </table:table-cell>
          <table:table-cell office:value-type="float" office:value="1.38563" calcext:value-type="float">
            <text:p>1.38563</text:p>
          </table:table-cell>
          <table:table-cell office:value-type="float" office:value="-1.34009" calcext:value-type="float">
            <text:p>-1.34009</text:p>
          </table:table-cell>
          <table:table-cell office:value-type="float" office:value="-5.19148" calcext:value-type="float">
            <text:p>-5.19148</text:p>
          </table:table-cell>
          <table:table-cell table:number-columns-repeated="11"/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0.568392" calcext:value-type="float">
            <text:p>0.568392</text:p>
          </table:table-cell>
          <table:table-cell office:value-type="float" office:value="0.0219375" calcext:value-type="float">
            <text:p>0.0219375</text:p>
          </table:table-cell>
          <table:table-cell office:value-type="float" office:value="27.9362" calcext:value-type="float">
            <text:p>27.9362</text:p>
          </table:table-cell>
          <table:table-cell office:value-type="float" office:value="1.22007" calcext:value-type="float">
            <text:p>1.22007</text:p>
          </table:table-cell>
          <table:table-cell office:value-type="float" office:value="0.763425" calcext:value-type="float">
            <text:p>0.763425</text:p>
          </table:table-cell>
          <table:table-cell office:value-type="float" office:value="0.444" calcext:value-type="float">
            <text:p>0.444</text:p>
          </table:table-cell>
          <table:table-cell office:value-type="float" office:value="1.31216" calcext:value-type="float">
            <text:p>1.31216</text:p>
          </table:table-cell>
          <table:table-cell office:value-type="float" office:value="-1.59805" calcext:value-type="float">
            <text:p>-1.59805</text:p>
          </table:table-cell>
          <table:table-cell office:value-type="float" office:value="-5.10018" calcext:value-type="float">
            <text:p>-5.10018</text:p>
          </table:table-cell>
          <table:table-cell table:number-columns-repeated="11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.5684" calcext:value-type="float">
            <text:p>0.5684</text:p>
          </table:table-cell>
          <table:table-cell office:value-type="float" office:value="-0.021" calcext:value-type="float">
            <text:p>-0.021</text:p>
          </table:table-cell>
          <table:table-cell office:value-type="float" office:value="28.63" calcext:value-type="float">
            <text:p>28.63</text:p>
          </table:table-cell>
          <table:table-cell office:value-type="float" office:value="1.25872" calcext:value-type="float">
            <text:p>1.25872</text:p>
          </table:table-cell>
          <table:table-cell office:value-type="float" office:value="0.7812" calcext:value-type="float">
            <text:p>0.7812</text:p>
          </table:table-cell>
          <table:table-cell office:value-type="float" office:value="0.264" calcext:value-type="float">
            <text:p>0.264</text:p>
          </table:table-cell>
          <table:table-cell office:value-type="float" office:value="1.22598" calcext:value-type="float">
            <text:p>1.22598</text:p>
          </table:table-cell>
          <table:table-cell office:value-type="float" office:value="-1.84726" calcext:value-type="float">
            <text:p>-1.84726</text:p>
          </table:table-cell>
          <table:table-cell office:value-type="float" office:value="-4.83805" calcext:value-type="float">
            <text:p>-4.83805</text:p>
          </table:table-cell>
          <table:table-cell table:number-columns-repeated="11"/>
        </table:table-row>
        <table:table-row table:style-name="ro1">
          <table:table-cell office:value-type="float" office:value="4.45" calcext:value-type="float">
            <text:p>4.45</text:p>
          </table:table-cell>
          <table:table-cell office:value-type="float" office:value="0.566361" calcext:value-type="float">
            <text:p>0.566361</text:p>
          </table:table-cell>
          <table:table-cell office:value-type="float" office:value="-0.0598125" calcext:value-type="float">
            <text:p>-0.0598125</text:p>
          </table:table-cell>
          <table:table-cell office:value-type="float" office:value="29.3387" calcext:value-type="float">
            <text:p>29.3387</text:p>
          </table:table-cell>
          <table:table-cell office:value-type="float" office:value="1.29803" calcext:value-type="float">
            <text:p>1.29803</text:p>
          </table:table-cell>
          <table:table-cell office:value-type="float" office:value="0.789525" calcext:value-type="float">
            <text:p>0.789525</text:p>
          </table:table-cell>
          <table:table-cell office:value-type="float" office:value="0.066" calcext:value-type="float">
            <text:p>0.066</text:p>
          </table:table-cell>
          <table:table-cell office:value-type="float" office:value="1.12773" calcext:value-type="float">
            <text:p>1.12773</text:p>
          </table:table-cell>
          <table:table-cell office:value-type="float" office:value="-2.07872" calcext:value-type="float">
            <text:p>-2.07872</text:p>
          </table:table-cell>
          <table:table-cell office:value-type="float" office:value="-4.38743" calcext:value-type="float">
            <text:p>-4.38743</text:p>
          </table:table-cell>
          <table:table-cell table:number-columns-repeated="11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5625" calcext:value-type="float">
            <text:p>0.5625</text:p>
          </table:table-cell>
          <table:table-cell office:value-type="float" office:value="-0.09375" calcext:value-type="float">
            <text:p>-0.09375</text:p>
          </table:table-cell>
          <table:table-cell office:value-type="float" office:value="30.0625" calcext:value-type="float">
            <text:p>30.0625</text:p>
          </table:table-cell>
          <table:table-cell office:value-type="float" office:value="1.3375" calcext:value-type="float">
            <text:p>1.3375</text:p>
          </table:table-cell>
          <table:table-cell office:value-type="float" office:value="0.7875" calcext:value-type="float">
            <text:p>0.7875</text:p>
          </table:table-cell>
          <table:table-cell office:value-type="float" office:value="-0.15" calcext:value-type="float">
            <text:p>-0.15</text:p>
          </table:table-cell>
          <table:table-cell office:value-type="float" office:value="1.01856" calcext:value-type="float">
            <text:p>1.01856</text:p>
          </table:table-cell>
          <table:table-cell office:value-type="float" office:value="-2.28256" calcext:value-type="float">
            <text:p>-2.28256</text:p>
          </table:table-cell>
          <table:table-cell office:value-type="float" office:value="-3.73064" calcext:value-type="float">
            <text:p>-3.73064</text:p>
          </table:table-cell>
          <table:table-cell table:number-columns-repeated="11"/>
        </table:table-row>
        <table:table-row table:style-name="ro1">
          <table:table-cell office:value-type="float" office:value="4.55" calcext:value-type="float">
            <text:p>4.55</text:p>
          </table:table-cell>
          <table:table-cell office:value-type="float" office:value="0.55708" calcext:value-type="float">
            <text:p>0.55708</text:p>
          </table:table-cell>
          <table:table-cell office:value-type="float" office:value="-0.122063" calcext:value-type="float">
            <text:p>-0.122063</text:p>
          </table:table-cell>
          <table:table-cell office:value-type="float" office:value="30.8012" calcext:value-type="float">
            <text:p>30.8012</text:p>
          </table:table-cell>
          <table:table-cell office:value-type="float" office:value="1.37659" calcext:value-type="float">
            <text:p>1.37659</text:p>
          </table:table-cell>
          <table:table-cell office:value-type="float" office:value="0.774225" calcext:value-type="float">
            <text:p>0.774225</text:p>
          </table:table-cell>
          <table:table-cell office:value-type="float" office:value="-0.384" calcext:value-type="float">
            <text:p>-0.384</text:p>
          </table:table-cell>
          <table:table-cell office:value-type="float" office:value="0.900115" calcext:value-type="float">
            <text:p>0.900115</text:p>
          </table:table-cell>
          <table:table-cell office:value-type="float" office:value="-2.44805" calcext:value-type="float">
            <text:p>-2.44805</text:p>
          </table:table-cell>
          <table:table-cell office:value-type="float" office:value="-2.85001" calcext:value-type="float">
            <text:p>-2.85001</text:p>
          </table:table-cell>
          <table:table-cell table:number-columns-repeated="1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5504" calcext:value-type="float">
            <text:p>0.5504</text:p>
          </table:table-cell>
          <table:table-cell office:value-type="float" office:value="-0.144" calcext:value-type="float">
            <text:p>-0.144</text:p>
          </table:table-cell>
          <table:table-cell office:value-type="float" office:value="31.555" calcext:value-type="float">
            <text:p>31.555</text:p>
          </table:table-cell>
          <table:table-cell office:value-type="float" office:value="1.41472" calcext:value-type="float">
            <text:p>1.41472</text:p>
          </table:table-cell>
          <table:table-cell office:value-type="float" office:value="0.7488" calcext:value-type="float">
            <text:p>0.7488</text:p>
          </table:table-cell>
          <table:table-cell office:value-type="float" office:value="-0.636" calcext:value-type="float">
            <text:p>-0.636</text:p>
          </table:table-cell>
          <table:table-cell office:value-type="float" office:value="0.774591" calcext:value-type="float">
            <text:p>0.774591</text:p>
          </table:table-cell>
          <table:table-cell office:value-type="float" office:value="-2.56354" calcext:value-type="float">
            <text:p>-2.56354</text:p>
          </table:table-cell>
          <table:table-cell office:value-type="float" office:value="-1.72788" calcext:value-type="float">
            <text:p>-1.72788</text:p>
          </table:table-cell>
          <table:table-cell table:number-columns-repeated="11"/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0.542798" calcext:value-type="float">
            <text:p>0.542798</text:p>
          </table:table-cell>
          <table:table-cell office:value-type="float" office:value="-0.158813" calcext:value-type="float">
            <text:p>-0.158813</text:p>
          </table:table-cell>
          <table:table-cell office:value-type="float" office:value="32.3237" calcext:value-type="float">
            <text:p>32.3237</text:p>
          </table:table-cell>
          <table:table-cell office:value-type="float" office:value="1.45125" calcext:value-type="float">
            <text:p>1.45125</text:p>
          </table:table-cell>
          <table:table-cell office:value-type="float" office:value="0.710325" calcext:value-type="float">
            <text:p>0.710325</text:p>
          </table:table-cell>
          <table:table-cell office:value-type="float" office:value="-0.906" calcext:value-type="float">
            <text:p>-0.906</text:p>
          </table:table-cell>
          <table:table-cell office:value-type="float" office:value="0.644802" calcext:value-type="float">
            <text:p>0.644802</text:p>
          </table:table-cell>
          <table:table-cell office:value-type="float" office:value="-2.61652" calcext:value-type="float">
            <text:p>-2.61652</text:p>
          </table:table-cell>
          <table:table-cell office:value-type="float" office:value="-0.346557" calcext:value-type="float">
            <text:p>-0.346557</text:p>
          </table:table-cell>
          <table:table-cell table:number-columns-repeated="11"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0.53465" calcext:value-type="float">
            <text:p>0.53465</text:p>
          </table:table-cell>
          <table:table-cell office:value-type="float" office:value="-0.16575" calcext:value-type="float">
            <text:p>-0.16575</text:p>
          </table:table-cell>
          <table:table-cell office:value-type="float" office:value="33.1075" calcext:value-type="float">
            <text:p>33.1075</text:p>
          </table:table-cell>
          <table:table-cell office:value-type="float" office:value="1.48552" calcext:value-type="float">
            <text:p>1.48552</text:p>
          </table:table-cell>
          <table:table-cell office:value-type="float" office:value="0.6579" calcext:value-type="float">
            <text:p>0.6579</text:p>
          </table:table-cell>
          <table:table-cell office:value-type="float" office:value="-1.194" calcext:value-type="float">
            <text:p>-1.194</text:p>
          </table:table-cell>
          <table:table-cell office:value-type="float" office:value="0.514204" calcext:value-type="float">
            <text:p>0.514204</text:p>
          </table:table-cell>
          <table:table-cell office:value-type="float" office:value="-2.59358" calcext:value-type="float">
            <text:p>-2.59358</text:p>
          </table:table-cell>
          <table:table-cell office:value-type="float" office:value="1.31161" calcext:value-type="float">
            <text:p>1.31161</text:p>
          </table:table-cell>
          <table:table-cell table:number-columns-repeated="11"/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0.526367" calcext:value-type="float">
            <text:p>0.526367</text:p>
          </table:table-cell>
          <table:table-cell office:value-type="float" office:value="-0.164062" calcext:value-type="float">
            <text:p>-0.164062</text:p>
          </table:table-cell>
          <table:table-cell office:value-type="float" office:value="33.9062" calcext:value-type="float">
            <text:p>33.9062</text:p>
          </table:table-cell>
          <table:table-cell office:value-type="float" office:value="1.5168" calcext:value-type="float">
            <text:p>1.5168</text:p>
          </table:table-cell>
          <table:table-cell office:value-type="float" office:value="0.590625" calcext:value-type="float">
            <text:p>0.590625</text:p>
          </table:table-cell>
          <table:table-cell office:value-type="float" office:value="-1.5" calcext:value-type="float">
            <text:p>-1.5</text:p>
          </table:table-cell>
          <table:table-cell office:value-type="float" office:value="0.386947" calcext:value-type="float">
            <text:p>0.386947</text:p>
          </table:table-cell>
          <table:table-cell office:value-type="float" office:value="-2.48045" calcext:value-type="float">
            <text:p>-2.48045</text:p>
          </table:table-cell>
          <table:table-cell office:value-type="float" office:value="3.26431" calcext:value-type="float">
            <text:p>3.26431</text:p>
          </table:table-cell>
          <table:table-cell table:number-columns-repeated="11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.5184" calcext:value-type="float">
            <text:p>0.5184</text:p>
          </table:table-cell>
          <table:table-cell office:value-type="float" office:value="-0.153" calcext:value-type="float">
            <text:p>-0.153</text:p>
          </table:table-cell>
          <table:table-cell office:value-type="float" office:value="34.72" calcext:value-type="float">
            <text:p>34.72</text:p>
          </table:table-cell>
          <table:table-cell office:value-type="float" office:value="1.54432" calcext:value-type="float">
            <text:p>1.54432</text:p>
          </table:table-cell>
          <table:table-cell office:value-type="float" office:value="0.5076" calcext:value-type="float">
            <text:p>0.5076</text:p>
          </table:table-cell>
          <table:table-cell office:value-type="float" office:value="-1.824" calcext:value-type="float">
            <text:p>-1.824</text:p>
          </table:table-cell>
          <table:table-cell office:value-type="float" office:value="0.267915" calcext:value-type="float">
            <text:p>0.267915</text:p>
          </table:table-cell>
          <table:table-cell office:value-type="float" office:value="-2.26195" calcext:value-type="float">
            <text:p>-2.26195</text:p>
          </table:table-cell>
          <table:table-cell office:value-type="float" office:value="5.5292" calcext:value-type="float">
            <text:p>5.5292</text:p>
          </table:table-cell>
          <table:table-cell table:number-columns-repeated="11"/>
        </table:table-row>
        <table:table-row table:style-name="ro1">
          <table:table-cell office:value-type="float" office:value="4.85" calcext:value-type="float">
            <text:p>4.85</text:p>
          </table:table-cell>
          <table:table-cell office:value-type="float" office:value="0.511236" calcext:value-type="float">
            <text:p>0.511236</text:p>
          </table:table-cell>
          <table:table-cell office:value-type="float" office:value="-0.131813" calcext:value-type="float">
            <text:p>-0.131813</text:p>
          </table:table-cell>
          <table:table-cell office:value-type="float" office:value="35.5487" calcext:value-type="float">
            <text:p>35.5487</text:p>
          </table:table-cell>
          <table:table-cell office:value-type="float" office:value="1.56728" calcext:value-type="float">
            <text:p>1.56728</text:p>
          </table:table-cell>
          <table:table-cell office:value-type="float" office:value="0.407925" calcext:value-type="float">
            <text:p>0.407925</text:p>
          </table:table-cell>
          <table:table-cell office:value-type="float" office:value="-2.166" calcext:value-type="float">
            <text:p>-2.166</text:p>
          </table:table-cell>
          <table:table-cell office:value-type="float" office:value="0.162775" calcext:value-type="float">
            <text:p>0.162775</text:p>
          </table:table-cell>
          <table:table-cell office:value-type="float" office:value="-1.92203" calcext:value-type="float">
            <text:p>-1.92203</text:p>
          </table:table-cell>
          <table:table-cell office:value-type="float" office:value="8.12396" calcext:value-type="float">
            <text:p>8.12396</text:p>
          </table:table-cell>
          <table:table-cell table:number-columns-repeated="11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0.5054" calcext:value-type="float">
            <text:p>0.5054</text:p>
          </table:table-cell>
          <table:table-cell office:value-type="float" office:value="-0.09975" calcext:value-type="float">
            <text:p>-0.09975</text:p>
          </table:table-cell>
          <table:table-cell office:value-type="float" office:value="36.3925" calcext:value-type="float">
            <text:p>36.3925</text:p>
          </table:table-cell>
          <table:table-cell office:value-type="float" office:value="1.58482" calcext:value-type="float">
            <text:p>1.58482</text:p>
          </table:table-cell>
          <table:table-cell office:value-type="float" office:value="0.2907" calcext:value-type="float">
            <text:p>0.2907</text:p>
          </table:table-cell>
          <table:table-cell office:value-type="float" office:value="-2.526" calcext:value-type="float">
            <text:p>-2.526</text:p>
          </table:table-cell>
          <table:table-cell office:value-type="float" office:value="0.0780175" calcext:value-type="float">
            <text:p>0.0780175</text:p>
          </table:table-cell>
          <table:table-cell office:value-type="float" office:value="-1.44376" calcext:value-type="float">
            <text:p>-1.44376</text:p>
          </table:table-cell>
          <table:table-cell office:value-type="float" office:value="11.0663" calcext:value-type="float">
            <text:p>11.0663</text:p>
          </table:table-cell>
          <table:table-cell table:number-columns-repeated="11"/>
        </table:table-row>
        <table:table-row table:style-name="ro1">
          <table:table-cell office:value-type="float" office:value="4.95" calcext:value-type="float">
            <text:p>4.95</text:p>
          </table:table-cell>
          <table:table-cell office:value-type="float" office:value="0.501455" calcext:value-type="float">
            <text:p>0.501455</text:p>
          </table:table-cell>
          <table:table-cell office:value-type="float" office:value="-0.0560625" calcext:value-type="float">
            <text:p>-0.0560625</text:p>
          </table:table-cell>
          <table:table-cell office:value-type="float" office:value="37.2512" calcext:value-type="float">
            <text:p>37.2512</text:p>
          </table:table-cell>
          <table:table-cell office:value-type="float" office:value="1.59604" calcext:value-type="float">
            <text:p>1.59604</text:p>
          </table:table-cell>
          <table:table-cell office:value-type="float" office:value="0.155025" calcext:value-type="float">
            <text:p>0.155025</text:p>
          </table:table-cell>
          <table:table-cell office:value-type="float" office:value="-2.904" calcext:value-type="float">
            <text:p>-2.904</text:p>
          </table:table-cell>
          <table:table-cell office:value-type="float" office:value="0.0210017" calcext:value-type="float">
            <text:p>0.0210017</text:p>
          </table:table-cell>
          <table:table-cell office:value-type="float" office:value="-0.809316" calcext:value-type="float">
            <text:p>-0.809316</text:p>
          </table:table-cell>
          <table:table-cell office:value-type="float" office:value="14.3738" calcext:value-type="float">
            <text:p>14.3738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table:style-name="ce1" office:value-type="float" office:value="0.0000000000000284217" calcext:value-type="float">
            <text:p>2.84E-14</text:p>
          </table:table-cell>
          <table:table-cell office:value-type="float" office:value="38.125" calcext:value-type="float">
            <text:p>38.125</text:p>
          </table:table-cell>
          <table:table-cell office:value-type="float" office:value="1.6" calcext:value-type="float">
            <text:p>1.6</text:p>
          </table:table-cell>
          <table:table-cell table:style-name="ce1" office:value-type="float" office:value="0.0000000000000284217" calcext:value-type="float">
            <text:p>2.84E-14</text:p>
          </table:table-cell>
          <table:table-cell office:value-type="float" office:value="-3.3" calcext:value-type="float">
            <text:p>-3.3</text:p>
          </table:table-cell>
          <table:table-cell table:style-name="ce1" office:value-type="float" office:value="0.00000000000227374" calcext:value-type="float">
            <text:p>2.27E-12</text:p>
          </table:table-cell>
          <table:table-cell table:style-name="ce1" office:value-type="float" office:value="-0.00000000000136424" calcext:value-type="float">
            <text:p>-1.36E-12</text:p>
          </table:table-cell>
          <table:table-cell office:value-type="float" office:value="18.0642" calcext:value-type="float">
            <text:p>18.0642</text:p>
          </table:table-cell>
          <table:table-cell table:number-columns-repeated="11"/>
        </table:table-row>
        <table:table-row table:style-name="ro1">
          <table:table-cell office:value-type="float" office:value="5.05" calcext:value-type="float">
            <text:p>5.05</text:p>
          </table:table-cell>
          <table:table-cell office:value-type="float" office:value="0.499768" calcext:value-type="float">
            <text:p>0.499768</text:p>
          </table:table-cell>
          <table:table-cell office:value-type="float" office:value="-0.00925781" calcext:value-type="float">
            <text:p>-0.00925781</text:p>
          </table:table-cell>
          <table:table-cell office:value-type="float" office:value="-0.182813" calcext:value-type="float">
            <text:p>-0.182813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0.499078" calcext:value-type="float">
            <text:p>0.499078</text:p>
          </table:table-cell>
          <table:table-cell office:value-type="float" office:value="-0.0182812" calcext:value-type="float">
            <text:p>-0.0182812</text:p>
          </table:table-cell>
          <table:table-cell office:value-type="float" office:value="-0.178125" calcext:value-type="float">
            <text:p>-0.17812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5.15" calcext:value-type="float">
            <text:p>5.15</text:p>
          </table:table-cell>
          <table:table-cell office:value-type="float" office:value="0.497943" calcext:value-type="float">
            <text:p>0.497943</text:p>
          </table:table-cell>
          <table:table-cell office:value-type="float" office:value="-0.0270703" calcext:value-type="float">
            <text:p>-0.0270703</text:p>
          </table:table-cell>
          <table:table-cell office:value-type="float" office:value="-0.173438" calcext:value-type="float">
            <text:p>-0.173438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0.496375" calcext:value-type="float">
            <text:p>0.496375</text:p>
          </table:table-cell>
          <table:table-cell office:value-type="float" office:value="-0.035625" calcext:value-type="float">
            <text:p>-0.035625</text:p>
          </table:table-cell>
          <table:table-cell office:value-type="float" office:value="-0.16875" calcext:value-type="float">
            <text:p>-0.1687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5.25" calcext:value-type="float">
            <text:p>5.25</text:p>
          </table:table-cell>
          <table:table-cell office:value-type="float" office:value="0.494385" calcext:value-type="float">
            <text:p>0.494385</text:p>
          </table:table-cell>
          <table:table-cell office:value-type="float" office:value="-0.0439453" calcext:value-type="float">
            <text:p>-0.0439453</text:p>
          </table:table-cell>
          <table:table-cell office:value-type="float" office:value="-0.164063" calcext:value-type="float">
            <text:p>-0.164063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0.491984" calcext:value-type="float">
            <text:p>0.491984</text:p>
          </table:table-cell>
          <table:table-cell office:value-type="float" office:value="-0.0520312" calcext:value-type="float">
            <text:p>-0.0520312</text:p>
          </table:table-cell>
          <table:table-cell office:value-type="float" office:value="-0.159375" calcext:value-type="float">
            <text:p>-0.15937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5.35" calcext:value-type="float">
            <text:p>5.35</text:p>
          </table:table-cell>
          <table:table-cell office:value-type="float" office:value="0.489186" calcext:value-type="float">
            <text:p>0.489186</text:p>
          </table:table-cell>
          <table:table-cell office:value-type="float" office:value="-0.0598828" calcext:value-type="float">
            <text:p>-0.0598828</text:p>
          </table:table-cell>
          <table:table-cell office:value-type="float" office:value="-0.154688" calcext:value-type="float">
            <text:p>-0.154688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0.486" calcext:value-type="float">
            <text:p>0.486</text:p>
          </table:table-cell>
          <table:table-cell office:value-type="float" office:value="-0.0675" calcext:value-type="float">
            <text:p>-0.0675</text:p>
          </table:table-cell>
          <table:table-cell office:value-type="float" office:value="-0.15" calcext:value-type="float">
            <text:p>-0.1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5.45" calcext:value-type="float">
            <text:p>5.45</text:p>
          </table:table-cell>
          <table:table-cell office:value-type="float" office:value="0.482439" calcext:value-type="float">
            <text:p>0.482439</text:p>
          </table:table-cell>
          <table:table-cell office:value-type="float" office:value="-0.0748828" calcext:value-type="float">
            <text:p>-0.0748828</text:p>
          </table:table-cell>
          <table:table-cell office:value-type="float" office:value="-0.145313" calcext:value-type="float">
            <text:p>-0.145313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.478516" calcext:value-type="float">
            <text:p>0.478516</text:p>
          </table:table-cell>
          <table:table-cell office:value-type="float" office:value="-0.0820312" calcext:value-type="float">
            <text:p>-0.0820312</text:p>
          </table:table-cell>
          <table:table-cell office:value-type="float" office:value="-0.140625" calcext:value-type="float">
            <text:p>-0.14062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5.55" calcext:value-type="float">
            <text:p>5.55</text:p>
          </table:table-cell>
          <table:table-cell office:value-type="float" office:value="0.47424" calcext:value-type="float">
            <text:p>0.47424</text:p>
          </table:table-cell>
          <table:table-cell office:value-type="float" office:value="-0.0889453" calcext:value-type="float">
            <text:p>-0.0889453</text:p>
          </table:table-cell>
          <table:table-cell office:value-type="float" office:value="-0.135938" calcext:value-type="float">
            <text:p>-0.135938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0.469625" calcext:value-type="float">
            <text:p>0.469625</text:p>
          </table:table-cell>
          <table:table-cell office:value-type="float" office:value="-0.095625" calcext:value-type="float">
            <text:p>-0.095625</text:p>
          </table:table-cell>
          <table:table-cell office:value-type="float" office:value="-0.13125" calcext:value-type="float">
            <text:p>-0.1312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5.65" calcext:value-type="float">
            <text:p>5.65</text:p>
          </table:table-cell>
          <table:table-cell office:value-type="float" office:value="0.464682" calcext:value-type="float">
            <text:p>0.464682</text:p>
          </table:table-cell>
          <table:table-cell office:value-type="float" office:value="-0.10207" calcext:value-type="float">
            <text:p>-0.10207</text:p>
          </table:table-cell>
          <table:table-cell office:value-type="float" office:value="-0.126563" calcext:value-type="float">
            <text:p>-0.126563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0.459422" calcext:value-type="float">
            <text:p>0.459422</text:p>
          </table:table-cell>
          <table:table-cell office:value-type="float" office:value="-0.108281" calcext:value-type="float">
            <text:p>-0.108281</text:p>
          </table:table-cell>
          <table:table-cell office:value-type="float" office:value="-0.121875" calcext:value-type="float">
            <text:p>-0.12187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5.75" calcext:value-type="float">
            <text:p>5.75</text:p>
          </table:table-cell>
          <table:table-cell office:value-type="float" office:value="0.453857" calcext:value-type="float">
            <text:p>0.453857</text:p>
          </table:table-cell>
          <table:table-cell office:value-type="float" office:value="-0.114258" calcext:value-type="float">
            <text:p>-0.114258</text:p>
          </table:table-cell>
          <table:table-cell office:value-type="float" office:value="-0.117188" calcext:value-type="float">
            <text:p>-0.117188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0.448" calcext:value-type="float">
            <text:p>0.448</text:p>
          </table:table-cell>
          <table:table-cell office:value-type="float" office:value="-0.12" calcext:value-type="float">
            <text:p>-0.12</text:p>
          </table:table-cell>
          <table:table-cell office:value-type="float" office:value="-0.1125" calcext:value-type="float">
            <text:p>-0.112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5.85" calcext:value-type="float">
            <text:p>5.85</text:p>
          </table:table-cell>
          <table:table-cell office:value-type="float" office:value="0.441861" calcext:value-type="float">
            <text:p>0.441861</text:p>
          </table:table-cell>
          <table:table-cell office:value-type="float" office:value="-0.125508" calcext:value-type="float">
            <text:p>-0.125508</text:p>
          </table:table-cell>
          <table:table-cell office:value-type="float" office:value="-0.107813" calcext:value-type="float">
            <text:p>-0.107813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0.435453" calcext:value-type="float">
            <text:p>0.435453</text:p>
          </table:table-cell>
          <table:table-cell office:value-type="float" office:value="-0.130781" calcext:value-type="float">
            <text:p>-0.130781</text:p>
          </table:table-cell>
          <table:table-cell office:value-type="float" office:value="-0.103125" calcext:value-type="float">
            <text:p>-0.10312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5.95" calcext:value-type="float">
            <text:p>5.95</text:p>
          </table:table-cell>
          <table:table-cell office:value-type="float" office:value="0.428787" calcext:value-type="float">
            <text:p>0.428787</text:p>
          </table:table-cell>
          <table:table-cell office:value-type="float" office:value="-0.13582" calcext:value-type="float">
            <text:p>-0.13582</text:p>
          </table:table-cell>
          <table:table-cell office:value-type="float" office:value="-0.0984375" calcext:value-type="float">
            <text:p>-0.098437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21875" calcext:value-type="float">
            <text:p>0.421875</text:p>
          </table:table-cell>
          <table:table-cell office:value-type="float" office:value="-0.140625" calcext:value-type="float">
            <text:p>-0.140625</text:p>
          </table:table-cell>
          <table:table-cell office:value-type="float" office:value="-0.09375" calcext:value-type="float">
            <text:p>-0.0937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6.05" calcext:value-type="float">
            <text:p>6.05</text:p>
          </table:table-cell>
          <table:table-cell office:value-type="float" office:value="0.414729" calcext:value-type="float">
            <text:p>0.414729</text:p>
          </table:table-cell>
          <table:table-cell office:value-type="float" office:value="-0.145195" calcext:value-type="float">
            <text:p>-0.145195</text:p>
          </table:table-cell>
          <table:table-cell office:value-type="float" office:value="-0.0890625" calcext:value-type="float">
            <text:p>-0.089062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0.407359" calcext:value-type="float">
            <text:p>0.407359</text:p>
          </table:table-cell>
          <table:table-cell office:value-type="float" office:value="-0.149531" calcext:value-type="float">
            <text:p>-0.149531</text:p>
          </table:table-cell>
          <table:table-cell office:value-type="float" office:value="-0.084375" calcext:value-type="float">
            <text:p>-0.08437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6.15" calcext:value-type="float">
            <text:p>6.15</text:p>
          </table:table-cell>
          <table:table-cell office:value-type="float" office:value="0.399779" calcext:value-type="float">
            <text:p>0.399779</text:p>
          </table:table-cell>
          <table:table-cell office:value-type="float" office:value="-0.153633" calcext:value-type="float">
            <text:p>-0.153633</text:p>
          </table:table-cell>
          <table:table-cell office:value-type="float" office:value="-0.0796875" calcext:value-type="float">
            <text:p>-0.079687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0.392" calcext:value-type="float">
            <text:p>0.392</text:p>
          </table:table-cell>
          <table:table-cell office:value-type="float" office:value="-0.1575" calcext:value-type="float">
            <text:p>-0.1575</text:p>
          </table:table-cell>
          <table:table-cell office:value-type="float" office:value="-0.075" calcext:value-type="float">
            <text:p>-0.07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0.384033" calcext:value-type="float">
            <text:p>0.384033</text:p>
          </table:table-cell>
          <table:table-cell office:value-type="float" office:value="-0.161133" calcext:value-type="float">
            <text:p>-0.161133</text:p>
          </table:table-cell>
          <table:table-cell office:value-type="float" office:value="-0.0703125" calcext:value-type="float">
            <text:p>-0.070312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0.375891" calcext:value-type="float">
            <text:p>0.375891</text:p>
          </table:table-cell>
          <table:table-cell office:value-type="float" office:value="-0.164531" calcext:value-type="float">
            <text:p>-0.164531</text:p>
          </table:table-cell>
          <table:table-cell office:value-type="float" office:value="-0.065625" calcext:value-type="float">
            <text:p>-0.06562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6.35" calcext:value-type="float">
            <text:p>6.35</text:p>
          </table:table-cell>
          <table:table-cell office:value-type="float" office:value="0.367584" calcext:value-type="float">
            <text:p>0.367584</text:p>
          </table:table-cell>
          <table:table-cell office:value-type="float" office:value="-0.167695" calcext:value-type="float">
            <text:p>-0.167695</text:p>
          </table:table-cell>
          <table:table-cell office:value-type="float" office:value="-0.0609375" calcext:value-type="float">
            <text:p>-0.060937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0.359125" calcext:value-type="float">
            <text:p>0.359125</text:p>
          </table:table-cell>
          <table:table-cell office:value-type="float" office:value="-0.170625" calcext:value-type="float">
            <text:p>-0.170625</text:p>
          </table:table-cell>
          <table:table-cell office:value-type="float" office:value="-0.05625" calcext:value-type="float">
            <text:p>-0.0562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6.45" calcext:value-type="float">
            <text:p>6.45</text:p>
          </table:table-cell>
          <table:table-cell office:value-type="float" office:value="0.350525" calcext:value-type="float">
            <text:p>0.350525</text:p>
          </table:table-cell>
          <table:table-cell office:value-type="float" office:value="-0.17332" calcext:value-type="float">
            <text:p>-0.17332</text:p>
          </table:table-cell>
          <table:table-cell office:value-type="float" office:value="-0.0515625" calcext:value-type="float">
            <text:p>-0.051562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0.341797" calcext:value-type="float">
            <text:p>0.341797</text:p>
          </table:table-cell>
          <table:table-cell office:value-type="float" office:value="-0.175781" calcext:value-type="float">
            <text:p>-0.175781</text:p>
          </table:table-cell>
          <table:table-cell office:value-type="float" office:value="-0.046875" calcext:value-type="float">
            <text:p>-0.04687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0.332951" calcext:value-type="float">
            <text:p>0.332951</text:p>
          </table:table-cell>
          <table:table-cell office:value-type="float" office:value="-0.178008" calcext:value-type="float">
            <text:p>-0.178008</text:p>
          </table:table-cell>
          <table:table-cell office:value-type="float" office:value="-0.0421875" calcext:value-type="float">
            <text:p>-0.042187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0.324" calcext:value-type="float">
            <text:p>0.324</text:p>
          </table:table-cell>
          <table:table-cell office:value-type="float" office:value="-0.18" calcext:value-type="float">
            <text:p>-0.18</text:p>
          </table:table-cell>
          <table:table-cell office:value-type="float" office:value="-0.0375" calcext:value-type="float">
            <text:p>-0.037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6.65" calcext:value-type="float">
            <text:p>6.65</text:p>
          </table:table-cell>
          <table:table-cell office:value-type="float" office:value="0.314955" calcext:value-type="float">
            <text:p>0.314955</text:p>
          </table:table-cell>
          <table:table-cell office:value-type="float" office:value="-0.181758" calcext:value-type="float">
            <text:p>-0.181758</text:p>
          </table:table-cell>
          <table:table-cell office:value-type="float" office:value="-0.0328125" calcext:value-type="float">
            <text:p>-0.032812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0.305828" calcext:value-type="float">
            <text:p>0.305828</text:p>
          </table:table-cell>
          <table:table-cell office:value-type="float" office:value="-0.183281" calcext:value-type="float">
            <text:p>-0.183281</text:p>
          </table:table-cell>
          <table:table-cell office:value-type="float" office:value="-0.028125" calcext:value-type="float">
            <text:p>-0.02812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6.75" calcext:value-type="float">
            <text:p>6.75</text:p>
          </table:table-cell>
          <table:table-cell office:value-type="float" office:value="0.296631" calcext:value-type="float">
            <text:p>0.296631</text:p>
          </table:table-cell>
          <table:table-cell office:value-type="float" office:value="-0.18457" calcext:value-type="float">
            <text:p>-0.18457</text:p>
          </table:table-cell>
          <table:table-cell office:value-type="float" office:value="-0.0234375" calcext:value-type="float">
            <text:p>-0.023437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0.287375" calcext:value-type="float">
            <text:p>0.287375</text:p>
          </table:table-cell>
          <table:table-cell office:value-type="float" office:value="-0.185625" calcext:value-type="float">
            <text:p>-0.185625</text:p>
          </table:table-cell>
          <table:table-cell office:value-type="float" office:value="-0.01875" calcext:value-type="float">
            <text:p>-0.0187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6.85" calcext:value-type="float">
            <text:p>6.85</text:p>
          </table:table-cell>
          <table:table-cell office:value-type="float" office:value="0.278072" calcext:value-type="float">
            <text:p>0.278072</text:p>
          </table:table-cell>
          <table:table-cell office:value-type="float" office:value="-0.186445" calcext:value-type="float">
            <text:p>-0.186445</text:p>
          </table:table-cell>
          <table:table-cell office:value-type="float" office:value="-0.0140625" calcext:value-type="float">
            <text:p>-0.014062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0.268734" calcext:value-type="float">
            <text:p>0.268734</text:p>
          </table:table-cell>
          <table:table-cell office:value-type="float" office:value="-0.187031" calcext:value-type="float">
            <text:p>-0.187031</text:p>
          </table:table-cell>
          <table:table-cell office:value-type="float" office:value="-0.009375" calcext:value-type="float">
            <text:p>-0.00937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6.95" calcext:value-type="float">
            <text:p>6.95</text:p>
          </table:table-cell>
          <table:table-cell office:value-type="float" office:value="0.259373" calcext:value-type="float">
            <text:p>0.259373</text:p>
          </table:table-cell>
          <table:table-cell office:value-type="float" office:value="-0.187383" calcext:value-type="float">
            <text:p>-0.187383</text:p>
          </table:table-cell>
          <table:table-cell office:value-type="float" office:value="-0.0046875" calcext:value-type="float">
            <text:p>-0.004687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office:value-type="float" office:value="-0.1875" calcext:value-type="float">
            <text:p>-0.1875</text:p>
          </table:table-cell>
          <table:table-cell table:style-name="ce1" office:value-type="float" office:value="-1.55431E-015" calcext:value-type="float">
            <text:p>-1.55E-1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.05" calcext:value-type="float">
            <text:p>7.05</text:p>
          </table:table-cell>
          <table:table-cell office:value-type="float" office:value="0.240627" calcext:value-type="float">
            <text:p>0.240627</text:p>
          </table:table-cell>
          <table:table-cell office:value-type="float" office:value="-0.187383" calcext:value-type="float">
            <text:p>-0.187383</text:p>
          </table:table-cell>
          <table:table-cell office:value-type="float" office:value="0.0046875" calcext:value-type="float">
            <text:p>0.004687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0.231266" calcext:value-type="float">
            <text:p>0.231266</text:p>
          </table:table-cell>
          <table:table-cell office:value-type="float" office:value="-0.187031" calcext:value-type="float">
            <text:p>-0.187031</text:p>
          </table:table-cell>
          <table:table-cell office:value-type="float" office:value="0.009375" calcext:value-type="float">
            <text:p>0.00937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.15" calcext:value-type="float">
            <text:p>7.15</text:p>
          </table:table-cell>
          <table:table-cell office:value-type="float" office:value="0.221928" calcext:value-type="float">
            <text:p>0.221928</text:p>
          </table:table-cell>
          <table:table-cell office:value-type="float" office:value="-0.186445" calcext:value-type="float">
            <text:p>-0.186445</text:p>
          </table:table-cell>
          <table:table-cell office:value-type="float" office:value="0.0140625" calcext:value-type="float">
            <text:p>0.014062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0.212625" calcext:value-type="float">
            <text:p>0.212625</text:p>
          </table:table-cell>
          <table:table-cell office:value-type="float" office:value="-0.185625" calcext:value-type="float">
            <text:p>-0.185625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.25" calcext:value-type="float">
            <text:p>7.25</text:p>
          </table:table-cell>
          <table:table-cell office:value-type="float" office:value="0.203369" calcext:value-type="float">
            <text:p>0.203369</text:p>
          </table:table-cell>
          <table:table-cell office:value-type="float" office:value="-0.18457" calcext:value-type="float">
            <text:p>-0.18457</text:p>
          </table:table-cell>
          <table:table-cell office:value-type="float" office:value="0.0234375" calcext:value-type="float">
            <text:p>0.023437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0.194172" calcext:value-type="float">
            <text:p>0.194172</text:p>
          </table:table-cell>
          <table:table-cell office:value-type="float" office:value="-0.183281" calcext:value-type="float">
            <text:p>-0.183281</text:p>
          </table:table-cell>
          <table:table-cell office:value-type="float" office:value="0.028125" calcext:value-type="float">
            <text:p>0.02812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.35" calcext:value-type="float">
            <text:p>7.35</text:p>
          </table:table-cell>
          <table:table-cell office:value-type="float" office:value="0.185045" calcext:value-type="float">
            <text:p>0.185045</text:p>
          </table:table-cell>
          <table:table-cell office:value-type="float" office:value="-0.181758" calcext:value-type="float">
            <text:p>-0.181758</text:p>
          </table:table-cell>
          <table:table-cell office:value-type="float" office:value="0.0328125" calcext:value-type="float">
            <text:p>0.032812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0.176" calcext:value-type="float">
            <text:p>0.176</text:p>
          </table:table-cell>
          <table:table-cell office:value-type="float" office:value="-0.18" calcext:value-type="float">
            <text:p>-0.18</text:p>
          </table:table-cell>
          <table:table-cell office:value-type="float" office:value="0.0375" calcext:value-type="float">
            <text:p>0.037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.45" calcext:value-type="float">
            <text:p>7.45</text:p>
          </table:table-cell>
          <table:table-cell office:value-type="float" office:value="0.167049" calcext:value-type="float">
            <text:p>0.167049</text:p>
          </table:table-cell>
          <table:table-cell office:value-type="float" office:value="-0.178008" calcext:value-type="float">
            <text:p>-0.178008</text:p>
          </table:table-cell>
          <table:table-cell office:value-type="float" office:value="0.0421875" calcext:value-type="float">
            <text:p>0.042187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0.158203" calcext:value-type="float">
            <text:p>0.158203</text:p>
          </table:table-cell>
          <table:table-cell office:value-type="float" office:value="-0.175781" calcext:value-type="float">
            <text:p>-0.175781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.55" calcext:value-type="float">
            <text:p>7.55</text:p>
          </table:table-cell>
          <table:table-cell office:value-type="float" office:value="0.149475" calcext:value-type="float">
            <text:p>0.149475</text:p>
          </table:table-cell>
          <table:table-cell office:value-type="float" office:value="-0.17332" calcext:value-type="float">
            <text:p>-0.17332</text:p>
          </table:table-cell>
          <table:table-cell office:value-type="float" office:value="0.0515625" calcext:value-type="float">
            <text:p>0.051562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0.140875" calcext:value-type="float">
            <text:p>0.140875</text:p>
          </table:table-cell>
          <table:table-cell office:value-type="float" office:value="-0.170625" calcext:value-type="float">
            <text:p>-0.170625</text:p>
          </table:table-cell>
          <table:table-cell office:value-type="float" office:value="0.05625" calcext:value-type="float">
            <text:p>0.0562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.65" calcext:value-type="float">
            <text:p>7.65</text:p>
          </table:table-cell>
          <table:table-cell office:value-type="float" office:value="0.132416" calcext:value-type="float">
            <text:p>0.132416</text:p>
          </table:table-cell>
          <table:table-cell office:value-type="float" office:value="-0.167695" calcext:value-type="float">
            <text:p>-0.167695</text:p>
          </table:table-cell>
          <table:table-cell office:value-type="float" office:value="0.0609375" calcext:value-type="float">
            <text:p>0.060937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0.124109" calcext:value-type="float">
            <text:p>0.124109</text:p>
          </table:table-cell>
          <table:table-cell office:value-type="float" office:value="-0.164531" calcext:value-type="float">
            <text:p>-0.164531</text:p>
          </table:table-cell>
          <table:table-cell office:value-type="float" office:value="0.065625" calcext:value-type="float">
            <text:p>0.06562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.75" calcext:value-type="float">
            <text:p>7.75</text:p>
          </table:table-cell>
          <table:table-cell office:value-type="float" office:value="0.115967" calcext:value-type="float">
            <text:p>0.115967</text:p>
          </table:table-cell>
          <table:table-cell office:value-type="float" office:value="-0.161133" calcext:value-type="float">
            <text:p>-0.161133</text:p>
          </table:table-cell>
          <table:table-cell office:value-type="float" office:value="0.0703125" calcext:value-type="float">
            <text:p>0.070312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0.108" calcext:value-type="float">
            <text:p>0.108</text:p>
          </table:table-cell>
          <table:table-cell office:value-type="float" office:value="-0.1575" calcext:value-type="float">
            <text:p>-0.1575</text:p>
          </table:table-cell>
          <table:table-cell office:value-type="float" office:value="0.075" calcext:value-type="float">
            <text:p>0.07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.85" calcext:value-type="float">
            <text:p>7.85</text:p>
          </table:table-cell>
          <table:table-cell office:value-type="float" office:value="0.100221" calcext:value-type="float">
            <text:p>0.100221</text:p>
          </table:table-cell>
          <table:table-cell office:value-type="float" office:value="-0.153633" calcext:value-type="float">
            <text:p>-0.153633</text:p>
          </table:table-cell>
          <table:table-cell office:value-type="float" office:value="0.0796875" calcext:value-type="float">
            <text:p>0.079687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0.0926406" calcext:value-type="float">
            <text:p>0.0926406</text:p>
          </table:table-cell>
          <table:table-cell office:value-type="float" office:value="-0.149531" calcext:value-type="float">
            <text:p>-0.149531</text:p>
          </table:table-cell>
          <table:table-cell office:value-type="float" office:value="0.084375" calcext:value-type="float">
            <text:p>0.08437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.95" calcext:value-type="float">
            <text:p>7.95</text:p>
          </table:table-cell>
          <table:table-cell office:value-type="float" office:value="0.0852715" calcext:value-type="float">
            <text:p>0.0852715</text:p>
          </table:table-cell>
          <table:table-cell office:value-type="float" office:value="-0.145195" calcext:value-type="float">
            <text:p>-0.145195</text:p>
          </table:table-cell>
          <table:table-cell office:value-type="float" office:value="0.0890625" calcext:value-type="float">
            <text:p>0.089062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78125" calcext:value-type="float">
            <text:p>0.078125</text:p>
          </table:table-cell>
          <table:table-cell office:value-type="float" office:value="-0.140625" calcext:value-type="float">
            <text:p>-0.140625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8.05" calcext:value-type="float">
            <text:p>8.05</text:p>
          </table:table-cell>
          <table:table-cell office:value-type="float" office:value="0.0712129" calcext:value-type="float">
            <text:p>0.0712129</text:p>
          </table:table-cell>
          <table:table-cell office:value-type="float" office:value="-0.13582" calcext:value-type="float">
            <text:p>-0.13582</text:p>
          </table:table-cell>
          <table:table-cell office:value-type="float" office:value="0.0984375" calcext:value-type="float">
            <text:p>0.098437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0.0645469" calcext:value-type="float">
            <text:p>0.0645469</text:p>
          </table:table-cell>
          <table:table-cell office:value-type="float" office:value="-0.130781" calcext:value-type="float">
            <text:p>-0.130781</text:p>
          </table:table-cell>
          <table:table-cell office:value-type="float" office:value="0.103125" calcext:value-type="float">
            <text:p>0.10312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8.15" calcext:value-type="float">
            <text:p>8.15</text:p>
          </table:table-cell>
          <table:table-cell office:value-type="float" office:value="0.0581387" calcext:value-type="float">
            <text:p>0.0581387</text:p>
          </table:table-cell>
          <table:table-cell office:value-type="float" office:value="-0.125508" calcext:value-type="float">
            <text:p>-0.125508</text:p>
          </table:table-cell>
          <table:table-cell office:value-type="float" office:value="0.107812" calcext:value-type="float">
            <text:p>0.107812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0.052" calcext:value-type="float">
            <text:p>0.052</text:p>
          </table:table-cell>
          <table:table-cell office:value-type="float" office:value="-0.12" calcext:value-type="float">
            <text:p>-0.12</text:p>
          </table:table-cell>
          <table:table-cell office:value-type="float" office:value="0.1125" calcext:value-type="float">
            <text:p>0.112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8.25" calcext:value-type="float">
            <text:p>8.25</text:p>
          </table:table-cell>
          <table:table-cell office:value-type="float" office:value="0.0461426" calcext:value-type="float">
            <text:p>0.0461426</text:p>
          </table:table-cell>
          <table:table-cell office:value-type="float" office:value="-0.114258" calcext:value-type="float">
            <text:p>-0.114258</text:p>
          </table:table-cell>
          <table:table-cell office:value-type="float" office:value="0.117187" calcext:value-type="float">
            <text:p>0.117187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0.0405781" calcext:value-type="float">
            <text:p>0.0405781</text:p>
          </table:table-cell>
          <table:table-cell office:value-type="float" office:value="-0.108281" calcext:value-type="float">
            <text:p>-0.108281</text:p>
          </table:table-cell>
          <table:table-cell office:value-type="float" office:value="0.121875" calcext:value-type="float">
            <text:p>0.12187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8.35" calcext:value-type="float">
            <text:p>8.35</text:p>
          </table:table-cell>
          <table:table-cell office:value-type="float" office:value="0.0353184" calcext:value-type="float">
            <text:p>0.0353184</text:p>
          </table:table-cell>
          <table:table-cell office:value-type="float" office:value="-0.10207" calcext:value-type="float">
            <text:p>-0.10207</text:p>
          </table:table-cell>
          <table:table-cell office:value-type="float" office:value="0.126562" calcext:value-type="float">
            <text:p>0.126562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0.030375" calcext:value-type="float">
            <text:p>0.030375</text:p>
          </table:table-cell>
          <table:table-cell office:value-type="float" office:value="-0.095625" calcext:value-type="float">
            <text:p>-0.095625</text:p>
          </table:table-cell>
          <table:table-cell office:value-type="float" office:value="0.13125" calcext:value-type="float">
            <text:p>0.1312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8.45" calcext:value-type="float">
            <text:p>8.45</text:p>
          </table:table-cell>
          <table:table-cell office:value-type="float" office:value="0.0257598" calcext:value-type="float">
            <text:p>0.0257598</text:p>
          </table:table-cell>
          <table:table-cell office:value-type="float" office:value="-0.0889453" calcext:value-type="float">
            <text:p>-0.0889453</text:p>
          </table:table-cell>
          <table:table-cell office:value-type="float" office:value="0.135937" calcext:value-type="float">
            <text:p>0.135937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0.0214844" calcext:value-type="float">
            <text:p>0.0214844</text:p>
          </table:table-cell>
          <table:table-cell office:value-type="float" office:value="-0.0820313" calcext:value-type="float">
            <text:p>-0.0820313</text:p>
          </table:table-cell>
          <table:table-cell office:value-type="float" office:value="0.140625" calcext:value-type="float">
            <text:p>0.14062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8.55" calcext:value-type="float">
            <text:p>8.55</text:p>
          </table:table-cell>
          <table:table-cell office:value-type="float" office:value="0.0175605" calcext:value-type="float">
            <text:p>0.0175605</text:p>
          </table:table-cell>
          <table:table-cell office:value-type="float" office:value="-0.0748828" calcext:value-type="float">
            <text:p>-0.0748828</text:p>
          </table:table-cell>
          <table:table-cell office:value-type="float" office:value="0.145312" calcext:value-type="float">
            <text:p>0.145312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0.014" calcext:value-type="float">
            <text:p>0.014</text:p>
          </table:table-cell>
          <table:table-cell office:value-type="float" office:value="-0.0675" calcext:value-type="float">
            <text:p>-0.0675</text:p>
          </table:table-cell>
          <table:table-cell office:value-type="float" office:value="0.15" calcext:value-type="float">
            <text:p>0.1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8.65" calcext:value-type="float">
            <text:p>8.65</text:p>
          </table:table-cell>
          <table:table-cell office:value-type="float" office:value="0.0108145" calcext:value-type="float">
            <text:p>0.0108145</text:p>
          </table:table-cell>
          <table:table-cell office:value-type="float" office:value="-0.0598828" calcext:value-type="float">
            <text:p>-0.0598828</text:p>
          </table:table-cell>
          <table:table-cell office:value-type="float" office:value="0.154687" calcext:value-type="float">
            <text:p>0.154687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0.00801563" calcext:value-type="float">
            <text:p>0.00801563</text:p>
          </table:table-cell>
          <table:table-cell office:value-type="float" office:value="-0.0520313" calcext:value-type="float">
            <text:p>-0.0520313</text:p>
          </table:table-cell>
          <table:table-cell office:value-type="float" office:value="0.159375" calcext:value-type="float">
            <text:p>0.15937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8.75" calcext:value-type="float">
            <text:p>8.75</text:p>
          </table:table-cell>
          <table:table-cell office:value-type="float" office:value="0.00561523" calcext:value-type="float">
            <text:p>0.00561523</text:p>
          </table:table-cell>
          <table:table-cell office:value-type="float" office:value="-0.0439453" calcext:value-type="float">
            <text:p>-0.0439453</text:p>
          </table:table-cell>
          <table:table-cell office:value-type="float" office:value="0.164062" calcext:value-type="float">
            <text:p>0.164062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0.003625" calcext:value-type="float">
            <text:p>0.003625</text:p>
          </table:table-cell>
          <table:table-cell office:value-type="float" office:value="-0.035625" calcext:value-type="float">
            <text:p>-0.035625</text:p>
          </table:table-cell>
          <table:table-cell office:value-type="float" office:value="0.16875" calcext:value-type="float">
            <text:p>0.1687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8.85" calcext:value-type="float">
            <text:p>8.85</text:p>
          </table:table-cell>
          <table:table-cell office:value-type="float" office:value="0.00205664" calcext:value-type="float">
            <text:p>0.00205664</text:p>
          </table:table-cell>
          <table:table-cell office:value-type="float" office:value="-0.0270703" calcext:value-type="float">
            <text:p>-0.0270703</text:p>
          </table:table-cell>
          <table:table-cell office:value-type="float" office:value="0.173437" calcext:value-type="float">
            <text:p>0.173437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0.000921875" calcext:value-type="float">
            <text:p>0.000921875</text:p>
          </table:table-cell>
          <table:table-cell office:value-type="float" office:value="-0.0182813" calcext:value-type="float">
            <text:p>-0.0182813</text:p>
          </table:table-cell>
          <table:table-cell office:value-type="float" office:value="0.178125" calcext:value-type="float">
            <text:p>0.17812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8.95" calcext:value-type="float">
            <text:p>8.95</text:p>
          </table:table-cell>
          <table:table-cell office:value-type="float" office:value="0.000232422" calcext:value-type="float">
            <text:p>0.000232422</text:p>
          </table:table-cell>
          <table:table-cell office:value-type="float" office:value="-0.00925781" calcext:value-type="float">
            <text:p>-0.00925781</text:p>
          </table:table-cell>
          <table:table-cell office:value-type="float" office:value="0.182812" calcext:value-type="float">
            <text:p>0.182812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1.77636E-015" calcext:value-type="float">
            <text:p>1.78E-15</text:p>
          </table:table-cell>
          <table:table-cell table:style-name="ce1" office:value-type="float" office:value="-1.77636E-015" calcext:value-type="float">
            <text:p>-1.78E-15</text:p>
          </table:table-cell>
          <table:table-cell office:value-type="float" office:value="0.1875" calcext:value-type="float">
            <text:p>0.1875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4T22:01:51.940399970</meta:creation-date>
    <dc:date>2022-12-16T12:56:29.136137401</dc:date>
    <meta:editing-duration>PT24M36S</meta:editing-duration>
    <meta:editing-cycles>6</meta:editing-cycles>
    <meta:generator>LibreOffice/7.3.7.2$Linux_X86_64 LibreOffice_project/30$Build-2</meta:generator>
    <meta:document-statistic meta:table-count="1" meta:cell-count="1813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703cm" style:legend-expansion="high" chart:style-name="ch2"/>
        <chart:plot-area chart:style-name="ch3" table:cell-range-address="Sheet1.A1:Sheet1.D181" svg:x="0.32cm" svg:y="0.18cm" svg:width="12.508cm" svg:height="8.64cm">
          <chart:coordinate-region svg:x="1.153cm" svg:y="0.379cm" svg:width="11.053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B1:Sheet1.B181" chart:class="chart:scatter">
            <chart:domain table:cell-range-address="Sheet1.A1:Sheet1.A181"/>
            <chart:data-point chart:repeated="181"/>
          </chart:series>
          <chart:series chart:attached-axis="primary-y" chart:style-name="ch9" chart:values-cell-range-address="Sheet1.C1:Sheet1.C181" chart:class="chart:scatter">
            <chart:data-point chart:repeated="181"/>
          </chart:series>
          <chart:series chart:attached-axis="secondary-y" chart:style-name="ch10" chart:values-cell-range-address="Sheet1.D1:Sheet1.D181" chart:class="chart:scatter">
            <chart:data-point chart:repeated="18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181</svg:desc>
                </draw:g>
              </table:table-cell>
              <table:table-cell office:value-type="float" office:value="0">
                <text:p>0</text:p>
                <draw:g>
                  <svg:desc>Sheet1.B1:Sheet1.B181</svg:desc>
                </draw:g>
              </table:table-cell>
              <table:table-cell office:value-type="float" office:value="0">
                <text:p>0</text:p>
                <draw:g>
                  <svg:desc>Sheet1.C1:Sheet1.C181</svg:desc>
                </draw:g>
              </table:table-cell>
              <table:table-cell office:value-type="float" office:value="0">
                <text:p>0</text:p>
                <draw:g>
                  <svg:desc>Sheet1.D1:Sheet1.D1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5">
                <text:p>1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5">
                <text:p>1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5">
                <text:p>1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5">
                <text:p>1.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">
                <text:p>1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5">
                <text:p>1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5">
                <text:p>1.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5">
                <text:p>1.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75">
                <text:p>1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85">
                <text:p>1.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">
                <text:p>1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5">
                <text:p>1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05">
                <text:p>2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1">
                <text:p>2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15">
                <text:p>2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2">
                <text:p>2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25">
                <text:p>2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3">
                <text:p>2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35">
                <text:p>2.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4">
                <text:p>2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45">
                <text:p>2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55">
                <text:p>2.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6">
                <text:p>2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65">
                <text:p>2.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7">
                <text:p>2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75">
                <text:p>2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8">
                <text:p>2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85">
                <text:p>2.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">
                <text:p>2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95">
                <text:p>2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05">
                <text:p>3.05</text:p>
              </table:table-cell>
              <table:table-cell office:value-type="float" office:value="0.00329844">
                <text:p>0.00329844</text:p>
              </table:table-cell>
              <table:table-cell office:value-type="float" office:value="0.129187">
                <text:p>0.129187</text:p>
              </table:table-cell>
              <table:table-cell office:value-type="float" office:value="15.1637">
                <text:p>15.16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1">
                <text:p>3.1</text:p>
              </table:table-cell>
              <table:table-cell office:value-type="float" office:value="0.01265">
                <text:p>0.01265</text:p>
              </table:table-cell>
              <table:table-cell office:value-type="float" office:value="0.24225">
                <text:p>0.24225</text:p>
              </table:table-cell>
              <table:table-cell office:value-type="float" office:value="15.4675">
                <text:p>15.46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15">
                <text:p>3.15</text:p>
              </table:table-cell>
              <table:table-cell office:value-type="float" office:value="0.0272672">
                <text:p>0.0272672</text:p>
              </table:table-cell>
              <table:table-cell office:value-type="float" office:value="0.339937">
                <text:p>0.339937</text:p>
              </table:table-cell>
              <table:table-cell office:value-type="float" office:value="15.7862">
                <text:p>15.78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2">
                <text:p>3.2</text:p>
              </table:table-cell>
              <table:table-cell office:value-type="float" office:value="0.0464">
                <text:p>0.0464</text:p>
              </table:table-cell>
              <table:table-cell office:value-type="float" office:value="0.423">
                <text:p>0.423</text:p>
              </table:table-cell>
              <table:table-cell office:value-type="float" office:value="16.12">
                <text:p>16.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25">
                <text:p>3.25</text:p>
              </table:table-cell>
              <table:table-cell office:value-type="float" office:value="0.0693359">
                <text:p>0.0693359</text:p>
              </table:table-cell>
              <table:table-cell office:value-type="float" office:value="0.492188">
                <text:p>0.492188</text:p>
              </table:table-cell>
              <table:table-cell office:value-type="float" office:value="16.4687">
                <text:p>16.46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3">
                <text:p>3.3</text:p>
              </table:table-cell>
              <table:table-cell office:value-type="float" office:value="0.0954">
                <text:p>0.0954</text:p>
              </table:table-cell>
              <table:table-cell office:value-type="float" office:value="0.54825">
                <text:p>0.54825</text:p>
              </table:table-cell>
              <table:table-cell office:value-type="float" office:value="16.8325">
                <text:p>16.83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35">
                <text:p>3.35</text:p>
              </table:table-cell>
              <table:table-cell office:value-type="float" office:value="0.123955">
                <text:p>0.123955</text:p>
              </table:table-cell>
              <table:table-cell office:value-type="float" office:value="0.591937">
                <text:p>0.591937</text:p>
              </table:table-cell>
              <table:table-cell office:value-type="float" office:value="17.2112">
                <text:p>17.21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4">
                <text:p>3.4</text:p>
              </table:table-cell>
              <table:table-cell office:value-type="float" office:value="0.1544">
                <text:p>0.1544</text:p>
              </table:table-cell>
              <table:table-cell office:value-type="float" office:value="0.624">
                <text:p>0.624</text:p>
              </table:table-cell>
              <table:table-cell office:value-type="float" office:value="17.605">
                <text:p>17.6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45">
                <text:p>3.45</text:p>
              </table:table-cell>
              <table:table-cell office:value-type="float" office:value="0.186173">
                <text:p>0.186173</text:p>
              </table:table-cell>
              <table:table-cell office:value-type="float" office:value="0.645187">
                <text:p>0.645187</text:p>
              </table:table-cell>
              <table:table-cell office:value-type="float" office:value="18.0137">
                <text:p>18.01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5">
                <text:p>3.5</text:p>
              </table:table-cell>
              <table:table-cell office:value-type="float" office:value="0.21875">
                <text:p>0.21875</text:p>
              </table:table-cell>
              <table:table-cell office:value-type="float" office:value="0.65625">
                <text:p>0.65625</text:p>
              </table:table-cell>
              <table:table-cell office:value-type="float" office:value="18.4375">
                <text:p>18.43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55">
                <text:p>3.55</text:p>
              </table:table-cell>
              <table:table-cell office:value-type="float" office:value="0.251642">
                <text:p>0.251642</text:p>
              </table:table-cell>
              <table:table-cell office:value-type="float" office:value="0.657937">
                <text:p>0.657937</text:p>
              </table:table-cell>
              <table:table-cell office:value-type="float" office:value="18.8762">
                <text:p>18.87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6">
                <text:p>3.6</text:p>
              </table:table-cell>
              <table:table-cell office:value-type="float" office:value="0.2844">
                <text:p>0.2844</text:p>
              </table:table-cell>
              <table:table-cell office:value-type="float" office:value="0.651">
                <text:p>0.651</text:p>
              </table:table-cell>
              <table:table-cell office:value-type="float" office:value="19.33">
                <text:p>19.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65">
                <text:p>3.65</text:p>
              </table:table-cell>
              <table:table-cell office:value-type="float" office:value="0.316611">
                <text:p>0.316611</text:p>
              </table:table-cell>
              <table:table-cell office:value-type="float" office:value="0.636187">
                <text:p>0.636187</text:p>
              </table:table-cell>
              <table:table-cell office:value-type="float" office:value="19.7987">
                <text:p>19.798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7">
                <text:p>3.7</text:p>
              </table:table-cell>
              <table:table-cell office:value-type="float" office:value="0.3479">
                <text:p>0.3479</text:p>
              </table:table-cell>
              <table:table-cell office:value-type="float" office:value="0.61425">
                <text:p>0.61425</text:p>
              </table:table-cell>
              <table:table-cell office:value-type="float" office:value="20.2825">
                <text:p>20.28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75">
                <text:p>3.75</text:p>
              </table:table-cell>
              <table:table-cell office:value-type="float" office:value="0.37793">
                <text:p>0.37793</text:p>
              </table:table-cell>
              <table:table-cell office:value-type="float" office:value="0.585938">
                <text:p>0.585938</text:p>
              </table:table-cell>
              <table:table-cell office:value-type="float" office:value="20.7812">
                <text:p>20.78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8">
                <text:p>3.8</text:p>
              </table:table-cell>
              <table:table-cell office:value-type="float" office:value="0.4064">
                <text:p>0.4064</text:p>
              </table:table-cell>
              <table:table-cell office:value-type="float" office:value="0.552">
                <text:p>0.552</text:p>
              </table:table-cell>
              <table:table-cell office:value-type="float" office:value="21.295">
                <text:p>21.2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85">
                <text:p>3.85</text:p>
              </table:table-cell>
              <table:table-cell office:value-type="float" office:value="0.433048">
                <text:p>0.433048</text:p>
              </table:table-cell>
              <table:table-cell office:value-type="float" office:value="0.513188">
                <text:p>0.513188</text:p>
              </table:table-cell>
              <table:table-cell office:value-type="float" office:value="21.8237">
                <text:p>21.82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9">
                <text:p>3.9</text:p>
              </table:table-cell>
              <table:table-cell office:value-type="float" office:value="0.45765">
                <text:p>0.45765</text:p>
              </table:table-cell>
              <table:table-cell office:value-type="float" office:value="0.47025">
                <text:p>0.47025</text:p>
              </table:table-cell>
              <table:table-cell office:value-type="float" office:value="22.3675">
                <text:p>22.36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95">
                <text:p>3.95</text:p>
              </table:table-cell>
              <table:table-cell office:value-type="float" office:value="0.480017">
                <text:p>0.480017</text:p>
              </table:table-cell>
              <table:table-cell office:value-type="float" office:value="0.423937">
                <text:p>0.423937</text:p>
              </table:table-cell>
              <table:table-cell office:value-type="float" office:value="22.9262">
                <text:p>22.92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0.375">
                <text:p>0.375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05">
                <text:p>4.05</text:p>
              </table:table-cell>
              <table:table-cell office:value-type="float" office:value="0.517486">
                <text:p>0.517486</text:p>
              </table:table-cell>
              <table:table-cell office:value-type="float" office:value="0.324188">
                <text:p>0.324188</text:p>
              </table:table-cell>
              <table:table-cell office:value-type="float" office:value="24.0887">
                <text:p>24.088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1">
                <text:p>4.1</text:p>
              </table:table-cell>
              <table:table-cell office:value-type="float" office:value="0.5324">
                <text:p>0.5324</text:p>
              </table:table-cell>
              <table:table-cell office:value-type="float" office:value="0.27225">
                <text:p>0.27225</text:p>
              </table:table-cell>
              <table:table-cell office:value-type="float" office:value="24.6925">
                <text:p>24.69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15">
                <text:p>4.15</text:p>
              </table:table-cell>
              <table:table-cell office:value-type="float" office:value="0.544705">
                <text:p>0.544705</text:p>
              </table:table-cell>
              <table:table-cell office:value-type="float" office:value="0.219938">
                <text:p>0.219938</text:p>
              </table:table-cell>
              <table:table-cell office:value-type="float" office:value="25.3112">
                <text:p>25.31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2">
                <text:p>4.2</text:p>
              </table:table-cell>
              <table:table-cell office:value-type="float" office:value="0.5544">
                <text:p>0.5544</text:p>
              </table:table-cell>
              <table:table-cell office:value-type="float" office:value="0.168">
                <text:p>0.168</text:p>
              </table:table-cell>
              <table:table-cell office:value-type="float" office:value="25.945">
                <text:p>25.9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25">
                <text:p>4.25</text:p>
              </table:table-cell>
              <table:table-cell office:value-type="float" office:value="0.561523">
                <text:p>0.561523</text:p>
              </table:table-cell>
              <table:table-cell office:value-type="float" office:value="0.117188">
                <text:p>0.117188</text:p>
              </table:table-cell>
              <table:table-cell office:value-type="float" office:value="26.5937">
                <text:p>26.59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3">
                <text:p>4.3</text:p>
              </table:table-cell>
              <table:table-cell office:value-type="float" office:value="0.56615">
                <text:p>0.56615</text:p>
              </table:table-cell>
              <table:table-cell office:value-type="float" office:value="0.06825">
                <text:p>0.06825</text:p>
              </table:table-cell>
              <table:table-cell office:value-type="float" office:value="27.2575">
                <text:p>27.25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35">
                <text:p>4.35</text:p>
              </table:table-cell>
              <table:table-cell office:value-type="float" office:value="0.568392">
                <text:p>0.568392</text:p>
              </table:table-cell>
              <table:table-cell office:value-type="float" office:value="0.0219375">
                <text:p>0.0219375</text:p>
              </table:table-cell>
              <table:table-cell office:value-type="float" office:value="27.9362">
                <text:p>27.93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4">
                <text:p>4.4</text:p>
              </table:table-cell>
              <table:table-cell office:value-type="float" office:value="0.5684">
                <text:p>0.5684</text:p>
              </table:table-cell>
              <table:table-cell office:value-type="float" office:value="-0.021">
                <text:p>-0.021</text:p>
              </table:table-cell>
              <table:table-cell office:value-type="float" office:value="28.63">
                <text:p>28.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45">
                <text:p>4.45</text:p>
              </table:table-cell>
              <table:table-cell office:value-type="float" office:value="0.566361">
                <text:p>0.566361</text:p>
              </table:table-cell>
              <table:table-cell office:value-type="float" office:value="-0.0598125">
                <text:p>-0.0598125</text:p>
              </table:table-cell>
              <table:table-cell office:value-type="float" office:value="29.3387">
                <text:p>29.338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5">
                <text:p>4.5</text:p>
              </table:table-cell>
              <table:table-cell office:value-type="float" office:value="0.5625">
                <text:p>0.5625</text:p>
              </table:table-cell>
              <table:table-cell office:value-type="float" office:value="-0.09375">
                <text:p>-0.09375</text:p>
              </table:table-cell>
              <table:table-cell office:value-type="float" office:value="30.0625">
                <text:p>30.06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55">
                <text:p>4.55</text:p>
              </table:table-cell>
              <table:table-cell office:value-type="float" office:value="0.55708">
                <text:p>0.55708</text:p>
              </table:table-cell>
              <table:table-cell office:value-type="float" office:value="-0.122063">
                <text:p>-0.122063</text:p>
              </table:table-cell>
              <table:table-cell office:value-type="float" office:value="30.8012">
                <text:p>30.80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6">
                <text:p>4.6</text:p>
              </table:table-cell>
              <table:table-cell office:value-type="float" office:value="0.5504">
                <text:p>0.5504</text:p>
              </table:table-cell>
              <table:table-cell office:value-type="float" office:value="-0.144">
                <text:p>-0.144</text:p>
              </table:table-cell>
              <table:table-cell office:value-type="float" office:value="31.555">
                <text:p>31.5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65">
                <text:p>4.65</text:p>
              </table:table-cell>
              <table:table-cell office:value-type="float" office:value="0.542798">
                <text:p>0.542798</text:p>
              </table:table-cell>
              <table:table-cell office:value-type="float" office:value="-0.158813">
                <text:p>-0.158813</text:p>
              </table:table-cell>
              <table:table-cell office:value-type="float" office:value="32.3237">
                <text:p>32.323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7">
                <text:p>4.7</text:p>
              </table:table-cell>
              <table:table-cell office:value-type="float" office:value="0.53465">
                <text:p>0.53465</text:p>
              </table:table-cell>
              <table:table-cell office:value-type="float" office:value="-0.16575">
                <text:p>-0.16575</text:p>
              </table:table-cell>
              <table:table-cell office:value-type="float" office:value="33.1075">
                <text:p>33.10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75">
                <text:p>4.75</text:p>
              </table:table-cell>
              <table:table-cell office:value-type="float" office:value="0.526367">
                <text:p>0.526367</text:p>
              </table:table-cell>
              <table:table-cell office:value-type="float" office:value="-0.164062">
                <text:p>-0.164062</text:p>
              </table:table-cell>
              <table:table-cell office:value-type="float" office:value="33.9062">
                <text:p>33.90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8">
                <text:p>4.8</text:p>
              </table:table-cell>
              <table:table-cell office:value-type="float" office:value="0.5184">
                <text:p>0.5184</text:p>
              </table:table-cell>
              <table:table-cell office:value-type="float" office:value="-0.153">
                <text:p>-0.153</text:p>
              </table:table-cell>
              <table:table-cell office:value-type="float" office:value="34.72">
                <text:p>34.7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85">
                <text:p>4.85</text:p>
              </table:table-cell>
              <table:table-cell office:value-type="float" office:value="0.511236">
                <text:p>0.511236</text:p>
              </table:table-cell>
              <table:table-cell office:value-type="float" office:value="-0.131813">
                <text:p>-0.131813</text:p>
              </table:table-cell>
              <table:table-cell office:value-type="float" office:value="35.5487">
                <text:p>35.548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9">
                <text:p>4.9</text:p>
              </table:table-cell>
              <table:table-cell office:value-type="float" office:value="0.5054">
                <text:p>0.5054</text:p>
              </table:table-cell>
              <table:table-cell office:value-type="float" office:value="-0.09975">
                <text:p>-0.09975</text:p>
              </table:table-cell>
              <table:table-cell office:value-type="float" office:value="36.3925">
                <text:p>36.39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5">
                <text:p>4.95</text:p>
              </table:table-cell>
              <table:table-cell office:value-type="float" office:value="0.501455">
                <text:p>0.501455</text:p>
              </table:table-cell>
              <table:table-cell office:value-type="float" office:value="-0.0560625">
                <text:p>-0.0560625</text:p>
              </table:table-cell>
              <table:table-cell office:value-type="float" office:value="37.2512">
                <text:p>37.25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0000000000000284217">
                <text:p>0.0000000000000284217</text:p>
              </table:table-cell>
              <table:table-cell office:value-type="float" office:value="38.125">
                <text:p>38.1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05">
                <text:p>5.05</text:p>
              </table:table-cell>
              <table:table-cell office:value-type="float" office:value="0.499768">
                <text:p>0.499768</text:p>
              </table:table-cell>
              <table:table-cell office:value-type="float" office:value="-0.00925781">
                <text:p>-0.00925781</text:p>
              </table:table-cell>
              <table:table-cell office:value-type="float" office:value="-0.182813">
                <text:p>-0.18281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1">
                <text:p>5.1</text:p>
              </table:table-cell>
              <table:table-cell office:value-type="float" office:value="0.499078">
                <text:p>0.499078</text:p>
              </table:table-cell>
              <table:table-cell office:value-type="float" office:value="-0.0182812">
                <text:p>-0.0182812</text:p>
              </table:table-cell>
              <table:table-cell office:value-type="float" office:value="-0.178125">
                <text:p>-0.1781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15">
                <text:p>5.15</text:p>
              </table:table-cell>
              <table:table-cell office:value-type="float" office:value="0.497943">
                <text:p>0.497943</text:p>
              </table:table-cell>
              <table:table-cell office:value-type="float" office:value="-0.0270703">
                <text:p>-0.0270703</text:p>
              </table:table-cell>
              <table:table-cell office:value-type="float" office:value="-0.173438">
                <text:p>-0.17343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2">
                <text:p>5.2</text:p>
              </table:table-cell>
              <table:table-cell office:value-type="float" office:value="0.496375">
                <text:p>0.496375</text:p>
              </table:table-cell>
              <table:table-cell office:value-type="float" office:value="-0.035625">
                <text:p>-0.035625</text:p>
              </table:table-cell>
              <table:table-cell office:value-type="float" office:value="-0.16875">
                <text:p>-0.168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25">
                <text:p>5.25</text:p>
              </table:table-cell>
              <table:table-cell office:value-type="float" office:value="0.494385">
                <text:p>0.494385</text:p>
              </table:table-cell>
              <table:table-cell office:value-type="float" office:value="-0.0439453">
                <text:p>-0.0439453</text:p>
              </table:table-cell>
              <table:table-cell office:value-type="float" office:value="-0.164063">
                <text:p>-0.1640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3">
                <text:p>5.3</text:p>
              </table:table-cell>
              <table:table-cell office:value-type="float" office:value="0.491984">
                <text:p>0.491984</text:p>
              </table:table-cell>
              <table:table-cell office:value-type="float" office:value="-0.0520312">
                <text:p>-0.0520312</text:p>
              </table:table-cell>
              <table:table-cell office:value-type="float" office:value="-0.159375">
                <text:p>-0.1593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.35">
                <text:p>5.35</text:p>
              </table:table-cell>
              <table:table-cell office:value-type="float" office:value="0.489186">
                <text:p>0.489186</text:p>
              </table:table-cell>
              <table:table-cell office:value-type="float" office:value="-0.0598828">
                <text:p>-0.0598828</text:p>
              </table:table-cell>
              <table:table-cell office:value-type="float" office:value="-0.154688">
                <text:p>-0.15468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4">
                <text:p>5.4</text:p>
              </table:table-cell>
              <table:table-cell office:value-type="float" office:value="0.486">
                <text:p>0.486</text:p>
              </table:table-cell>
              <table:table-cell office:value-type="float" office:value="-0.0675">
                <text:p>-0.0675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45">
                <text:p>5.45</text:p>
              </table:table-cell>
              <table:table-cell office:value-type="float" office:value="0.482439">
                <text:p>0.482439</text:p>
              </table:table-cell>
              <table:table-cell office:value-type="float" office:value="-0.0748828">
                <text:p>-0.0748828</text:p>
              </table:table-cell>
              <table:table-cell office:value-type="float" office:value="-0.145313">
                <text:p>-0.14531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5">
                <text:p>5.5</text:p>
              </table:table-cell>
              <table:table-cell office:value-type="float" office:value="0.478516">
                <text:p>0.478516</text:p>
              </table:table-cell>
              <table:table-cell office:value-type="float" office:value="-0.0820312">
                <text:p>-0.0820312</text:p>
              </table:table-cell>
              <table:table-cell office:value-type="float" office:value="-0.140625">
                <text:p>-0.1406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55">
                <text:p>5.55</text:p>
              </table:table-cell>
              <table:table-cell office:value-type="float" office:value="0.47424">
                <text:p>0.47424</text:p>
              </table:table-cell>
              <table:table-cell office:value-type="float" office:value="-0.0889453">
                <text:p>-0.0889453</text:p>
              </table:table-cell>
              <table:table-cell office:value-type="float" office:value="-0.135938">
                <text:p>-0.13593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6">
                <text:p>5.6</text:p>
              </table:table-cell>
              <table:table-cell office:value-type="float" office:value="0.469625">
                <text:p>0.469625</text:p>
              </table:table-cell>
              <table:table-cell office:value-type="float" office:value="-0.095625">
                <text:p>-0.095625</text:p>
              </table:table-cell>
              <table:table-cell office:value-type="float" office:value="-0.13125">
                <text:p>-0.131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65">
                <text:p>5.65</text:p>
              </table:table-cell>
              <table:table-cell office:value-type="float" office:value="0.464682">
                <text:p>0.464682</text:p>
              </table:table-cell>
              <table:table-cell office:value-type="float" office:value="-0.10207">
                <text:p>-0.10207</text:p>
              </table:table-cell>
              <table:table-cell office:value-type="float" office:value="-0.126563">
                <text:p>-0.12656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7">
                <text:p>5.7</text:p>
              </table:table-cell>
              <table:table-cell office:value-type="float" office:value="0.459422">
                <text:p>0.459422</text:p>
              </table:table-cell>
              <table:table-cell office:value-type="float" office:value="-0.108281">
                <text:p>-0.108281</text:p>
              </table:table-cell>
              <table:table-cell office:value-type="float" office:value="-0.121875">
                <text:p>-0.1218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75">
                <text:p>5.75</text:p>
              </table:table-cell>
              <table:table-cell office:value-type="float" office:value="0.453857">
                <text:p>0.453857</text:p>
              </table:table-cell>
              <table:table-cell office:value-type="float" office:value="-0.114258">
                <text:p>-0.114258</text:p>
              </table:table-cell>
              <table:table-cell office:value-type="float" office:value="-0.117188">
                <text:p>-0.11718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8">
                <text:p>5.8</text:p>
              </table:table-cell>
              <table:table-cell office:value-type="float" office:value="0.448">
                <text:p>0.448</text:p>
              </table:table-cell>
              <table:table-cell office:value-type="float" office:value="-0.12">
                <text:p>-0.12</text:p>
              </table:table-cell>
              <table:table-cell office:value-type="float" office:value="-0.1125">
                <text:p>-0.11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.85">
                <text:p>5.85</text:p>
              </table:table-cell>
              <table:table-cell office:value-type="float" office:value="0.441861">
                <text:p>0.441861</text:p>
              </table:table-cell>
              <table:table-cell office:value-type="float" office:value="-0.125508">
                <text:p>-0.125508</text:p>
              </table:table-cell>
              <table:table-cell office:value-type="float" office:value="-0.107813">
                <text:p>-0.10781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9">
                <text:p>5.9</text:p>
              </table:table-cell>
              <table:table-cell office:value-type="float" office:value="0.435453">
                <text:p>0.435453</text:p>
              </table:table-cell>
              <table:table-cell office:value-type="float" office:value="-0.130781">
                <text:p>-0.130781</text:p>
              </table:table-cell>
              <table:table-cell office:value-type="float" office:value="-0.103125">
                <text:p>-0.1031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95">
                <text:p>5.95</text:p>
              </table:table-cell>
              <table:table-cell office:value-type="float" office:value="0.428787">
                <text:p>0.428787</text:p>
              </table:table-cell>
              <table:table-cell office:value-type="float" office:value="-0.13582">
                <text:p>-0.13582</text:p>
              </table:table-cell>
              <table:table-cell office:value-type="float" office:value="-0.0984375">
                <text:p>-0.09843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">
                <text:p>6</text:p>
              </table:table-cell>
              <table:table-cell office:value-type="float" office:value="0.421875">
                <text:p>0.421875</text:p>
              </table:table-cell>
              <table:table-cell office:value-type="float" office:value="-0.140625">
                <text:p>-0.140625</text:p>
              </table:table-cell>
              <table:table-cell office:value-type="float" office:value="-0.09375">
                <text:p>-0.093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05">
                <text:p>6.05</text:p>
              </table:table-cell>
              <table:table-cell office:value-type="float" office:value="0.414729">
                <text:p>0.414729</text:p>
              </table:table-cell>
              <table:table-cell office:value-type="float" office:value="-0.145195">
                <text:p>-0.145195</text:p>
              </table:table-cell>
              <table:table-cell office:value-type="float" office:value="-0.0890625">
                <text:p>-0.08906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.1">
                <text:p>6.1</text:p>
              </table:table-cell>
              <table:table-cell office:value-type="float" office:value="0.407359">
                <text:p>0.407359</text:p>
              </table:table-cell>
              <table:table-cell office:value-type="float" office:value="-0.149531">
                <text:p>-0.149531</text:p>
              </table:table-cell>
              <table:table-cell office:value-type="float" office:value="-0.084375">
                <text:p>-0.0843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.15">
                <text:p>6.15</text:p>
              </table:table-cell>
              <table:table-cell office:value-type="float" office:value="0.399779">
                <text:p>0.399779</text:p>
              </table:table-cell>
              <table:table-cell office:value-type="float" office:value="-0.153633">
                <text:p>-0.153633</text:p>
              </table:table-cell>
              <table:table-cell office:value-type="float" office:value="-0.0796875">
                <text:p>-0.07968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.2">
                <text:p>6.2</text:p>
              </table:table-cell>
              <table:table-cell office:value-type="float" office:value="0.392">
                <text:p>0.392</text:p>
              </table:table-cell>
              <table:table-cell office:value-type="float" office:value="-0.1575">
                <text:p>-0.1575</text:p>
              </table:table-cell>
              <table:table-cell office:value-type="float" office:value="-0.075">
                <text:p>-0.0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25">
                <text:p>6.25</text:p>
              </table:table-cell>
              <table:table-cell office:value-type="float" office:value="0.384033">
                <text:p>0.384033</text:p>
              </table:table-cell>
              <table:table-cell office:value-type="float" office:value="-0.161133">
                <text:p>-0.161133</text:p>
              </table:table-cell>
              <table:table-cell office:value-type="float" office:value="-0.0703125">
                <text:p>-0.07031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3">
                <text:p>6.3</text:p>
              </table:table-cell>
              <table:table-cell office:value-type="float" office:value="0.375891">
                <text:p>0.375891</text:p>
              </table:table-cell>
              <table:table-cell office:value-type="float" office:value="-0.164531">
                <text:p>-0.164531</text:p>
              </table:table-cell>
              <table:table-cell office:value-type="float" office:value="-0.065625">
                <text:p>-0.0656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35">
                <text:p>6.35</text:p>
              </table:table-cell>
              <table:table-cell office:value-type="float" office:value="0.367584">
                <text:p>0.367584</text:p>
              </table:table-cell>
              <table:table-cell office:value-type="float" office:value="-0.167695">
                <text:p>-0.167695</text:p>
              </table:table-cell>
              <table:table-cell office:value-type="float" office:value="-0.0609375">
                <text:p>-0.06093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4">
                <text:p>6.4</text:p>
              </table:table-cell>
              <table:table-cell office:value-type="float" office:value="0.359125">
                <text:p>0.359125</text:p>
              </table:table-cell>
              <table:table-cell office:value-type="float" office:value="-0.170625">
                <text:p>-0.170625</text:p>
              </table:table-cell>
              <table:table-cell office:value-type="float" office:value="-0.05625">
                <text:p>-0.056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.45">
                <text:p>6.45</text:p>
              </table:table-cell>
              <table:table-cell office:value-type="float" office:value="0.350525">
                <text:p>0.350525</text:p>
              </table:table-cell>
              <table:table-cell office:value-type="float" office:value="-0.17332">
                <text:p>-0.17332</text:p>
              </table:table-cell>
              <table:table-cell office:value-type="float" office:value="-0.0515625">
                <text:p>-0.05156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5">
                <text:p>6.5</text:p>
              </table:table-cell>
              <table:table-cell office:value-type="float" office:value="0.341797">
                <text:p>0.341797</text:p>
              </table:table-cell>
              <table:table-cell office:value-type="float" office:value="-0.175781">
                <text:p>-0.175781</text:p>
              </table:table-cell>
              <table:table-cell office:value-type="float" office:value="-0.046875">
                <text:p>-0.0468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55">
                <text:p>6.55</text:p>
              </table:table-cell>
              <table:table-cell office:value-type="float" office:value="0.332951">
                <text:p>0.332951</text:p>
              </table:table-cell>
              <table:table-cell office:value-type="float" office:value="-0.178008">
                <text:p>-0.178008</text:p>
              </table:table-cell>
              <table:table-cell office:value-type="float" office:value="-0.0421875">
                <text:p>-0.04218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6">
                <text:p>6.6</text:p>
              </table:table-cell>
              <table:table-cell office:value-type="float" office:value="0.324">
                <text:p>0.324</text:p>
              </table:table-cell>
              <table:table-cell office:value-type="float" office:value="-0.18">
                <text:p>-0.18</text:p>
              </table:table-cell>
              <table:table-cell office:value-type="float" office:value="-0.0375">
                <text:p>-0.03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65">
                <text:p>6.65</text:p>
              </table:table-cell>
              <table:table-cell office:value-type="float" office:value="0.314955">
                <text:p>0.314955</text:p>
              </table:table-cell>
              <table:table-cell office:value-type="float" office:value="-0.181758">
                <text:p>-0.181758</text:p>
              </table:table-cell>
              <table:table-cell office:value-type="float" office:value="-0.0328125">
                <text:p>-0.03281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7">
                <text:p>6.7</text:p>
              </table:table-cell>
              <table:table-cell office:value-type="float" office:value="0.305828">
                <text:p>0.305828</text:p>
              </table:table-cell>
              <table:table-cell office:value-type="float" office:value="-0.183281">
                <text:p>-0.183281</text:p>
              </table:table-cell>
              <table:table-cell office:value-type="float" office:value="-0.028125">
                <text:p>-0.0281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75">
                <text:p>6.75</text:p>
              </table:table-cell>
              <table:table-cell office:value-type="float" office:value="0.296631">
                <text:p>0.296631</text:p>
              </table:table-cell>
              <table:table-cell office:value-type="float" office:value="-0.18457">
                <text:p>-0.18457</text:p>
              </table:table-cell>
              <table:table-cell office:value-type="float" office:value="-0.0234375">
                <text:p>-0.02343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8">
                <text:p>6.8</text:p>
              </table:table-cell>
              <table:table-cell office:value-type="float" office:value="0.287375">
                <text:p>0.287375</text:p>
              </table:table-cell>
              <table:table-cell office:value-type="float" office:value="-0.185625">
                <text:p>-0.185625</text:p>
              </table:table-cell>
              <table:table-cell office:value-type="float" office:value="-0.01875">
                <text:p>-0.0187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85">
                <text:p>6.85</text:p>
              </table:table-cell>
              <table:table-cell office:value-type="float" office:value="0.278072">
                <text:p>0.278072</text:p>
              </table:table-cell>
              <table:table-cell office:value-type="float" office:value="-0.186445">
                <text:p>-0.186445</text:p>
              </table:table-cell>
              <table:table-cell office:value-type="float" office:value="-0.0140625">
                <text:p>-0.01406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.9">
                <text:p>6.9</text:p>
              </table:table-cell>
              <table:table-cell office:value-type="float" office:value="0.268734">
                <text:p>0.268734</text:p>
              </table:table-cell>
              <table:table-cell office:value-type="float" office:value="-0.187031">
                <text:p>-0.187031</text:p>
              </table:table-cell>
              <table:table-cell office:value-type="float" office:value="-0.009375">
                <text:p>-0.0093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.95">
                <text:p>6.95</text:p>
              </table:table-cell>
              <table:table-cell office:value-type="float" office:value="0.259373">
                <text:p>0.259373</text:p>
              </table:table-cell>
              <table:table-cell office:value-type="float" office:value="-0.187383">
                <text:p>-0.187383</text:p>
              </table:table-cell>
              <table:table-cell office:value-type="float" office:value="-0.0046875">
                <text:p>-0.00468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">
                <text:p>7</text:p>
              </table:table-cell>
              <table:table-cell office:value-type="float" office:value="0.25">
                <text:p>0.25</text:p>
              </table:table-cell>
              <table:table-cell office:value-type="float" office:value="-0.1875">
                <text:p>-0.1875</text:p>
              </table:table-cell>
              <table:table-cell office:value-type="float" office:value="-1.55431E-015">
                <text:p>-1.55431E-0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.05">
                <text:p>7.05</text:p>
              </table:table-cell>
              <table:table-cell office:value-type="float" office:value="0.240627">
                <text:p>0.240627</text:p>
              </table:table-cell>
              <table:table-cell office:value-type="float" office:value="-0.187383">
                <text:p>-0.187383</text:p>
              </table:table-cell>
              <table:table-cell office:value-type="float" office:value="0.0046875">
                <text:p>0.004687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.1">
                <text:p>7.1</text:p>
              </table:table-cell>
              <table:table-cell office:value-type="float" office:value="0.231266">
                <text:p>0.231266</text:p>
              </table:table-cell>
              <table:table-cell office:value-type="float" office:value="-0.187031">
                <text:p>-0.187031</text:p>
              </table:table-cell>
              <table:table-cell office:value-type="float" office:value="0.009375">
                <text:p>0.00937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.15">
                <text:p>7.15</text:p>
              </table:table-cell>
              <table:table-cell office:value-type="float" office:value="0.221928">
                <text:p>0.221928</text:p>
              </table:table-cell>
              <table:table-cell office:value-type="float" office:value="-0.186445">
                <text:p>-0.186445</text:p>
              </table:table-cell>
              <table:table-cell office:value-type="float" office:value="0.0140625">
                <text:p>0.01406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.2">
                <text:p>7.2</text:p>
              </table:table-cell>
              <table:table-cell office:value-type="float" office:value="0.212625">
                <text:p>0.212625</text:p>
              </table:table-cell>
              <table:table-cell office:value-type="float" office:value="-0.185625">
                <text:p>-0.185625</text:p>
              </table:table-cell>
              <table:table-cell office:value-type="float" office:value="0.01875">
                <text:p>0.018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.25">
                <text:p>7.25</text:p>
              </table:table-cell>
              <table:table-cell office:value-type="float" office:value="0.203369">
                <text:p>0.203369</text:p>
              </table:table-cell>
              <table:table-cell office:value-type="float" office:value="-0.18457">
                <text:p>-0.18457</text:p>
              </table:table-cell>
              <table:table-cell office:value-type="float" office:value="0.0234375">
                <text:p>0.02343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.3">
                <text:p>7.3</text:p>
              </table:table-cell>
              <table:table-cell office:value-type="float" office:value="0.194172">
                <text:p>0.194172</text:p>
              </table:table-cell>
              <table:table-cell office:value-type="float" office:value="-0.183281">
                <text:p>-0.183281</text:p>
              </table:table-cell>
              <table:table-cell office:value-type="float" office:value="0.028125">
                <text:p>0.0281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.35">
                <text:p>7.35</text:p>
              </table:table-cell>
              <table:table-cell office:value-type="float" office:value="0.185045">
                <text:p>0.185045</text:p>
              </table:table-cell>
              <table:table-cell office:value-type="float" office:value="-0.181758">
                <text:p>-0.181758</text:p>
              </table:table-cell>
              <table:table-cell office:value-type="float" office:value="0.0328125">
                <text:p>0.03281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4">
                <text:p>7.4</text:p>
              </table:table-cell>
              <table:table-cell office:value-type="float" office:value="0.176">
                <text:p>0.176</text:p>
              </table:table-cell>
              <table:table-cell office:value-type="float" office:value="-0.18">
                <text:p>-0.18</text:p>
              </table:table-cell>
              <table:table-cell office:value-type="float" office:value="0.0375">
                <text:p>0.037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45">
                <text:p>7.45</text:p>
              </table:table-cell>
              <table:table-cell office:value-type="float" office:value="0.167049">
                <text:p>0.167049</text:p>
              </table:table-cell>
              <table:table-cell office:value-type="float" office:value="-0.178008">
                <text:p>-0.178008</text:p>
              </table:table-cell>
              <table:table-cell office:value-type="float" office:value="0.0421875">
                <text:p>0.04218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.5">
                <text:p>7.5</text:p>
              </table:table-cell>
              <table:table-cell office:value-type="float" office:value="0.158203">
                <text:p>0.158203</text:p>
              </table:table-cell>
              <table:table-cell office:value-type="float" office:value="-0.175781">
                <text:p>-0.175781</text:p>
              </table:table-cell>
              <table:table-cell office:value-type="float" office:value="0.046875">
                <text:p>0.0468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.55">
                <text:p>7.55</text:p>
              </table:table-cell>
              <table:table-cell office:value-type="float" office:value="0.149475">
                <text:p>0.149475</text:p>
              </table:table-cell>
              <table:table-cell office:value-type="float" office:value="-0.17332">
                <text:p>-0.17332</text:p>
              </table:table-cell>
              <table:table-cell office:value-type="float" office:value="0.0515625">
                <text:p>0.05156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.6">
                <text:p>7.6</text:p>
              </table:table-cell>
              <table:table-cell office:value-type="float" office:value="0.140875">
                <text:p>0.140875</text:p>
              </table:table-cell>
              <table:table-cell office:value-type="float" office:value="-0.170625">
                <text:p>-0.170625</text:p>
              </table:table-cell>
              <table:table-cell office:value-type="float" office:value="0.05625">
                <text:p>0.056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.65">
                <text:p>7.65</text:p>
              </table:table-cell>
              <table:table-cell office:value-type="float" office:value="0.132416">
                <text:p>0.132416</text:p>
              </table:table-cell>
              <table:table-cell office:value-type="float" office:value="-0.167695">
                <text:p>-0.167695</text:p>
              </table:table-cell>
              <table:table-cell office:value-type="float" office:value="0.0609375">
                <text:p>0.06093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.7">
                <text:p>7.7</text:p>
              </table:table-cell>
              <table:table-cell office:value-type="float" office:value="0.124109">
                <text:p>0.124109</text:p>
              </table:table-cell>
              <table:table-cell office:value-type="float" office:value="-0.164531">
                <text:p>-0.164531</text:p>
              </table:table-cell>
              <table:table-cell office:value-type="float" office:value="0.065625">
                <text:p>0.0656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.75">
                <text:p>7.75</text:p>
              </table:table-cell>
              <table:table-cell office:value-type="float" office:value="0.115967">
                <text:p>0.115967</text:p>
              </table:table-cell>
              <table:table-cell office:value-type="float" office:value="-0.161133">
                <text:p>-0.161133</text:p>
              </table:table-cell>
              <table:table-cell office:value-type="float" office:value="0.0703125">
                <text:p>0.07031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.8">
                <text:p>7.8</text:p>
              </table:table-cell>
              <table:table-cell office:value-type="float" office:value="0.108">
                <text:p>0.108</text:p>
              </table:table-cell>
              <table:table-cell office:value-type="float" office:value="-0.1575">
                <text:p>-0.1575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.85">
                <text:p>7.85</text:p>
              </table:table-cell>
              <table:table-cell office:value-type="float" office:value="0.100221">
                <text:p>0.100221</text:p>
              </table:table-cell>
              <table:table-cell office:value-type="float" office:value="-0.153633">
                <text:p>-0.153633</text:p>
              </table:table-cell>
              <table:table-cell office:value-type="float" office:value="0.0796875">
                <text:p>0.07968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.9">
                <text:p>7.9</text:p>
              </table:table-cell>
              <table:table-cell office:value-type="float" office:value="0.0926406">
                <text:p>0.0926406</text:p>
              </table:table-cell>
              <table:table-cell office:value-type="float" office:value="-0.149531">
                <text:p>-0.149531</text:p>
              </table:table-cell>
              <table:table-cell office:value-type="float" office:value="0.084375">
                <text:p>0.08437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.95">
                <text:p>7.95</text:p>
              </table:table-cell>
              <table:table-cell office:value-type="float" office:value="0.0852715">
                <text:p>0.0852715</text:p>
              </table:table-cell>
              <table:table-cell office:value-type="float" office:value="-0.145195">
                <text:p>-0.145195</text:p>
              </table:table-cell>
              <table:table-cell office:value-type="float" office:value="0.0890625">
                <text:p>0.08906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">
                <text:p>8</text:p>
              </table:table-cell>
              <table:table-cell office:value-type="float" office:value="0.078125">
                <text:p>0.078125</text:p>
              </table:table-cell>
              <table:table-cell office:value-type="float" office:value="-0.140625">
                <text:p>-0.140625</text:p>
              </table:table-cell>
              <table:table-cell office:value-type="float" office:value="0.09375">
                <text:p>0.093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.05">
                <text:p>8.05</text:p>
              </table:table-cell>
              <table:table-cell office:value-type="float" office:value="0.0712129">
                <text:p>0.0712129</text:p>
              </table:table-cell>
              <table:table-cell office:value-type="float" office:value="-0.13582">
                <text:p>-0.13582</text:p>
              </table:table-cell>
              <table:table-cell office:value-type="float" office:value="0.0984375">
                <text:p>0.098437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.1">
                <text:p>8.1</text:p>
              </table:table-cell>
              <table:table-cell office:value-type="float" office:value="0.0645469">
                <text:p>0.0645469</text:p>
              </table:table-cell>
              <table:table-cell office:value-type="float" office:value="-0.130781">
                <text:p>-0.130781</text:p>
              </table:table-cell>
              <table:table-cell office:value-type="float" office:value="0.103125">
                <text:p>0.1031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.15">
                <text:p>8.15</text:p>
              </table:table-cell>
              <table:table-cell office:value-type="float" office:value="0.0581387">
                <text:p>0.0581387</text:p>
              </table:table-cell>
              <table:table-cell office:value-type="float" office:value="-0.125508">
                <text:p>-0.125508</text:p>
              </table:table-cell>
              <table:table-cell office:value-type="float" office:value="0.107812">
                <text:p>0.10781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.2">
                <text:p>8.2</text:p>
              </table:table-cell>
              <table:table-cell office:value-type="float" office:value="0.052">
                <text:p>0.052</text:p>
              </table:table-cell>
              <table:table-cell office:value-type="float" office:value="-0.12">
                <text:p>-0.12</text:p>
              </table:table-cell>
              <table:table-cell office:value-type="float" office:value="0.1125">
                <text:p>0.11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.25">
                <text:p>8.25</text:p>
              </table:table-cell>
              <table:table-cell office:value-type="float" office:value="0.0461426">
                <text:p>0.0461426</text:p>
              </table:table-cell>
              <table:table-cell office:value-type="float" office:value="-0.114258">
                <text:p>-0.114258</text:p>
              </table:table-cell>
              <table:table-cell office:value-type="float" office:value="0.117187">
                <text:p>0.11718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.3">
                <text:p>8.3</text:p>
              </table:table-cell>
              <table:table-cell office:value-type="float" office:value="0.0405781">
                <text:p>0.0405781</text:p>
              </table:table-cell>
              <table:table-cell office:value-type="float" office:value="-0.108281">
                <text:p>-0.108281</text:p>
              </table:table-cell>
              <table:table-cell office:value-type="float" office:value="0.121875">
                <text:p>0.1218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.35">
                <text:p>8.35</text:p>
              </table:table-cell>
              <table:table-cell office:value-type="float" office:value="0.0353184">
                <text:p>0.0353184</text:p>
              </table:table-cell>
              <table:table-cell office:value-type="float" office:value="-0.10207">
                <text:p>-0.10207</text:p>
              </table:table-cell>
              <table:table-cell office:value-type="float" office:value="0.126562">
                <text:p>0.12656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.4">
                <text:p>8.4</text:p>
              </table:table-cell>
              <table:table-cell office:value-type="float" office:value="0.030375">
                <text:p>0.030375</text:p>
              </table:table-cell>
              <table:table-cell office:value-type="float" office:value="-0.095625">
                <text:p>-0.095625</text:p>
              </table:table-cell>
              <table:table-cell office:value-type="float" office:value="0.13125">
                <text:p>0.1312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.45">
                <text:p>8.45</text:p>
              </table:table-cell>
              <table:table-cell office:value-type="float" office:value="0.0257598">
                <text:p>0.0257598</text:p>
              </table:table-cell>
              <table:table-cell office:value-type="float" office:value="-0.0889453">
                <text:p>-0.0889453</text:p>
              </table:table-cell>
              <table:table-cell office:value-type="float" office:value="0.135937">
                <text:p>0.13593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.5">
                <text:p>8.5</text:p>
              </table:table-cell>
              <table:table-cell office:value-type="float" office:value="0.0214844">
                <text:p>0.0214844</text:p>
              </table:table-cell>
              <table:table-cell office:value-type="float" office:value="-0.0820313">
                <text:p>-0.0820313</text:p>
              </table:table-cell>
              <table:table-cell office:value-type="float" office:value="0.140625">
                <text:p>0.1406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.55">
                <text:p>8.55</text:p>
              </table:table-cell>
              <table:table-cell office:value-type="float" office:value="0.0175605">
                <text:p>0.0175605</text:p>
              </table:table-cell>
              <table:table-cell office:value-type="float" office:value="-0.0748828">
                <text:p>-0.0748828</text:p>
              </table:table-cell>
              <table:table-cell office:value-type="float" office:value="0.145312">
                <text:p>0.14531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.6">
                <text:p>8.6</text:p>
              </table:table-cell>
              <table:table-cell office:value-type="float" office:value="0.014">
                <text:p>0.014</text:p>
              </table:table-cell>
              <table:table-cell office:value-type="float" office:value="-0.0675">
                <text:p>-0.067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.65">
                <text:p>8.65</text:p>
              </table:table-cell>
              <table:table-cell office:value-type="float" office:value="0.0108145">
                <text:p>0.0108145</text:p>
              </table:table-cell>
              <table:table-cell office:value-type="float" office:value="-0.0598828">
                <text:p>-0.0598828</text:p>
              </table:table-cell>
              <table:table-cell office:value-type="float" office:value="0.154687">
                <text:p>0.15468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.7">
                <text:p>8.7</text:p>
              </table:table-cell>
              <table:table-cell office:value-type="float" office:value="0.00801563">
                <text:p>0.00801563</text:p>
              </table:table-cell>
              <table:table-cell office:value-type="float" office:value="-0.0520313">
                <text:p>-0.0520313</text:p>
              </table:table-cell>
              <table:table-cell office:value-type="float" office:value="0.159375">
                <text:p>0.15937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.75">
                <text:p>8.75</text:p>
              </table:table-cell>
              <table:table-cell office:value-type="float" office:value="0.00561523">
                <text:p>0.00561523</text:p>
              </table:table-cell>
              <table:table-cell office:value-type="float" office:value="-0.0439453">
                <text:p>-0.0439453</text:p>
              </table:table-cell>
              <table:table-cell office:value-type="float" office:value="0.164062">
                <text:p>0.16406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.8">
                <text:p>8.8</text:p>
              </table:table-cell>
              <table:table-cell office:value-type="float" office:value="0.003625">
                <text:p>0.003625</text:p>
              </table:table-cell>
              <table:table-cell office:value-type="float" office:value="-0.035625">
                <text:p>-0.035625</text:p>
              </table:table-cell>
              <table:table-cell office:value-type="float" office:value="0.16875">
                <text:p>0.168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.85">
                <text:p>8.85</text:p>
              </table:table-cell>
              <table:table-cell office:value-type="float" office:value="0.00205664">
                <text:p>0.00205664</text:p>
              </table:table-cell>
              <table:table-cell office:value-type="float" office:value="-0.0270703">
                <text:p>-0.0270703</text:p>
              </table:table-cell>
              <table:table-cell office:value-type="float" office:value="0.173437">
                <text:p>0.17343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.9">
                <text:p>8.9</text:p>
              </table:table-cell>
              <table:table-cell office:value-type="float" office:value="0.000921875">
                <text:p>0.000921875</text:p>
              </table:table-cell>
              <table:table-cell office:value-type="float" office:value="-0.0182813">
                <text:p>-0.0182813</text:p>
              </table:table-cell>
              <table:table-cell office:value-type="float" office:value="0.178125">
                <text:p>0.1781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.95">
                <text:p>8.95</text:p>
              </table:table-cell>
              <table:table-cell office:value-type="float" office:value="0.000232422">
                <text:p>0.000232422</text:p>
              </table:table-cell>
              <table:table-cell office:value-type="float" office:value="-0.00925781">
                <text:p>-0.00925781</text:p>
              </table:table-cell>
              <table:table-cell office:value-type="float" office:value="0.182812">
                <text:p>0.18281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">
                <text:p>9</text:p>
              </table:table-cell>
              <table:table-cell office:value-type="float" office:value="1.77636E-015">
                <text:p>1.77636E-015</text:p>
              </table:table-cell>
              <table:table-cell office:value-type="float" office:value="-1.77636E-015">
                <text:p>-1.77636E-015</text:p>
              </table:table-cell>
              <table:table-cell office:value-type="float" office:value="0.1875">
                <text:p>0.18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21cm" svg:y="3.703cm" style:legend-expansion="high" chart:style-name="ch2"/>
        <chart:plot-area chart:style-name="ch3" table:cell-range-address="Sheet1.A1:Sheet1.A181 Sheet1.E1:Sheet1.G181" svg:x="0.32cm" svg:y="0.18cm" svg:width="12.481cm" svg:height="8.64cm">
          <chart:coordinate-region svg:x="0.862cm" svg:y="0.379cm" svg:width="11.752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1:Sheet1.E181" chart:class="chart:scatter">
            <chart:domain table:cell-range-address="Sheet1.A1:Sheet1.A181"/>
            <chart:data-point chart:repeated="181"/>
          </chart:series>
          <chart:series chart:style-name="ch8" chart:values-cell-range-address="Sheet1.F1:Sheet1.F181" chart:class="chart:scatter">
            <chart:data-point chart:repeated="181"/>
          </chart:series>
          <chart:series chart:style-name="ch9" chart:values-cell-range-address="Sheet1.G1:Sheet1.G181" chart:class="chart:scatter">
            <chart:data-point chart:repeated="18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181</svg:desc>
                </draw:g>
              </table:table-cell>
              <table:table-cell office:value-type="float" office:value="1.6">
                <text:p>1.6</text:p>
                <draw:g>
                  <svg:desc>Sheet1.E1:Sheet1.E181</svg:desc>
                </draw:g>
              </table:table-cell>
              <table:table-cell office:value-type="float" office:value="0">
                <text:p>0</text:p>
                <draw:g>
                  <svg:desc>Sheet1.F1:Sheet1.F181</svg:desc>
                </draw:g>
              </table:table-cell>
              <table:table-cell office:value-type="float" office:value="-3.6">
                <text:p>-3.6</text:p>
                <draw:g>
                  <svg:desc>Sheet1.G1:Sheet1.G1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1.59565">
                <text:p>1.59565</text:p>
              </table:table-cell>
              <table:table-cell office:value-type="float" office:value="-0.171">
                <text:p>-0.171</text:p>
              </table:table-cell>
              <table:table-cell office:value-type="float" office:value="-3.24">
                <text:p>-3.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1.5832">
                <text:p>1.5832</text:p>
              </table:table-cell>
              <table:table-cell office:value-type="float" office:value="-0.324">
                <text:p>-0.324</text:p>
              </table:table-cell>
              <table:table-cell office:value-type="float" office:value="-2.88">
                <text:p>-2.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1.56355">
                <text:p>1.56355</text:p>
              </table:table-cell>
              <table:table-cell office:value-type="float" office:value="-0.459">
                <text:p>-0.459</text:p>
              </table:table-cell>
              <table:table-cell office:value-type="float" office:value="-2.52">
                <text:p>-2.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1.5376">
                <text:p>1.5376</text:p>
              </table:table-cell>
              <table:table-cell office:value-type="float" office:value="-0.576">
                <text:p>-0.576</text:p>
              </table:table-cell>
              <table:table-cell office:value-type="float" office:value="-2.16">
                <text:p>-2.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1.50625">
                <text:p>1.50625</text:p>
              </table:table-cell>
              <table:table-cell office:value-type="float" office:value="-0.675">
                <text:p>-0.675</text:p>
              </table:table-cell>
              <table:table-cell office:value-type="float" office:value="-1.8">
                <text:p>-1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1.4704">
                <text:p>1.4704</text:p>
              </table:table-cell>
              <table:table-cell office:value-type="float" office:value="-0.756">
                <text:p>-0.756</text:p>
              </table:table-cell>
              <table:table-cell office:value-type="float" office:value="-1.44">
                <text:p>-1.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1.43095">
                <text:p>1.43095</text:p>
              </table:table-cell>
              <table:table-cell office:value-type="float" office:value="-0.819">
                <text:p>-0.819</text:p>
              </table:table-cell>
              <table:table-cell office:value-type="float" office:value="-1.08">
                <text:p>-1.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1.3888">
                <text:p>1.3888</text:p>
              </table:table-cell>
              <table:table-cell office:value-type="float" office:value="-0.864">
                <text:p>-0.864</text:p>
              </table:table-cell>
              <table:table-cell office:value-type="float" office:value="-0.72">
                <text:p>-0.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1.34485">
                <text:p>1.34485</text:p>
              </table:table-cell>
              <table:table-cell office:value-type="float" office:value="-0.891">
                <text:p>-0.891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.3">
                <text:p>1.3</text:p>
              </table:table-cell>
              <table:table-cell office:value-type="float" office:value="-0.9">
                <text:p>-0.9</text:p>
              </table:table-cell>
              <table:table-cell office:value-type="float" office:value="-4.44089E-016">
                <text:p>-4.44089E-0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1.25515">
                <text:p>1.25515</text:p>
              </table:table-cell>
              <table:table-cell office:value-type="float" office:value="-0.891">
                <text:p>-0.891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1.2112">
                <text:p>1.2112</text:p>
              </table:table-cell>
              <table:table-cell office:value-type="float" office:value="-0.864">
                <text:p>-0.864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1.16905">
                <text:p>1.16905</text:p>
              </table:table-cell>
              <table:table-cell office:value-type="float" office:value="-0.819">
                <text:p>-0.81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1.1296">
                <text:p>1.1296</text:p>
              </table:table-cell>
              <table:table-cell office:value-type="float" office:value="-0.756">
                <text:p>-0.756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1.09375">
                <text:p>1.09375</text:p>
              </table:table-cell>
              <table:table-cell office:value-type="float" office:value="-0.675">
                <text:p>-0.675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1.0624">
                <text:p>1.0624</text:p>
              </table:table-cell>
              <table:table-cell office:value-type="float" office:value="-0.576">
                <text:p>-0.576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">
                <text:p>0.85</text:p>
              </table:table-cell>
              <table:table-cell office:value-type="float" office:value="1.03645">
                <text:p>1.03645</text:p>
              </table:table-cell>
              <table:table-cell office:value-type="float" office:value="-0.459">
                <text:p>-0.459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">
                <text:p>0.9</text:p>
              </table:table-cell>
              <table:table-cell office:value-type="float" office:value="1.0168">
                <text:p>1.0168</text:p>
              </table:table-cell>
              <table:table-cell office:value-type="float" office:value="-0.324">
                <text:p>-0.324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1.00435">
                <text:p>1.00435</text:p>
              </table:table-cell>
              <table:table-cell office:value-type="float" office:value="-0.171">
                <text:p>-0.171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5">
                <text:p>1.0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">
                <text:p>1.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5">
                <text:p>1.1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">
                <text:p>1.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5">
                <text:p>1.2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">
                <text:p>1.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5">
                <text:p>1.3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">
                <text:p>1.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5">
                <text:p>1.4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5">
                <text:p>1.5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">
                <text:p>1.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5">
                <text:p>1.6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7">
                <text:p>1.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75">
                <text:p>1.7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8">
                <text:p>1.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85">
                <text:p>1.8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">
                <text:p>1.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5">
                <text:p>1.9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05">
                <text:p>2.0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1">
                <text:p>2.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15">
                <text:p>2.1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2">
                <text:p>2.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25">
                <text:p>2.2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3">
                <text:p>2.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35">
                <text:p>2.3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4">
                <text:p>2.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45">
                <text:p>2.4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55">
                <text:p>2.5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6">
                <text:p>2.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65">
                <text:p>2.6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7">
                <text:p>2.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75">
                <text:p>2.7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8">
                <text:p>2.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85">
                <text:p>2.8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">
                <text:p>2.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95">
                <text:p>2.9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05">
                <text:p>3.05</text:p>
              </table:table-cell>
              <table:table-cell office:value-type="float" office:value="0.998254">
                <text:p>0.998254</text:p>
              </table:table-cell>
              <table:table-cell office:value-type="float" office:value="-0.067275">
                <text:p>-0.067275</text:p>
              </table:table-cell>
              <table:table-cell office:value-type="float" office:value="-1.194">
                <text:p>-1.1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1">
                <text:p>3.1</text:p>
              </table:table-cell>
              <table:table-cell office:value-type="float" office:value="0.99352">
                <text:p>0.99352</text:p>
              </table:table-cell>
              <table:table-cell office:value-type="float" office:value="-0.1197">
                <text:p>-0.1197</text:p>
              </table:table-cell>
              <table:table-cell office:value-type="float" office:value="-0.906">
                <text:p>-0.9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15">
                <text:p>3.15</text:p>
              </table:table-cell>
              <table:table-cell office:value-type="float" office:value="0.986517">
                <text:p>0.986517</text:p>
              </table:table-cell>
              <table:table-cell office:value-type="float" office:value="-0.158175">
                <text:p>-0.158175</text:p>
              </table:table-cell>
              <table:table-cell office:value-type="float" office:value="-0.636">
                <text:p>-0.6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2">
                <text:p>3.2</text:p>
              </table:table-cell>
              <table:table-cell office:value-type="float" office:value="0.97792">
                <text:p>0.97792</text:p>
              </table:table-cell>
              <table:table-cell office:value-type="float" office:value="-0.1836">
                <text:p>-0.1836</text:p>
              </table:table-cell>
              <table:table-cell office:value-type="float" office:value="-0.384">
                <text:p>-0.3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25">
                <text:p>3.25</text:p>
              </table:table-cell>
              <table:table-cell office:value-type="float" office:value="0.968359">
                <text:p>0.968359</text:p>
              </table:table-cell>
              <table:table-cell office:value-type="float" office:value="-0.196875">
                <text:p>-0.196875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3">
                <text:p>3.3</text:p>
              </table:table-cell>
              <table:table-cell office:value-type="float" office:value="0.95842">
                <text:p>0.95842</text:p>
              </table:table-cell>
              <table:table-cell office:value-type="float" office:value="-0.1989">
                <text:p>-0.1989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35">
                <text:p>3.35</text:p>
              </table:table-cell>
              <table:table-cell office:value-type="float" office:value="0.948642">
                <text:p>0.948642</text:p>
              </table:table-cell>
              <table:table-cell office:value-type="float" office:value="-0.190575">
                <text:p>-0.190575</text:p>
              </table:table-cell>
              <table:table-cell office:value-type="float" office:value="0.264">
                <text:p>0.2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4">
                <text:p>3.4</text:p>
              </table:table-cell>
              <table:table-cell office:value-type="float" office:value="0.93952">
                <text:p>0.93952</text:p>
              </table:table-cell>
              <table:table-cell office:value-type="float" office:value="-0.1728">
                <text:p>-0.1728</text:p>
              </table:table-cell>
              <table:table-cell office:value-type="float" office:value="0.444">
                <text:p>0.4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45">
                <text:p>3.45</text:p>
              </table:table-cell>
              <table:table-cell office:value-type="float" office:value="0.931504">
                <text:p>0.931504</text:p>
              </table:table-cell>
              <table:table-cell office:value-type="float" office:value="-0.146475">
                <text:p>-0.146475</text:p>
              </table:table-cell>
              <table:table-cell office:value-type="float" office:value="0.606">
                <text:p>0.6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5">
                <text:p>3.5</text:p>
              </table:table-cell>
              <table:table-cell office:value-type="float" office:value="0.925">
                <text:p>0.925</text:p>
              </table:table-cell>
              <table:table-cell office:value-type="float" office:value="-0.1125">
                <text:p>-0.112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55">
                <text:p>3.55</text:p>
              </table:table-cell>
              <table:table-cell office:value-type="float" office:value="0.920367">
                <text:p>0.920367</text:p>
              </table:table-cell>
              <table:table-cell office:value-type="float" office:value="-0.071775">
                <text:p>-0.071775</text:p>
              </table:table-cell>
              <table:table-cell office:value-type="float" office:value="0.876">
                <text:p>0.8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6">
                <text:p>3.6</text:p>
              </table:table-cell>
              <table:table-cell office:value-type="float" office:value="0.91792">
                <text:p>0.91792</text:p>
              </table:table-cell>
              <table:table-cell office:value-type="float" office:value="-0.0252">
                <text:p>-0.0252</text:p>
              </table:table-cell>
              <table:table-cell office:value-type="float" office:value="0.984">
                <text:p>0.9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65">
                <text:p>3.65</text:p>
              </table:table-cell>
              <table:table-cell office:value-type="float" office:value="0.917929">
                <text:p>0.917929</text:p>
              </table:table-cell>
              <table:table-cell office:value-type="float" office:value="0.026325">
                <text:p>0.026325</text:p>
              </table:table-cell>
              <table:table-cell office:value-type="float" office:value="1.074">
                <text:p>1.0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7">
                <text:p>3.7</text:p>
              </table:table-cell>
              <table:table-cell office:value-type="float" office:value="0.92062">
                <text:p>0.92062</text:p>
              </table:table-cell>
              <table:table-cell office:value-type="float" office:value="0.0819">
                <text:p>0.0819</text:p>
              </table:table-cell>
              <table:table-cell office:value-type="float" office:value="1.146">
                <text:p>1.1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75">
                <text:p>3.75</text:p>
              </table:table-cell>
              <table:table-cell office:value-type="float" office:value="0.926172">
                <text:p>0.926172</text:p>
              </table:table-cell>
              <table:table-cell office:value-type="float" office:value="0.140625">
                <text:p>0.1406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8">
                <text:p>3.8</text:p>
              </table:table-cell>
              <table:table-cell office:value-type="float" office:value="0.93472">
                <text:p>0.93472</text:p>
              </table:table-cell>
              <table:table-cell office:value-type="float" office:value="0.2016">
                <text:p>0.2016</text:p>
              </table:table-cell>
              <table:table-cell office:value-type="float" office:value="1.236">
                <text:p>1.2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85">
                <text:p>3.85</text:p>
              </table:table-cell>
              <table:table-cell office:value-type="float" office:value="0.946354">
                <text:p>0.946354</text:p>
              </table:table-cell>
              <table:table-cell office:value-type="float" office:value="0.263925">
                <text:p>0.263925</text:p>
              </table:table-cell>
              <table:table-cell office:value-type="float" office:value="1.254">
                <text:p>1.2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9">
                <text:p>3.9</text:p>
              </table:table-cell>
              <table:table-cell office:value-type="float" office:value="0.96112">
                <text:p>0.96112</text:p>
              </table:table-cell>
              <table:table-cell office:value-type="float" office:value="0.3267">
                <text:p>0.3267</text:p>
              </table:table-cell>
              <table:table-cell office:value-type="float" office:value="1.254">
                <text:p>1.2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95">
                <text:p>3.95</text:p>
              </table:table-cell>
              <table:table-cell office:value-type="float" office:value="0.979017">
                <text:p>0.979017</text:p>
              </table:table-cell>
              <table:table-cell office:value-type="float" office:value="0.389025">
                <text:p>0.389025</text:p>
              </table:table-cell>
              <table:table-cell office:value-type="float" office:value="1.236">
                <text:p>1.2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45">
                <text:p>0.4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05">
                <text:p>4.05</text:p>
              </table:table-cell>
              <table:table-cell office:value-type="float" office:value="1.02398">
                <text:p>1.02398</text:p>
              </table:table-cell>
              <table:table-cell office:value-type="float" office:value="0.508725">
                <text:p>0.508725</text:p>
              </table:table-cell>
              <table:table-cell office:value-type="float" office:value="1.146">
                <text:p>1.1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1">
                <text:p>4.1</text:p>
              </table:table-cell>
              <table:table-cell office:value-type="float" office:value="1.05082">
                <text:p>1.05082</text:p>
              </table:table-cell>
              <table:table-cell office:value-type="float" office:value="0.5643">
                <text:p>0.5643</text:p>
              </table:table-cell>
              <table:table-cell office:value-type="float" office:value="1.074">
                <text:p>1.0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15">
                <text:p>4.15</text:p>
              </table:table-cell>
              <table:table-cell office:value-type="float" office:value="1.08034">
                <text:p>1.08034</text:p>
              </table:table-cell>
              <table:table-cell office:value-type="float" office:value="0.615825">
                <text:p>0.615825</text:p>
              </table:table-cell>
              <table:table-cell office:value-type="float" office:value="0.984">
                <text:p>0.9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2">
                <text:p>4.2</text:p>
              </table:table-cell>
              <table:table-cell office:value-type="float" office:value="1.11232">
                <text:p>1.11232</text:p>
              </table:table-cell>
              <table:table-cell office:value-type="float" office:value="0.6624">
                <text:p>0.6624</text:p>
              </table:table-cell>
              <table:table-cell office:value-type="float" office:value="0.876">
                <text:p>0.8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25">
                <text:p>4.25</text:p>
              </table:table-cell>
              <table:table-cell office:value-type="float" office:value="1.14648">
                <text:p>1.14648</text:p>
              </table:table-cell>
              <table:table-cell office:value-type="float" office:value="0.703125">
                <text:p>0.70312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3">
                <text:p>4.3</text:p>
              </table:table-cell>
              <table:table-cell office:value-type="float" office:value="1.18252">
                <text:p>1.18252</text:p>
              </table:table-cell>
              <table:table-cell office:value-type="float" office:value="0.7371">
                <text:p>0.7371</text:p>
              </table:table-cell>
              <table:table-cell office:value-type="float" office:value="0.606">
                <text:p>0.6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35">
                <text:p>4.35</text:p>
              </table:table-cell>
              <table:table-cell office:value-type="float" office:value="1.22007">
                <text:p>1.22007</text:p>
              </table:table-cell>
              <table:table-cell office:value-type="float" office:value="0.763425">
                <text:p>0.763425</text:p>
              </table:table-cell>
              <table:table-cell office:value-type="float" office:value="0.444">
                <text:p>0.4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4">
                <text:p>4.4</text:p>
              </table:table-cell>
              <table:table-cell office:value-type="float" office:value="1.25872">
                <text:p>1.25872</text:p>
              </table:table-cell>
              <table:table-cell office:value-type="float" office:value="0.7812">
                <text:p>0.7812</text:p>
              </table:table-cell>
              <table:table-cell office:value-type="float" office:value="0.264">
                <text:p>0.2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45">
                <text:p>4.45</text:p>
              </table:table-cell>
              <table:table-cell office:value-type="float" office:value="1.29803">
                <text:p>1.29803</text:p>
              </table:table-cell>
              <table:table-cell office:value-type="float" office:value="0.789525">
                <text:p>0.789525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5">
                <text:p>4.5</text:p>
              </table:table-cell>
              <table:table-cell office:value-type="float" office:value="1.3375">
                <text:p>1.3375</text:p>
              </table:table-cell>
              <table:table-cell office:value-type="float" office:value="0.7875">
                <text:p>0.7875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55">
                <text:p>4.55</text:p>
              </table:table-cell>
              <table:table-cell office:value-type="float" office:value="1.37659">
                <text:p>1.37659</text:p>
              </table:table-cell>
              <table:table-cell office:value-type="float" office:value="0.774225">
                <text:p>0.774225</text:p>
              </table:table-cell>
              <table:table-cell office:value-type="float" office:value="-0.384">
                <text:p>-0.3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6">
                <text:p>4.6</text:p>
              </table:table-cell>
              <table:table-cell office:value-type="float" office:value="1.41472">
                <text:p>1.41472</text:p>
              </table:table-cell>
              <table:table-cell office:value-type="float" office:value="0.7488">
                <text:p>0.7488</text:p>
              </table:table-cell>
              <table:table-cell office:value-type="float" office:value="-0.636">
                <text:p>-0.6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65">
                <text:p>4.65</text:p>
              </table:table-cell>
              <table:table-cell office:value-type="float" office:value="1.45125">
                <text:p>1.45125</text:p>
              </table:table-cell>
              <table:table-cell office:value-type="float" office:value="0.710325">
                <text:p>0.710325</text:p>
              </table:table-cell>
              <table:table-cell office:value-type="float" office:value="-0.906">
                <text:p>-0.9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7">
                <text:p>4.7</text:p>
              </table:table-cell>
              <table:table-cell office:value-type="float" office:value="1.48552">
                <text:p>1.48552</text:p>
              </table:table-cell>
              <table:table-cell office:value-type="float" office:value="0.6579">
                <text:p>0.6579</text:p>
              </table:table-cell>
              <table:table-cell office:value-type="float" office:value="-1.194">
                <text:p>-1.1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75">
                <text:p>4.75</text:p>
              </table:table-cell>
              <table:table-cell office:value-type="float" office:value="1.5168">
                <text:p>1.5168</text:p>
              </table:table-cell>
              <table:table-cell office:value-type="float" office:value="0.590625">
                <text:p>0.590625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8">
                <text:p>4.8</text:p>
              </table:table-cell>
              <table:table-cell office:value-type="float" office:value="1.54432">
                <text:p>1.54432</text:p>
              </table:table-cell>
              <table:table-cell office:value-type="float" office:value="0.5076">
                <text:p>0.5076</text:p>
              </table:table-cell>
              <table:table-cell office:value-type="float" office:value="-1.824">
                <text:p>-1.8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85">
                <text:p>4.85</text:p>
              </table:table-cell>
              <table:table-cell office:value-type="float" office:value="1.56728">
                <text:p>1.56728</text:p>
              </table:table-cell>
              <table:table-cell office:value-type="float" office:value="0.407925">
                <text:p>0.407925</text:p>
              </table:table-cell>
              <table:table-cell office:value-type="float" office:value="-2.166">
                <text:p>-2.1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9">
                <text:p>4.9</text:p>
              </table:table-cell>
              <table:table-cell office:value-type="float" office:value="1.58482">
                <text:p>1.58482</text:p>
              </table:table-cell>
              <table:table-cell office:value-type="float" office:value="0.2907">
                <text:p>0.2907</text:p>
              </table:table-cell>
              <table:table-cell office:value-type="float" office:value="-2.526">
                <text:p>-2.5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5">
                <text:p>4.95</text:p>
              </table:table-cell>
              <table:table-cell office:value-type="float" office:value="1.59604">
                <text:p>1.59604</text:p>
              </table:table-cell>
              <table:table-cell office:value-type="float" office:value="0.155025">
                <text:p>0.155025</text:p>
              </table:table-cell>
              <table:table-cell office:value-type="float" office:value="-2.904">
                <text:p>-2.9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">
                <text:p>5</text:p>
              </table:table-cell>
              <table:table-cell office:value-type="float" office:value="1.6">
                <text:p>1.6</text:p>
              </table:table-cell>
              <table:table-cell office:value-type="float" office:value="0.0000000000000284217">
                <text:p>0.0000000000000284217</text:p>
              </table:table-cell>
              <table:table-cell office:value-type="float" office:value="-3.3">
                <text:p>-3.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05">
                <text:p>5.0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1">
                <text:p>5.1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15">
                <text:p>5.1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2">
                <text:p>5.2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25">
                <text:p>5.2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3">
                <text:p>5.3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.35">
                <text:p>5.3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4">
                <text:p>5.4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45">
                <text:p>5.4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5">
                <text:p>5.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55">
                <text:p>5.5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6">
                <text:p>5.6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65">
                <text:p>5.6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7">
                <text:p>5.7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75">
                <text:p>5.7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8">
                <text:p>5.8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.85">
                <text:p>5.8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9">
                <text:p>5.9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95">
                <text:p>5.9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">
                <text:p>6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05">
                <text:p>6.0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.1">
                <text:p>6.1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.15">
                <text:p>6.1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.2">
                <text:p>6.2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25">
                <text:p>6.2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3">
                <text:p>6.3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35">
                <text:p>6.3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4">
                <text:p>6.4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.45">
                <text:p>6.4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5">
                <text:p>6.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55">
                <text:p>6.5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6">
                <text:p>6.6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65">
                <text:p>6.6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7">
                <text:p>6.7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75">
                <text:p>6.7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8">
                <text:p>6.8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85">
                <text:p>6.8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.9">
                <text:p>6.9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.95">
                <text:p>6.9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">
                <text:p>7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.05">
                <text:p>7.0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.1">
                <text:p>7.1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.15">
                <text:p>7.1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.2">
                <text:p>7.2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.25">
                <text:p>7.2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.3">
                <text:p>7.3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.35">
                <text:p>7.3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4">
                <text:p>7.4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45">
                <text:p>7.4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.5">
                <text:p>7.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.55">
                <text:p>7.5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.6">
                <text:p>7.6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.65">
                <text:p>7.6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.7">
                <text:p>7.7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.75">
                <text:p>7.7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.8">
                <text:p>7.8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.85">
                <text:p>7.8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.9">
                <text:p>7.9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.95">
                <text:p>7.9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">
                <text:p>8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.05">
                <text:p>8.0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.1">
                <text:p>8.1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.15">
                <text:p>8.1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.2">
                <text:p>8.2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.25">
                <text:p>8.2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.3">
                <text:p>8.3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.35">
                <text:p>8.3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.4">
                <text:p>8.4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.45">
                <text:p>8.4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.5">
                <text:p>8.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.55">
                <text:p>8.5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.6">
                <text:p>8.6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.65">
                <text:p>8.6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.7">
                <text:p>8.7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.75">
                <text:p>8.7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.8">
                <text:p>8.8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.85">
                <text:p>8.8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.9">
                <text:p>8.9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.95">
                <text:p>8.95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">
                <text:p>9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703cm" style:legend-expansion="high" chart:style-name="ch2"/>
        <chart:plot-area chart:style-name="ch3" table:cell-range-address="Sheet1.A1:Sheet1.A181 Sheet1.H1:Sheet1.J181" svg:x="0.32cm" svg:y="0.18cm" svg:width="12.508cm" svg:height="8.64cm">
          <chart:coordinate-region svg:x="1.047cm" svg:y="0.379cm" svg:width="11.594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1:Sheet1.H181" chart:class="chart:scatter">
            <chart:domain table:cell-range-address="Sheet1.A1:Sheet1.A181"/>
            <chart:data-point chart:repeated="181"/>
          </chart:series>
          <chart:series chart:style-name="ch8" chart:values-cell-range-address="Sheet1.I1:Sheet1.I181" chart:class="chart:scatter">
            <chart:data-point chart:repeated="181"/>
          </chart:series>
          <chart:series chart:style-name="ch9" chart:values-cell-range-address="Sheet1.J1:Sheet1.J181" chart:class="chart:scatter">
            <chart:data-point chart:repeated="18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181</svg:desc>
                </draw:g>
              </table:table-cell>
              <table:table-cell office:value-type="float" office:value="0">
                <text:p>0</text:p>
                <draw:g>
                  <svg:desc>Sheet1.H1:Sheet1.H181</svg:desc>
                </draw:g>
              </table:table-cell>
              <table:table-cell office:value-type="float" office:value="0">
                <text:p>0</text:p>
                <draw:g>
                  <svg:desc>Sheet1.I1:Sheet1.I181</svg:desc>
                </draw:g>
              </table:table-cell>
              <table:table-cell office:value-type="float" office:value="0">
                <text:p>0</text:p>
                <draw:g>
                  <svg:desc>Sheet1.J1:Sheet1.J1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.33227E-015">
                <text:p>1.33227E-015</text:p>
              </table:table-cell>
              <table:table-cell office:value-type="float" office:value="3.55271E-015">
                <text:p>3.55271E-015</text:p>
              </table:table-cell>
              <table:table-cell office:value-type="float" office:value="9.42478">
                <text:p>9.424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5">
                <text:p>1.05</text:p>
              </table:table-cell>
              <table:table-cell office:value-type="float" office:value="0.0113883">
                <text:p>0.0113883</text:p>
              </table:table-cell>
              <table:table-cell office:value-type="float" office:value="0.447677">
                <text:p>0.447677</text:p>
              </table:table-cell>
              <table:table-cell office:value-type="float" office:value="8.4823">
                <text:p>8.48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">
                <text:p>1.1</text:p>
              </table:table-cell>
              <table:table-cell office:value-type="float" office:value="0.0439823">
                <text:p>0.0439823</text:p>
              </table:table-cell>
              <table:table-cell office:value-type="float" office:value="0.84823">
                <text:p>0.84823</text:p>
              </table:table-cell>
              <table:table-cell office:value-type="float" office:value="7.53982">
                <text:p>7.539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5">
                <text:p>1.15</text:p>
              </table:table-cell>
              <table:table-cell office:value-type="float" office:value="0.0954259">
                <text:p>0.0954259</text:p>
              </table:table-cell>
              <table:table-cell office:value-type="float" office:value="1.20166">
                <text:p>1.20166</text:p>
              </table:table-cell>
              <table:table-cell office:value-type="float" office:value="6.59734">
                <text:p>6.597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">
                <text:p>1.2</text:p>
              </table:table-cell>
              <table:table-cell office:value-type="float" office:value="0.163363">
                <text:p>0.163363</text:p>
              </table:table-cell>
              <table:table-cell office:value-type="float" office:value="1.50796">
                <text:p>1.50796</text:p>
              </table:table-cell>
              <table:table-cell office:value-type="float" office:value="5.65487">
                <text:p>5.654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5">
                <text:p>1.25</text:p>
              </table:table-cell>
              <table:table-cell office:value-type="float" office:value="0.245437">
                <text:p>0.245437</text:p>
              </table:table-cell>
              <table:table-cell office:value-type="float" office:value="1.76715">
                <text:p>1.76715</text:p>
              </table:table-cell>
              <table:table-cell office:value-type="float" office:value="4.71239">
                <text:p>4.712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">
                <text:p>1.3</text:p>
              </table:table-cell>
              <table:table-cell office:value-type="float" office:value="0.339292">
                <text:p>0.339292</text:p>
              </table:table-cell>
              <table:table-cell office:value-type="float" office:value="1.9792">
                <text:p>1.9792</text:p>
              </table:table-cell>
              <table:table-cell office:value-type="float" office:value="3.76991">
                <text:p>3.769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5">
                <text:p>1.35</text:p>
              </table:table-cell>
              <table:table-cell office:value-type="float" office:value="0.442572">
                <text:p>0.442572</text:p>
              </table:table-cell>
              <table:table-cell office:value-type="float" office:value="2.14414">
                <text:p>2.14414</text:p>
              </table:table-cell>
              <table:table-cell office:value-type="float" office:value="2.82743">
                <text:p>2.827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">
                <text:p>1.4</text:p>
              </table:table-cell>
              <table:table-cell office:value-type="float" office:value="0.55292">
                <text:p>0.55292</text:p>
              </table:table-cell>
              <table:table-cell office:value-type="float" office:value="2.26195">
                <text:p>2.26195</text:p>
              </table:table-cell>
              <table:table-cell office:value-type="float" office:value="1.88496">
                <text:p>1.884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5">
                <text:p>1.45</text:p>
              </table:table-cell>
              <table:table-cell office:value-type="float" office:value="0.667981">
                <text:p>0.667981</text:p>
              </table:table-cell>
              <table:table-cell office:value-type="float" office:value="2.33263">
                <text:p>2.33263</text:p>
              </table:table-cell>
              <table:table-cell office:value-type="float" office:value="0.942478">
                <text:p>0.9424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">
                <text:p>1.5</text:p>
              </table:table-cell>
              <table:table-cell office:value-type="float" office:value="0.785398">
                <text:p>0.785398</text:p>
              </table:table-cell>
              <table:table-cell office:value-type="float" office:value="2.35619">
                <text:p>2.35619</text:p>
              </table:table-cell>
              <table:table-cell office:value-type="float" office:value="-0.0000000000000142109">
                <text:p>-0.00000000000001421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5">
                <text:p>1.55</text:p>
              </table:table-cell>
              <table:table-cell office:value-type="float" office:value="0.902815">
                <text:p>0.902815</text:p>
              </table:table-cell>
              <table:table-cell office:value-type="float" office:value="2.33263">
                <text:p>2.33263</text:p>
              </table:table-cell>
              <table:table-cell office:value-type="float" office:value="-0.942478">
                <text:p>-0.9424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">
                <text:p>1.6</text:p>
              </table:table-cell>
              <table:table-cell office:value-type="float" office:value="1.01788">
                <text:p>1.01788</text:p>
              </table:table-cell>
              <table:table-cell office:value-type="float" office:value="2.26195">
                <text:p>2.26195</text:p>
              </table:table-cell>
              <table:table-cell office:value-type="float" office:value="-1.88496">
                <text:p>-1.884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5">
                <text:p>1.65</text:p>
              </table:table-cell>
              <table:table-cell office:value-type="float" office:value="1.12822">
                <text:p>1.12822</text:p>
              </table:table-cell>
              <table:table-cell office:value-type="float" office:value="2.14414">
                <text:p>2.14414</text:p>
              </table:table-cell>
              <table:table-cell office:value-type="float" office:value="-2.82743">
                <text:p>-2.827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7">
                <text:p>1.7</text:p>
              </table:table-cell>
              <table:table-cell office:value-type="float" office:value="1.2315">
                <text:p>1.2315</text:p>
              </table:table-cell>
              <table:table-cell office:value-type="float" office:value="1.9792">
                <text:p>1.9792</text:p>
              </table:table-cell>
              <table:table-cell office:value-type="float" office:value="-3.76991">
                <text:p>-3.769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75">
                <text:p>1.75</text:p>
              </table:table-cell>
              <table:table-cell office:value-type="float" office:value="1.32536">
                <text:p>1.32536</text:p>
              </table:table-cell>
              <table:table-cell office:value-type="float" office:value="1.76715">
                <text:p>1.76715</text:p>
              </table:table-cell>
              <table:table-cell office:value-type="float" office:value="-4.71239">
                <text:p>-4.712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8">
                <text:p>1.8</text:p>
              </table:table-cell>
              <table:table-cell office:value-type="float" office:value="1.40743">
                <text:p>1.40743</text:p>
              </table:table-cell>
              <table:table-cell office:value-type="float" office:value="1.50796">
                <text:p>1.50796</text:p>
              </table:table-cell>
              <table:table-cell office:value-type="float" office:value="-5.65487">
                <text:p>-5.654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85">
                <text:p>1.85</text:p>
              </table:table-cell>
              <table:table-cell office:value-type="float" office:value="1.47537">
                <text:p>1.47537</text:p>
              </table:table-cell>
              <table:table-cell office:value-type="float" office:value="1.20166">
                <text:p>1.20166</text:p>
              </table:table-cell>
              <table:table-cell office:value-type="float" office:value="-6.59734">
                <text:p>-6.597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">
                <text:p>1.9</text:p>
              </table:table-cell>
              <table:table-cell office:value-type="float" office:value="1.52681">
                <text:p>1.52681</text:p>
              </table:table-cell>
              <table:table-cell office:value-type="float" office:value="0.84823">
                <text:p>0.84823</text:p>
              </table:table-cell>
              <table:table-cell office:value-type="float" office:value="-7.53982">
                <text:p>-7.539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5">
                <text:p>1.95</text:p>
              </table:table-cell>
              <table:table-cell office:value-type="float" office:value="1.55941">
                <text:p>1.55941</text:p>
              </table:table-cell>
              <table:table-cell office:value-type="float" office:value="0.447677">
                <text:p>0.447677</text:p>
              </table:table-cell>
              <table:table-cell office:value-type="float" office:value="-8.4823">
                <text:p>-8.48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05">
                <text:p>2.05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1">
                <text:p>2.1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15">
                <text:p>2.15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2">
                <text:p>2.2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25">
                <text:p>2.25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3">
                <text:p>2.3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35">
                <text:p>2.35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4">
                <text:p>2.4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45">
                <text:p>2.45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5">
                <text:p>2.5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55">
                <text:p>2.55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6">
                <text:p>2.6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65">
                <text:p>2.65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7">
                <text:p>2.7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75">
                <text:p>2.75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8">
                <text:p>2.8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85">
                <text:p>2.85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">
                <text:p>2.9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95">
                <text:p>2.95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">
                <text:p>3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05">
                <text:p>3.05</text:p>
              </table:table-cell>
              <table:table-cell office:value-type="float" office:value="1.56473">
                <text:p>1.56473</text:p>
              </table:table-cell>
              <table:table-cell office:value-type="float" office:value="-0.227336">
                <text:p>-0.227336</text:p>
              </table:table-cell>
              <table:table-cell office:value-type="float" office:value="-3.64523">
                <text:p>-3.645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1">
                <text:p>3.1</text:p>
              </table:table-cell>
              <table:table-cell office:value-type="float" office:value="1.54948">
                <text:p>1.54948</text:p>
              </table:table-cell>
              <table:table-cell office:value-type="float" office:value="-0.369333">
                <text:p>-0.369333</text:p>
              </table:table-cell>
              <table:table-cell office:value-type="float" office:value="-2.08131">
                <text:p>-2.081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15">
                <text:p>3.15</text:p>
              </table:table-cell>
              <table:table-cell office:value-type="float" office:value="1.52898">
                <text:p>1.52898</text:p>
              </table:table-cell>
              <table:table-cell office:value-type="float" office:value="-0.439983">
                <text:p>-0.439983</text:p>
              </table:table-cell>
              <table:table-cell office:value-type="float" office:value="-0.788343">
                <text:p>-0.7883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2">
                <text:p>3.2</text:p>
              </table:table-cell>
              <table:table-cell office:value-type="float" office:value="1.50646">
                <text:p>1.50646</text:p>
              </table:table-cell>
              <table:table-cell office:value-type="float" office:value="-0.452389">
                <text:p>-0.452389</text:p>
              </table:table-cell>
              <table:table-cell office:value-type="float" office:value="0.251327">
                <text:p>0.2513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25">
                <text:p>3.25</text:p>
              </table:table-cell>
              <table:table-cell office:value-type="float" office:value="1.48451">
                <text:p>1.48451</text:p>
              </table:table-cell>
              <table:table-cell office:value-type="float" office:value="-0.418777">
                <text:p>-0.418777</text:p>
              </table:table-cell>
              <table:table-cell office:value-type="float" office:value="1.05538">
                <text:p>1.055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3">
                <text:p>3.3</text:p>
              </table:table-cell>
              <table:table-cell office:value-type="float" office:value="1.46516">
                <text:p>1.46516</text:p>
              </table:table-cell>
              <table:table-cell office:value-type="float" office:value="-0.350484">
                <text:p>-0.350484</text:p>
              </table:table-cell>
              <table:table-cell office:value-type="float" office:value="1.64148">
                <text:p>1.641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35">
                <text:p>3.35</text:p>
              </table:table-cell>
              <table:table-cell office:value-type="float" office:value="1.44986">
                <text:p>1.44986</text:p>
              </table:table-cell>
              <table:table-cell office:value-type="float" office:value="-0.257966">
                <text:p>-0.257966</text:p>
              </table:table-cell>
              <table:table-cell office:value-type="float" office:value="2.02731">
                <text:p>2.027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4">
                <text:p>3.4</text:p>
              </table:table-cell>
              <table:table-cell office:value-type="float" office:value="1.4396">
                <text:p>1.4396</text:p>
              </table:table-cell>
              <table:table-cell office:value-type="float" office:value="-0.150796">
                <text:p>-0.150796</text:p>
              </table:table-cell>
              <table:table-cell office:value-type="float" office:value="2.23053">
                <text:p>2.230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45">
                <text:p>3.45</text:p>
              </table:table-cell>
              <table:table-cell office:value-type="float" office:value="1.43488">
                <text:p>1.43488</text:p>
              </table:table-cell>
              <table:table-cell office:value-type="float" office:value="-0.0376623">
                <text:p>-0.0376623</text:p>
              </table:table-cell>
              <table:table-cell office:value-type="float" office:value="2.26882">
                <text:p>2.268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5">
                <text:p>3.5</text:p>
              </table:table-cell>
              <table:table-cell office:value-type="float" office:value="1.43581">
                <text:p>1.43581</text:p>
              </table:table-cell>
              <table:table-cell office:value-type="float" office:value="0.0736311">
                <text:p>0.0736311</text:p>
              </table:table-cell>
              <table:table-cell office:value-type="float" office:value="2.15985">
                <text:p>2.159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55">
                <text:p>3.55</text:p>
              </table:table-cell>
              <table:table-cell office:value-type="float" office:value="1.4421">
                <text:p>1.4421</text:p>
              </table:table-cell>
              <table:table-cell office:value-type="float" office:value="0.176162">
                <text:p>0.176162</text:p>
              </table:table-cell>
              <table:table-cell office:value-type="float" office:value="1.92128">
                <text:p>1.921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6">
                <text:p>3.6</text:p>
              </table:table-cell>
              <table:table-cell office:value-type="float" office:value="1.45318">
                <text:p>1.45318</text:p>
              </table:table-cell>
              <table:table-cell office:value-type="float" office:value="0.263894">
                <text:p>0.263894</text:p>
              </table:table-cell>
              <table:table-cell office:value-type="float" office:value="1.5708">
                <text:p>1.57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65">
                <text:p>3.65</text:p>
              </table:table-cell>
              <table:table-cell office:value-type="float" office:value="1.46816">
                <text:p>1.46816</text:p>
              </table:table-cell>
              <table:table-cell office:value-type="float" office:value="0.331671">
                <text:p>0.331671</text:p>
              </table:table-cell>
              <table:table-cell office:value-type="float" office:value="1.12606">
                <text:p>1.126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7">
                <text:p>3.7</text:p>
              </table:table-cell>
              <table:table-cell office:value-type="float" office:value="1.48594">
                <text:p>1.48594</text:p>
              </table:table-cell>
              <table:table-cell office:value-type="float" office:value="0.375224">
                <text:p>0.375224</text:p>
              </table:table-cell>
              <table:table-cell office:value-type="float" office:value="0.604757">
                <text:p>0.60475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75">
                <text:p>3.75</text:p>
              </table:table-cell>
              <table:table-cell office:value-type="float" office:value="1.50522">
                <text:p>1.50522</text:p>
              </table:table-cell>
              <table:table-cell office:value-type="float" office:value="0.391165">
                <text:p>0.391165</text:p>
              </table:table-cell>
              <table:table-cell office:value-type="float" office:value="0.0245437">
                <text:p>0.02454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8">
                <text:p>3.8</text:p>
              </table:table-cell>
              <table:table-cell office:value-type="float" office:value="1.52455">
                <text:p>1.52455</text:p>
              </table:table-cell>
              <table:table-cell office:value-type="float" office:value="0.376991">
                <text:p>0.376991</text:p>
              </table:table-cell>
              <table:table-cell office:value-type="float" office:value="-0.596903">
                <text:p>-0.5969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85">
                <text:p>3.85</text:p>
              </table:table-cell>
              <table:table-cell office:value-type="float" office:value="1.54239">
                <text:p>1.54239</text:p>
              </table:table-cell>
              <table:table-cell office:value-type="float" office:value="0.331082">
                <text:p>0.331082</text:p>
              </table:table-cell>
              <table:table-cell office:value-type="float" office:value="-1.24191">
                <text:p>-1.2419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9">
                <text:p>3.9</text:p>
              </table:table-cell>
              <table:table-cell office:value-type="float" office:value="1.55712">
                <text:p>1.55712</text:p>
              </table:table-cell>
              <table:table-cell office:value-type="float" office:value="0.252702">
                <text:p>0.252702</text:p>
              </table:table-cell>
              <table:table-cell office:value-type="float" office:value="-1.89281">
                <text:p>-1.892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95">
                <text:p>3.95</text:p>
              </table:table-cell>
              <table:table-cell office:value-type="float" office:value="1.56712">
                <text:p>1.56712</text:p>
              </table:table-cell>
              <table:table-cell office:value-type="float" office:value="0.141998">
                <text:p>0.141998</text:p>
              </table:table-cell>
              <table:table-cell office:value-type="float" office:value="-2.53193">
                <text:p>-2.531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">
                <text:p>4</text:p>
              </table:table-cell>
              <table:table-cell office:value-type="float" office:value="1.5708">
                <text:p>1.5708</text:p>
              </table:table-cell>
              <table:table-cell office:value-type="float" office:value="0.000000000000682121">
                <text:p>0.000000000000682121</text:p>
              </table:table-cell>
              <table:table-cell office:value-type="float" office:value="-3.14159">
                <text:p>-3.1415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05">
                <text:p>4.05</text:p>
              </table:table-cell>
              <table:table-cell office:value-type="float" office:value="1.56663">
                <text:p>1.56663</text:p>
              </table:table-cell>
              <table:table-cell office:value-type="float" office:value="-0.171376">
                <text:p>-0.171376</text:p>
              </table:table-cell>
              <table:table-cell office:value-type="float" office:value="-3.70413">
                <text:p>-3.704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1">
                <text:p>4.1</text:p>
              </table:table-cell>
              <table:table-cell office:value-type="float" office:value="1.55322">
                <text:p>1.55322</text:p>
              </table:table-cell>
              <table:table-cell office:value-type="float" office:value="-0.369333">
                <text:p>-0.369333</text:p>
              </table:table-cell>
              <table:table-cell office:value-type="float" office:value="-4.20188">
                <text:p>-4.201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15">
                <text:p>4.15</text:p>
              </table:table-cell>
              <table:table-cell office:value-type="float" office:value="1.52931">
                <text:p>1.52931</text:p>
              </table:table-cell>
              <table:table-cell office:value-type="float" office:value="-0.59019">
                <text:p>-0.59019</text:p>
              </table:table-cell>
              <table:table-cell office:value-type="float" office:value="-4.61716">
                <text:p>-4.617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2">
                <text:p>4.2</text:p>
              </table:table-cell>
              <table:table-cell office:value-type="float" office:value="1.49389">
                <text:p>1.49389</text:p>
              </table:table-cell>
              <table:table-cell office:value-type="float" office:value="-0.82938">
                <text:p>-0.82938</text:p>
              </table:table-cell>
              <table:table-cell office:value-type="float" office:value="-4.9323">
                <text:p>-4.93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25">
                <text:p>4.25</text:p>
              </table:table-cell>
              <table:table-cell office:value-type="float" office:value="1.44616">
                <text:p>1.44616</text:p>
              </table:table-cell>
              <table:table-cell office:value-type="float" office:value="-1.08146">
                <text:p>-1.08146</text:p>
              </table:table-cell>
              <table:table-cell office:value-type="float" office:value="-5.12963">
                <text:p>-5.1296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3">
                <text:p>4.3</text:p>
              </table:table-cell>
              <table:table-cell office:value-type="float" office:value="1.38563">
                <text:p>1.38563</text:p>
              </table:table-cell>
              <table:table-cell office:value-type="float" office:value="-1.34009">
                <text:p>-1.34009</text:p>
              </table:table-cell>
              <table:table-cell office:value-type="float" office:value="-5.19148">
                <text:p>-5.191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35">
                <text:p>4.35</text:p>
              </table:table-cell>
              <table:table-cell office:value-type="float" office:value="1.31216">
                <text:p>1.31216</text:p>
              </table:table-cell>
              <table:table-cell office:value-type="float" office:value="-1.59805">
                <text:p>-1.59805</text:p>
              </table:table-cell>
              <table:table-cell office:value-type="float" office:value="-5.10018">
                <text:p>-5.100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4">
                <text:p>4.4</text:p>
              </table:table-cell>
              <table:table-cell office:value-type="float" office:value="1.22598">
                <text:p>1.22598</text:p>
              </table:table-cell>
              <table:table-cell office:value-type="float" office:value="-1.84726">
                <text:p>-1.84726</text:p>
              </table:table-cell>
              <table:table-cell office:value-type="float" office:value="-4.83805">
                <text:p>-4.838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45">
                <text:p>4.45</text:p>
              </table:table-cell>
              <table:table-cell office:value-type="float" office:value="1.12773">
                <text:p>1.12773</text:p>
              </table:table-cell>
              <table:table-cell office:value-type="float" office:value="-2.07872">
                <text:p>-2.07872</text:p>
              </table:table-cell>
              <table:table-cell office:value-type="float" office:value="-4.38743">
                <text:p>-4.387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5">
                <text:p>4.5</text:p>
              </table:table-cell>
              <table:table-cell office:value-type="float" office:value="1.01856">
                <text:p>1.01856</text:p>
              </table:table-cell>
              <table:table-cell office:value-type="float" office:value="-2.28256">
                <text:p>-2.28256</text:p>
              </table:table-cell>
              <table:table-cell office:value-type="float" office:value="-3.73064">
                <text:p>-3.730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55">
                <text:p>4.55</text:p>
              </table:table-cell>
              <table:table-cell office:value-type="float" office:value="0.900115">
                <text:p>0.900115</text:p>
              </table:table-cell>
              <table:table-cell office:value-type="float" office:value="-2.44805">
                <text:p>-2.44805</text:p>
              </table:table-cell>
              <table:table-cell office:value-type="float" office:value="-2.85001">
                <text:p>-2.850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6">
                <text:p>4.6</text:p>
              </table:table-cell>
              <table:table-cell office:value-type="float" office:value="0.774591">
                <text:p>0.774591</text:p>
              </table:table-cell>
              <table:table-cell office:value-type="float" office:value="-2.56354">
                <text:p>-2.56354</text:p>
              </table:table-cell>
              <table:table-cell office:value-type="float" office:value="-1.72788">
                <text:p>-1.727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65">
                <text:p>4.65</text:p>
              </table:table-cell>
              <table:table-cell office:value-type="float" office:value="0.644802">
                <text:p>0.644802</text:p>
              </table:table-cell>
              <table:table-cell office:value-type="float" office:value="-2.61652">
                <text:p>-2.61652</text:p>
              </table:table-cell>
              <table:table-cell office:value-type="float" office:value="-0.346557">
                <text:p>-0.3465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7">
                <text:p>4.7</text:p>
              </table:table-cell>
              <table:table-cell office:value-type="float" office:value="0.514204">
                <text:p>0.514204</text:p>
              </table:table-cell>
              <table:table-cell office:value-type="float" office:value="-2.59358">
                <text:p>-2.59358</text:p>
              </table:table-cell>
              <table:table-cell office:value-type="float" office:value="1.31161">
                <text:p>1.311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75">
                <text:p>4.75</text:p>
              </table:table-cell>
              <table:table-cell office:value-type="float" office:value="0.386947">
                <text:p>0.386947</text:p>
              </table:table-cell>
              <table:table-cell office:value-type="float" office:value="-2.48045">
                <text:p>-2.48045</text:p>
              </table:table-cell>
              <table:table-cell office:value-type="float" office:value="3.26431">
                <text:p>3.264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8">
                <text:p>4.8</text:p>
              </table:table-cell>
              <table:table-cell office:value-type="float" office:value="0.267915">
                <text:p>0.267915</text:p>
              </table:table-cell>
              <table:table-cell office:value-type="float" office:value="-2.26195">
                <text:p>-2.26195</text:p>
              </table:table-cell>
              <table:table-cell office:value-type="float" office:value="5.5292">
                <text:p>5.52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85">
                <text:p>4.85</text:p>
              </table:table-cell>
              <table:table-cell office:value-type="float" office:value="0.162775">
                <text:p>0.162775</text:p>
              </table:table-cell>
              <table:table-cell office:value-type="float" office:value="-1.92203">
                <text:p>-1.92203</text:p>
              </table:table-cell>
              <table:table-cell office:value-type="float" office:value="8.12396">
                <text:p>8.123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9">
                <text:p>4.9</text:p>
              </table:table-cell>
              <table:table-cell office:value-type="float" office:value="0.0780175">
                <text:p>0.0780175</text:p>
              </table:table-cell>
              <table:table-cell office:value-type="float" office:value="-1.44376">
                <text:p>-1.44376</text:p>
              </table:table-cell>
              <table:table-cell office:value-type="float" office:value="11.0663">
                <text:p>11.06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5">
                <text:p>4.95</text:p>
              </table:table-cell>
              <table:table-cell office:value-type="float" office:value="0.0210017">
                <text:p>0.0210017</text:p>
              </table:table-cell>
              <table:table-cell office:value-type="float" office:value="-0.809316">
                <text:p>-0.809316</text:p>
              </table:table-cell>
              <table:table-cell office:value-type="float" office:value="14.3738">
                <text:p>14.37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">
                <text:p>5</text:p>
              </table:table-cell>
              <table:table-cell office:value-type="float" office:value="0.00000000000227374">
                <text:p>0.00000000000227374</text:p>
              </table:table-cell>
              <table:table-cell office:value-type="float" office:value="-0.00000000000136424">
                <text:p>-0.00000000000136424</text:p>
              </table:table-cell>
              <table:table-cell office:value-type="float" office:value="18.0642">
                <text:p>18.064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05">
                <text:p>5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1">
                <text:p>5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15">
                <text:p>5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2">
                <text:p>5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25">
                <text:p>5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3">
                <text:p>5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.35">
                <text:p>5.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4">
                <text:p>5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45">
                <text:p>5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55">
                <text:p>5.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6">
                <text:p>5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65">
                <text:p>5.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7">
                <text:p>5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75">
                <text:p>5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8">
                <text:p>5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.85">
                <text:p>5.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9">
                <text:p>5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95">
                <text:p>5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05">
                <text:p>6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.1">
                <text:p>6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.15">
                <text:p>6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.2">
                <text:p>6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25">
                <text:p>6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3">
                <text:p>6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35">
                <text:p>6.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4">
                <text:p>6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.45">
                <text:p>6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55">
                <text:p>6.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6">
                <text:p>6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65">
                <text:p>6.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7">
                <text:p>6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75">
                <text:p>6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8">
                <text:p>6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85">
                <text:p>6.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.9">
                <text:p>6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.95">
                <text:p>6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.05">
                <text:p>7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.1">
                <text:p>7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.15">
                <text:p>7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.25">
                <text:p>7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.3">
                <text:p>7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.35">
                <text:p>7.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4">
                <text:p>7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45">
                <text:p>7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.55">
                <text:p>7.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.65">
                <text:p>7.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.75">
                <text:p>7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.8">
                <text:p>7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.85">
                <text:p>7.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.9">
                <text:p>7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.95">
                <text:p>7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.05">
                <text:p>8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.1">
                <text:p>8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.15">
                <text:p>8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.2">
                <text:p>8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.25">
                <text:p>8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.3">
                <text:p>8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.35">
                <text:p>8.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.4">
                <text:p>8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.45">
                <text:p>8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.55">
                <text:p>8.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.65">
                <text:p>8.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.7">
                <text:p>8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.75">
                <text:p>8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.8">
                <text:p>8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.85">
                <text:p>8.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.9">
                <text:p>8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.95">
                <text:p>8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